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Consolas" svg:font-family="Consolas" style:font-family-generic="roman" style:font-pitch="variable"/>
    <style:font-face style:name="Courier New (Hebrew)" svg:font-family="'Courier New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0" svg:font-family="0" style:font-family-generic="system" style:font-pitch="variable"/>
    <style:font-face style:name="Arial3" svg:font-family="Arial"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margin-left="0cm" fo:margin-right="0cm" fo:text-align="justify" style:justify-single-word="false" fo:text-indent="0cm" style:auto-text-indent="false"/>
      <style:text-properties fo:color="#000000" style:font-name="Times New Roman" fo:font-size="10.1000003814697pt" fo:font-weight="normal" officeooo:rsid="0007ca00" officeooo:paragraph-rsid="0007ca00" style:font-size-asian="10.1000003814697pt" style:font-weight-asian="normal" style:font-name-complex="Times New Roman" style:font-size-complex="10.1000003814697pt" style:font-weight-complex="normal"/>
    </style:style>
    <style:style style:name="P3" style:family="paragraph" style:parent-style-name="Plain_20_Text">
      <style:paragraph-properties fo:margin-left="0cm" fo:margin-right="0cm" fo:text-align="justify" style:justify-single-word="false" fo:text-indent="0cm" style:auto-text-indent="false" style:writing-mode="rl-tb"/>
      <style:text-properties fo:color="#000000" officeooo:paragraph-rsid="0007ca00" fo:background-color="transparent" style:font-name-complex="Times New Roman"/>
    </style:style>
    <style:style style:name="P4" style:family="paragraph" style:parent-style-name="Plain_20_Text">
      <style:paragraph-properties fo:text-align="justify" style:justify-single-word="false" style:writing-mode="rl-tb"/>
      <style:text-properties officeooo:paragraph-rsid="00072ca6"/>
    </style:style>
    <style:style style:name="P5" style:family="paragraph" style:parent-style-name="Preformatted_20_Text">
      <style:paragraph-properties fo:text-align="center" style:justify-single-word="false"/>
      <style:text-properties officeooo:paragraph-rsid="00072ca6"/>
    </style:style>
    <style:style style:name="P6" style:family="paragraph" style:parent-style-name="Preformatted_20_Text">
      <style:paragraph-properties fo:text-align="center" style:justify-single-word="false"/>
      <style:text-properties officeooo:paragraph-rsid="0095b788"/>
    </style:style>
    <style:style style:name="P7" style:family="paragraph" style:parent-style-name="Heading_20_1">
      <style:paragraph-properties fo:text-align="center" style:justify-single-word="false"/>
      <style:text-properties style:font-name="Times New Roman" fo:font-size="16pt" officeooo:rsid="003214d9" style:font-size-asian="16pt" style:font-name-complex="Times New Roman" style:font-size-complex="16pt" style:language-complex="he" style:country-complex="IL"/>
    </style:style>
    <style:style style:name="P8" style:family="paragraph" style:parent-style-name="Heading_20_2">
      <style:paragraph-properties fo:text-align="end" style:justify-single-word="false" style:writing-mode="rl-tb"/>
      <style:text-properties style:font-name="Times New Roman" fo:font-size="14pt" fo:font-style="normal" fo:font-weight="bold" officeooo:rsid="000bda2f"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9" style:family="paragraph" style:parent-style-name="Heading_20_2">
      <style:paragraph-properties fo:margin-left="0cm" fo:margin-right="0cm" fo:text-align="justify" style:justify-single-word="false" fo:text-indent="0cm" style:auto-text-indent="false" style:writing-mode="rl-tb"/>
      <style:text-properties style:font-name="Times New Roman" fo:font-size="14pt" fo:font-style="normal" fo:font-weight="bold" officeooo:rsid="000bda2f" officeooo:paragraph-rsid="0008feb4"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0" style:family="paragraph" style:parent-style-name="Heading_20_2">
      <style:paragraph-properties fo:margin-left="0cm" fo:margin-right="0cm" fo:text-align="justify" style:justify-single-word="false" fo:text-indent="0cm" style:auto-text-indent="false" style:writing-mode="rl-tb"/>
      <style:text-properties style:font-name="Times New Roman" fo:font-size="14pt" fo:font-style="normal" fo:font-weight="bold" officeooo:rsid="000bda2f" officeooo:paragraph-rsid="0009e72d"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1" style:family="paragraph" style:parent-style-name="Heading_20_2">
      <style:paragraph-properties fo:margin-left="0cm" fo:margin-right="0cm" fo:text-align="justify" style:justify-single-word="false" fo:text-indent="0cm" style:auto-text-indent="false" style:writing-mode="rl-tb"/>
      <style:text-properties style:font-name="Times New Roman" fo:font-size="14pt" fo:font-style="normal" fo:font-weight="bold" officeooo:rsid="000bda2f" officeooo:paragraph-rsid="000b81c5"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2" style:family="paragraph" style:parent-style-name="Heading_20_2">
      <style:paragraph-properties fo:margin-left="0cm" fo:margin-right="0cm" fo:text-align="justify" style:justify-single-word="false" fo:text-indent="0cm" style:auto-text-indent="false" style:writing-mode="rl-tb"/>
      <style:text-properties style:font-name="Times New Roman" fo:font-size="14pt" fo:font-style="normal" fo:font-weight="bold" officeooo:rsid="000bda2f" officeooo:paragraph-rsid="000bda2f"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3" style:family="paragraph" style:parent-style-name="Heading_20_2">
      <style:paragraph-properties fo:margin-left="0cm" fo:margin-right="0cm" fo:text-align="justify" style:justify-single-word="false" fo:text-indent="0cm" style:auto-text-indent="false" style:writing-mode="rl-tb"/>
      <style:text-properties style:font-name="Times New Roman" fo:font-size="14pt" fo:font-style="normal" fo:font-weight="bold" officeooo:rsid="000bda2f" officeooo:paragraph-rsid="000cd2bd"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4" style:family="paragraph" style:parent-style-name="Heading_20_2" style:list-style-name="">
      <style:paragraph-properties fo:margin-left="0cm" fo:margin-right="0cm" fo:text-align="justify" style:justify-single-word="false" fo:orphans="2" fo:widows="2" fo:text-indent="0cm" style:auto-text-indent="false" style:writing-mode="rl-tb"/>
      <style:text-properties style:font-name="Times New Roman" fo:font-size="14pt" fo:font-style="normal" fo:font-weight="bold" officeooo:rsid="000bda2f" officeooo:paragraph-rsid="0078ddbd"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5" style:family="paragraph" style:parent-style-name="Heading_20_2">
      <style:paragraph-properties fo:margin-left="0cm" fo:margin-right="0cm" fo:text-align="justify" style:justify-single-word="false" fo:text-indent="0cm" style:auto-text-indent="false" fo:break-before="page" style:writing-mode="rl-tb"/>
      <style:text-properties style:font-name="Times New Roman" fo:font-size="14pt" fo:font-style="normal" fo:font-weight="bold" officeooo:rsid="000bda2f" officeooo:paragraph-rsid="0078ddbd" fo:background-color="transparent"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P16" style:family="paragraph" style:parent-style-name="Heading_20_2">
      <style:paragraph-properties fo:margin-left="0cm" fo:margin-right="0cm" fo:text-align="justify" style:justify-single-word="false" fo:text-indent="0cm" style:auto-text-indent="false" fo:break-before="page" style:writing-mode="rl-tb"/>
      <style:text-properties style:font-name="Times New Roman" fo:font-size="14pt" fo:font-weight="bold" officeooo:rsid="000bda2f" officeooo:paragraph-rsid="000bda2f" fo:background-color="transparent" style:font-size-asian="14pt" style:font-weight-asian="bold" style:font-name-complex="Times New Roman" style:font-size-complex="14pt" style:font-weight-complex="bold"/>
    </style:style>
    <style:style style:name="P17" style:family="paragraph" style:parent-style-name="Heading_20_2">
      <style:paragraph-properties fo:margin-left="0cm" fo:margin-right="0cm" fo:text-align="justify" style:justify-single-word="false" fo:text-indent="0cm" style:auto-text-indent="false" fo:break-before="page" style:writing-mode="rl-tb"/>
      <style:text-properties style:font-name="Times New Roman" officeooo:paragraph-rsid="000bda2f" style:font-name-complex="Times New Roman"/>
    </style:style>
    <style:style style:name="P18" style:family="paragraph" style:parent-style-name="Heading_20_2">
      <style:paragraph-properties fo:margin-left="0cm" fo:margin-right="0cm" fo:text-align="justify" style:justify-single-word="false" fo:text-indent="0cm" style:auto-text-indent="false" fo:break-before="page" style:writing-mode="rl-tb"/>
      <style:text-properties officeooo:paragraph-rsid="0007ca00"/>
    </style:style>
    <style:style style:name="P19"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name-complex="Times New Roman" style:font-size-complex="10.1000003814697pt" style:font-weight-complex="normal"/>
    </style:style>
    <style:style style:name="P20" style:family="paragraph" style:parent-style-name="Standard">
      <style:paragraph-properties fo:text-align="center" style:justify-single-word="false"/>
      <style:text-properties style:font-name="Times New Roman" fo:font-size="10.1000003814697pt" fo:font-weight="normal" officeooo:rsid="00943d0b" officeooo:paragraph-rsid="00072ca6" style:font-size-asian="10.1000003814697pt" style:font-weight-asian="normal" style:font-name-complex="Times New Roman" style:font-size-complex="10.1000003814697pt" style:language-complex="he" style:country-complex="IL" style:font-weight-complex="normal"/>
    </style:style>
    <style:style style:name="P21" style:family="paragraph" style:parent-style-name="Standard">
      <style:paragraph-properties fo:text-align="center" style:justify-single-word="false"/>
    </style:style>
    <style:style style:name="P22" style:family="paragraph" style:parent-style-name="Standard" style:list-style-name="L1">
      <style:paragraph-properties fo:margin-left="0cm" fo:margin-right="0cm" fo:text-align="justify" style:justify-single-word="false" fo:text-indent="0.499cm" style:auto-text-indent="false" style:writing-mode="rl-tb"/>
      <style:text-properties style:font-name="Times New Roman" officeooo:paragraph-rsid="00447d33" fo:background-color="transparent" style:font-name-complex="Times New Roman"/>
    </style:style>
    <style:style style:name="P23" style:family="paragraph" style:parent-style-name="Standard">
      <style:paragraph-properties fo:margin-left="0cm" fo:margin-right="0cm" fo:text-align="justify" style:justify-single-word="false" fo:text-indent="0.499cm" style:auto-text-indent="false" style:writing-mode="rl-tb"/>
      <style:text-properties style:font-name="Times New Roman" officeooo:paragraph-rsid="000b81c5" fo:background-color="transparent" style:font-name-complex="Times New Roman"/>
    </style:style>
    <style:style style:name="P24" style:family="paragraph" style:parent-style-name="Standard">
      <style:paragraph-properties fo:margin-left="0cm" fo:margin-right="0cm" fo:text-align="justify" style:justify-single-word="false" fo:text-indent="0.499cm" style:auto-text-indent="false" style:writing-mode="rl-tb"/>
      <style:text-properties style:font-name="Times New Roman" officeooo:paragraph-rsid="000bda2f" fo:background-color="transparent" style:font-name-complex="Times New Roman"/>
    </style:style>
    <style:style style:name="P25" style:family="paragraph" style:parent-style-name="Standard" style:list-style-name="L2">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8feb4" officeooo:paragraph-rsid="0008feb4" style:font-size-asian="10.1000003814697pt" style:font-weight-asian="normal" style:font-name-complex="Times New Roman" style:font-size-complex="10.1000003814697pt" style:font-weight-complex="normal"/>
    </style:style>
    <style:style style:name="P26"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8feb4" officeooo:paragraph-rsid="0008feb4" style:font-size-asian="10.1000003814697pt" style:font-weight-asian="normal" style:font-name-complex="Times New Roman" style:font-size-complex="10.1000003814697pt" style:font-weight-complex="normal"/>
    </style:style>
    <style:style style:name="P27"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9e72d" officeooo:paragraph-rsid="0056aa5f" style:font-size-asian="10.1000003814697pt" style:font-weight-asian="normal" style:font-name-complex="Times New Roman" style:font-size-complex="10.1000003814697pt" style:font-weight-complex="normal"/>
    </style:style>
    <style:style style:name="P28"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bda2f" officeooo:paragraph-rsid="000bda2f" style:font-size-asian="10.1000003814697pt" style:font-weight-asian="normal" style:font-name-complex="Times New Roman" style:font-size-complex="10.1000003814697pt" style:font-weight-complex="normal"/>
    </style:style>
    <style:style style:name="P29"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b81c5" officeooo:paragraph-rsid="000b81c5" fo:background-color="transparent" style:font-size-asian="10.1000003814697pt" style:font-weight-asian="normal" style:font-name-complex="Times New Roman" style:font-size-complex="10.1000003814697pt" style:font-weight-complex="normal"/>
    </style:style>
    <style:style style:name="P30"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bda2f" officeooo:paragraph-rsid="000bda2f" fo:background-color="transparent" style:font-size-asian="10.1000003814697pt" style:font-weight-asian="normal" style:font-name-complex="Times New Roman" style:font-size-complex="10.1000003814697pt" style:font-weight-complex="normal"/>
    </style:style>
    <style:style style:name="P31" style:family="paragraph" style:parent-style-name="Standard">
      <style:paragraph-properties fo:margin-left="0cm" fo:margin-right="0cm" fo:text-align="justify" style:justify-single-word="false" fo:text-indent="0.499cm" style:auto-text-indent="false" style:writing-mode="rl-tb"/>
      <style:text-properties style:font-name="Times New Roman" fo:font-size="10.1000003814697pt" fo:font-weight="normal" officeooo:rsid="000bda2f" officeooo:paragraph-rsid="00ac3ae0" fo:background-color="transparent" style:font-size-asian="10.1000003814697pt" style:font-weight-asian="normal" style:font-name-complex="Times New Roman" style:font-size-complex="10.1000003814697pt" style:font-weight-complex="normal"/>
    </style:style>
    <style:style style:name="P32" style:family="paragraph" style:parent-style-name="Standard">
      <style:paragraph-properties fo:margin-left="0cm" fo:margin-right="0cm" fo:text-align="justify" style:justify-single-word="false" fo:text-indent="0.499cm" style:auto-text-indent="false" style:writing-mode="rl-tb"/>
      <style:text-properties style:font-name="Times New Roman" officeooo:paragraph-rsid="0008feb4" style:font-name-complex="Times New Roman"/>
    </style:style>
    <style:style style:name="P33" style:family="paragraph" style:parent-style-name="Standard">
      <style:paragraph-properties fo:margin-left="0cm" fo:margin-right="0cm" fo:text-align="justify" style:justify-single-word="false" fo:text-indent="0.499cm" style:auto-text-indent="false" style:writing-mode="rl-tb"/>
      <style:text-properties style:font-name="Times New Roman" officeooo:paragraph-rsid="000b81c5" style:font-name-complex="Times New Roman"/>
    </style:style>
    <style:style style:name="P34" style:family="paragraph" style:parent-style-name="Standard">
      <style:paragraph-properties fo:margin-left="0cm" fo:margin-right="0cm" fo:text-align="justify" style:justify-single-word="false" fo:text-indent="0.499cm" style:auto-text-indent="false" style:writing-mode="rl-tb"/>
      <style:text-properties style:font-name="Times New Roman" officeooo:paragraph-rsid="000bda2f" style:font-name-complex="Times New Roman"/>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da2f" officeooo:paragraph-rsid="000bda2f" fo:background-color="transparent" style:font-size-asian="10.1000003814697pt" style:font-weight-asian="normal" style:font-name-complex="Times New Roman" style:font-size-complex="10.1000003814697pt" style:font-weight-complex="normal"/>
    </style:style>
    <style:style style:name="P36" style:family="paragraph" style:parent-style-name="Standard" style:list-style-name="Numbering_20_1">
      <style:paragraph-properties fo:margin-left="1cm" fo:margin-right="0cm" fo:text-align="justify" style:justify-single-word="false" fo:text-indent="-0.499cm" style:auto-text-indent="false" style:writing-mode="rl-tb">
        <style:tab-stops/>
      </style:paragraph-properties>
      <style:text-properties style:font-name="Times New Roman" fo:font-size="10pt" fo:font-weight="normal" officeooo:rsid="0008feb4" officeooo:paragraph-rsid="0009e72d" style:font-size-asian="10pt" style:font-weight-asian="normal" style:font-name-complex="Times New Roman" style:font-size-complex="10pt" style:font-weight-complex="normal"/>
    </style:style>
    <style:style style:name="P37" style:family="paragraph" style:parent-style-name="Standard" style:list-style-name="Numbering_20_1">
      <style:paragraph-properties fo:margin-left="1cm" fo:margin-right="0cm" fo:text-align="justify" style:justify-single-word="false" fo:text-indent="-0.499cm" style:auto-text-indent="false" style:writing-mode="rl-tb">
        <style:tab-stops/>
      </style:paragraph-properties>
      <style:text-properties style:font-name="Times New Roman" fo:font-size="10pt" officeooo:rsid="0010ffc7" officeooo:paragraph-rsid="0010ffc7" style:font-size-asian="10pt" style:font-name-complex="Times New Roman" style:font-size-complex="10pt"/>
    </style:style>
    <style:style style:name="P38"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name-complex="Times New Roman" style:font-size-complex="9pt" style:font-weight-complex="normal"/>
    </style:style>
    <style:style style:name="P39"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name-complex="Times New Roman" style:font-size-complex="9pt" style:font-weight-complex="normal"/>
    </style:style>
    <style:style style:name="P40"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officeooo:paragraph-rsid="00137820" style:font-size-asian="9pt" style:font-name-complex="Times New Roman" style:font-size-complex="9pt"/>
    </style:style>
    <style:style style:name="P41" style:family="paragraph" style:parent-style-name="Standard">
      <style:paragraph-properties fo:margin-left="0cm" fo:margin-right="0cm" fo:text-align="justify" style:justify-single-word="false" fo:text-indent="0cm" style:auto-text-indent="false" style:writing-mode="rl-tb"/>
      <style:text-properties style:font-name="Times New Roman" fo:font-size="10.1000003814697pt" fo:font-weight="normal" officeooo:rsid="0007ca00" officeooo:paragraph-rsid="0007ca00" style:font-size-asian="10.1000003814697pt" style:font-weight-asian="normal" style:font-name-complex="Times New Roman" style:font-size-complex="10.1000003814697pt" style:font-weight-complex="normal"/>
    </style:style>
    <style:style style:name="P42" style:family="paragraph" style:parent-style-name="Standard">
      <style:paragraph-properties fo:margin-left="0cm" fo:margin-right="0cm" fo:text-align="justify" style:justify-single-word="false" fo:text-indent="0cm" style:auto-text-indent="false" style:writing-mode="rl-tb"/>
      <style:text-properties style:font-name="Times New Roman" fo:font-size="10.1000003814697pt" fo:font-weight="normal" officeooo:rsid="0008feb4" officeooo:paragraph-rsid="0008feb4" style:font-size-asian="10.1000003814697pt" style:font-weight-asian="normal" style:font-name-complex="Times New Roman" style:font-size-complex="10.1000003814697pt" style:font-weight-complex="normal"/>
    </style:style>
    <style:style style:name="P43" style:family="paragraph" style:parent-style-name="Standard">
      <style:paragraph-properties fo:margin-left="0cm" fo:margin-right="0cm" fo:text-align="center" style:justify-single-word="false" fo:text-indent="0cm" style:auto-text-indent="false" style:writing-mode="rl-tb"/>
      <style:text-properties style:font-name="Times New Roman" fo:font-size="10.1000003814697pt" fo:font-weight="normal" officeooo:rsid="000bda2f" officeooo:paragraph-rsid="00b75de0" fo:background-color="transparent" style:font-size-asian="10.1000003814697pt" style:font-weight-asian="normal" style:font-name-complex="Times New Roman" style:font-size-complex="10.1000003814697pt" style:font-weight-complex="normal"/>
    </style:style>
    <style:style style:name="P44" style:family="paragraph" style:parent-style-name="Standard">
      <style:paragraph-properties fo:margin-left="0cm" fo:margin-right="0cm" fo:text-align="justify" style:justify-single-word="false" fo:text-indent="0cm" style:auto-text-indent="false" style:writing-mode="rl-tb"/>
      <style:text-properties style:font-name="Times New Roman" fo:font-size="10.1000003814697pt" fo:font-weight="normal" officeooo:rsid="000bda2f" officeooo:paragraph-rsid="000bda2f" fo:background-color="transparent" style:font-size-asian="10.1000003814697pt" style:font-weight-asian="normal" style:font-name-complex="Times New Roman" style:font-size-complex="10.1000003814697pt" style:font-weight-complex="normal"/>
    </style:style>
    <style:style style:name="P45" style:family="paragraph" style:parent-style-name="Standard">
      <style:paragraph-properties fo:margin-left="0cm" fo:margin-right="0cm" fo:text-align="justify" style:justify-single-word="false" fo:text-indent="0cm" style:auto-text-indent="false" style:writing-mode="rl-tb"/>
      <style:text-properties style:font-name="Times New Roman" fo:font-size="10.1000003814697pt" fo:font-weight="normal" officeooo:rsid="000b81c5" officeooo:paragraph-rsid="008ed936" fo:background-color="transparent" style:font-size-asian="10.1000003814697pt" style:font-weight-asian="normal" style:font-name-complex="Times New Roman" style:font-size-complex="10.1000003814697pt" style:font-weight-complex="normal"/>
    </style:style>
    <style:style style:name="P46"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49a566" style:font-name-complex="Times New Roman"/>
    </style:style>
    <style:style style:name="P47"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a8099c" style:font-name-complex="Times New Roman"/>
    </style:style>
    <style:style style:name="P48"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08feb4" style:font-name-complex="Times New Roman"/>
    </style:style>
    <style:style style:name="P49"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0b81c5" style:font-name-complex="Times New Roman"/>
    </style:style>
    <style:style style:name="P50"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0bda2f" style:font-name-complex="Times New Roman"/>
    </style:style>
    <style:style style:name="P51"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8ed936" style:font-name-complex="Times New Roman"/>
    </style:style>
    <style:style style:name="P52"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0cd2bd" style:font-name-complex="Times New Roman"/>
    </style:style>
    <style:style style:name="P53"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5944bf" fo:background-color="transparent" style:font-name-complex="Times New Roman"/>
    </style:style>
    <style:style style:name="P54" style:family="paragraph" style:parent-style-name="Standard">
      <style:paragraph-properties fo:margin-left="0cm" fo:margin-right="0cm" fo:text-align="justify" style:justify-single-word="false" fo:text-indent="0cm" style:auto-text-indent="false" style:writing-mode="rl-tb"/>
      <style:text-properties style:font-name="Times New Roman" officeooo:paragraph-rsid="000bda2f" fo:background-color="transparent" style:font-name-complex="Times New Roman"/>
    </style:style>
    <style:style style:name="P55" style:family="paragraph" style:parent-style-name="Standard">
      <style:paragraph-properties fo:margin-left="0cm" fo:margin-right="0cm" fo:text-align="justify" style:justify-single-word="false" fo:text-indent="0cm" style:auto-text-indent="false" style:writing-mode="rl-tb"/>
      <style:text-properties officeooo:paragraph-rsid="0007ca00"/>
    </style:style>
    <style:style style:name="P5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name-complex="Times New Roman" style:font-size-complex="10.1000003814697pt" style:font-weight-complex="normal"/>
    </style:style>
    <style:style style:name="P57"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b83539" style:font-size-asian="10.1000003814697pt" style:font-weight-asian="normal" style:font-name-complex="Times New Roman" style:font-size-complex="10.1000003814697pt"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name-complex="Times New Roman" style:font-size-complex="10.1000003814697pt"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name-complex="Times New Roman" style:font-size-complex="10.1000003814697pt" style:font-weight-complex="normal"/>
    </style:style>
    <style:style style:name="P6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name-complex="Times New Roman" style:font-size-complex="10.1000003814697pt" style:font-weight-complex="normal"/>
    </style:style>
    <style:style style:name="P61"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b83539" style:font-size-asian="10.1000003814697pt" style:font-weight-asian="normal" style:font-name-complex="Times New Roman" style:font-size-complex="10.1000003814697pt"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name-complex="Times New Roman" style:font-size-complex="10.1000003814697pt" style:font-weight-complex="normal"/>
    </style:style>
    <style:style style:name="P6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b83539" style:font-size-asian="10.1000003814697pt" style:font-weight-asian="normal" style:font-name-complex="Times New Roman" style:font-size-complex="10.1000003814697pt"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fo:background-color="transparent" style:font-size-asian="10.1000003814697pt" style:font-weight-asian="normal" style:font-name-complex="Times New Roman" style:font-size-complex="10.1000003814697pt"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fo:background-color="transparent" style:font-size-asian="10.1000003814697pt" style:font-weight-asian="normal" style:font-name-complex="Times New Roman" style:font-size-complex="10.1000003814697pt" style:font-weight-complex="normal"/>
    </style:style>
    <style:style style:name="P6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b83539" fo:background-color="transparent" style:font-size-asian="10.1000003814697pt" style:font-weight-asian="normal" style:font-name-complex="Times New Roman" style:font-size-complex="10.1000003814697pt"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fo:background-color="transparent" style:font-size-asian="10.1000003814697pt" style:font-weight-asian="normal" style:font-name-complex="Times New Roman" style:font-size-complex="10.1000003814697pt" style:font-weight-complex="normal"/>
    </style:style>
    <style:style style:name="P68"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b83539" fo:background-color="transparent" style:font-size-asian="10.1000003814697pt" style:font-weight-asian="normal" style:font-name-complex="Times New Roman" style:font-size-complex="10.1000003814697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Times New Roman" fo:font-size="10pt" fo:font-weight="normal" officeooo:rsid="0008feb4" officeooo:paragraph-rsid="0008feb4" style:font-size-asian="10pt" style:font-weight-asian="normal" style:font-name-complex="Times New Roman" style:font-size-complex="10pt" style:font-weight-complex="normal"/>
    </style:style>
    <style:style style:name="P70" style:family="paragraph" style:parent-style-name="Standard">
      <style:paragraph-properties fo:margin-left="0cm" fo:margin-right="0cm" fo:text-align="justify" style:justify-single-word="false" fo:text-indent="0cm" style:auto-text-indent="false" fo:break-before="page" style:writing-mode="rl-tb"/>
      <style:text-properties style:font-name="Times New Roman" fo:font-size="10.1000003814697pt" fo:font-weight="normal" officeooo:rsid="000bda2f" officeooo:paragraph-rsid="000bda2f" fo:background-color="transparent" style:font-size-asian="10.1000003814697pt" style:font-weight-asian="normal" style:font-name-complex="Times New Roman" style:font-size-complex="10.1000003814697pt" style:font-weight-complex="normal"/>
    </style:style>
    <style:style style:name="P71" style:family="paragraph" style:parent-style-name="Standard">
      <style:paragraph-properties fo:margin-left="0cm" fo:margin-right="0cm" fo:text-align="justify" style:justify-single-word="false" fo:text-indent="0cm" style:auto-text-indent="false" style:writing-mode="lr-tb"/>
      <style:text-properties style:font-name="Times New Roman" fo:font-size="10.1000003814697pt" fo:font-weight="normal" officeooo:rsid="000bda2f" officeooo:paragraph-rsid="00b4385f" fo:background-color="transparent" style:font-size-asian="10.1000003814697pt" style:font-weight-asian="normal" style:font-name-complex="Times New Roman" style:font-size-complex="10.1000003814697pt" style:font-weight-complex="normal"/>
    </style:style>
    <style:style style:name="P72" style:family="paragraph" style:parent-style-name="Standard">
      <style:paragraph-properties fo:margin-left="0.6cm" fo:margin-right="0cm" fo:text-align="justify" style:justify-single-word="false" fo:text-indent="0cm" style:auto-text-indent="false"/>
      <style:text-properties style:font-name="Times New Roman" fo:font-size="10pt" officeooo:paragraph-rsid="0072cef8" fo:background-color="transparent" style:font-size-asian="10pt" style:font-name-complex="Times New Roman" style:font-size-complex="10pt"/>
    </style:style>
    <style:style style:name="P73"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b4385f" fo:background-color="transparent" style:font-size-asian="10.1000003814697pt" style:font-weight-asian="normal" style:font-name-complex="Times New Roman" style:font-size-complex="10.1000003814697pt" style:font-weight-complex="normal"/>
    </style:style>
    <style:style style:name="P74"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b50b1b" fo:background-color="transparent" style:font-size-asian="10.1000003814697pt" style:font-weight-asian="normal" style:font-name-complex="Times New Roman" style:font-size-complex="10.1000003814697pt" style:font-weight-complex="normal"/>
    </style:style>
    <style:style style:name="P75"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b4385f" fo:background-color="transparent" style:font-size-asian="10.1000003814697pt" style:font-weight-asian="normal" style:font-name-complex="Times New Roman" style:font-size-complex="10.1000003814697pt" style:font-weight-complex="normal"/>
    </style:style>
    <style:style style:name="P76" style:family="paragraph">
      <loext:graphic-properties draw:fill="solid" draw:fill-color="#ffffff"/>
    </style:style>
    <style:style style:name="P77" style:family="paragraph">
      <style:paragraph-properties fo:text-align="start" style:writing-mode="lr-tb"/>
    </style:style>
    <style:style style:name="P78" style:family="paragraph">
      <loext:graphic-properties draw:fill="none"/>
      <style:paragraph-properties fo:text-align="start" style:writing-mode="lr-tb"/>
      <style:text-properties fo:font-size="24pt"/>
    </style:style>
    <style:style style:name="P79" style:family="paragraph">
      <loext:graphic-properties draw:fill="none"/>
    </style:style>
    <style:style style:name="P80" style:family="paragraph">
      <loext:graphic-properties draw:fill="solid" draw:fill-color="#000000"/>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Times New Roman" fo:font-size="10.1000003814697pt" fo:font-weight="normal" officeooo:rsid="00072ca6" style:font-size-asian="10.1000003814697pt" style:font-weight-asian="normal" style:font-name-complex="Times New Roman" style:font-size-complex="10.1000003814697pt" style:font-weight-complex="normal"/>
    </style:style>
    <style:style style:name="T4" style:family="text">
      <style:text-properties style:font-name="Times New Roman" fo:font-size="10.1000003814697pt" fo:font-weight="normal" officeooo:rsid="0008feb4" style:font-size-asian="10.1000003814697pt" style:font-weight-asian="normal" style:font-name-complex="Times New Roman" style:font-size-complex="10.1000003814697pt" style:font-weight-complex="normal"/>
    </style:style>
    <style:style style:name="T5" style:family="text">
      <style:text-properties style:font-name="Times New Roman" fo:font-size="10.1000003814697pt" fo:font-weight="normal" officeooo:rsid="00072ca6" style:font-size-asian="10.1000003814697pt" style:font-weight-asian="normal" style:font-name-complex="Times New Roman" style:font-size-complex="10.1000003814697pt" style:language-complex="he" style:country-complex="IL" style:font-weight-complex="normal"/>
    </style:style>
    <style:style style:name="T6" style:family="text">
      <style:text-properties style:font-name="Times New Roman" fo:font-size="10.1000003814697pt" fo:font-weight="normal" officeooo:rsid="0036d39b" style:font-size-asian="10.1000003814697pt" style:font-weight-asian="normal" style:font-name-complex="Times New Roman" style:font-size-complex="10.1000003814697pt" style:language-complex="he" style:country-complex="IL" style:font-weight-complex="normal"/>
    </style:style>
    <style:style style:name="T7" style:family="text">
      <style:text-properties style:font-name="Times New Roman" fo:font-size="10.1000003814697pt" fo:font-weight="normal" officeooo:rsid="0037188f" style:font-size-asian="10.1000003814697pt" style:font-weight-asian="normal" style:font-name-complex="Times New Roman" style:font-size-complex="10.1000003814697pt" style:language-complex="he" style:country-complex="IL" style:font-weight-complex="normal"/>
    </style:style>
    <style:style style:name="T8" style:family="text">
      <style:text-properties style:font-name="Times New Roman" fo:font-size="10.1000003814697pt" fo:font-weight="normal" officeooo:rsid="0008feb4" style:font-size-asian="10.1000003814697pt" style:font-weight-asian="normal" style:font-name-complex="Times New Roman" style:font-size-complex="10.1000003814697pt" style:language-complex="he" style:country-complex="IL" style:font-weight-complex="normal"/>
    </style:style>
    <style:style style:name="T9" style:family="text">
      <style:text-properties style:font-name="Times New Roman" fo:font-size="10.1000003814697pt" fo:font-weight="normal" officeooo:rsid="00517ed2" style:font-size-asian="10.1000003814697pt" style:font-weight-asian="normal" style:font-name-complex="Times New Roman" style:font-size-complex="10.1000003814697pt" style:language-complex="he" style:country-complex="IL" style:font-weight-complex="normal"/>
    </style:style>
    <style:style style:name="T10" style:family="text">
      <style:text-properties style:font-name="Times New Roman" fo:font-size="10.1000003814697pt" fo:font-weight="normal" officeooo:rsid="0008feb4" style:font-size-asian="10.1000003814697pt" style:font-weight-asian="normal" style:font-size-complex="10.1000003814697pt" style:font-weight-complex="normal"/>
    </style:style>
    <style:style style:name="T11" style:family="text">
      <style:text-properties style:font-name="Times New Roman" fo:font-size="10.1000003814697pt" fo:font-weight="normal" officeooo:rsid="000b81c5" style:font-size-asian="10.1000003814697pt" style:font-weight-asian="normal" style:font-size-complex="10.1000003814697pt" style:font-weight-complex="normal"/>
    </style:style>
    <style:style style:name="T12" style:family="text">
      <style:text-properties style:font-name="Times New Roman" fo:font-size="10.1000003814697pt" fo:font-weight="normal" officeooo:rsid="00072ca6" style:font-size-asian="10.1000003814697pt" style:font-weight-asian="normal" style:font-size-complex="10.1000003814697pt" style:font-weight-complex="normal"/>
    </style:style>
    <style:style style:name="T13" style:family="text">
      <style:text-properties style:font-name="Times New Roman" fo:font-size="10.1000003814697pt" fo:font-weight="normal" officeooo:rsid="0095b788" style:font-size-asian="10.1000003814697pt" style:font-weight-asian="normal" style:font-size-complex="10.1000003814697pt" style:font-weight-complex="normal"/>
    </style:style>
    <style:style style:name="T14" style:family="text">
      <style:text-properties style:font-name="Times New Roman" fo:font-size="10.1000003814697pt" fo:font-weight="normal" officeooo:rsid="00447d33" style:font-size-asian="10.1000003814697pt" style:font-weight-asian="normal" style:font-size-complex="10.1000003814697pt" style:language-complex="he" style:country-complex="IL" style:font-weight-complex="normal"/>
    </style:style>
    <style:style style:name="T15" style:family="text">
      <style:text-properties style:font-name="Times New Roman" fo:font-size="10.1000003814697pt" fo:font-weight="normal" officeooo:rsid="0008feb4" style:font-size-asian="10.1000003814697pt" style:font-weight-asian="normal" style:font-size-complex="10.1000003814697pt" style:language-complex="he" style:country-complex="IL" style:font-weight-complex="normal"/>
    </style:style>
    <style:style style:name="T16" style:family="text">
      <style:text-properties style:font-name="Times New Roman" fo:font-size="10.1000003814697pt" fo:font-weight="normal" officeooo:rsid="00980fa0" style:font-size-asian="10.1000003814697pt" style:font-weight-asian="normal" style:font-size-complex="10.1000003814697pt" style:language-complex="he" style:country-complex="IL" style:font-weight-complex="normal"/>
    </style:style>
    <style:style style:name="T17" style:family="text">
      <style:text-properties style:font-name="Times New Roman" fo:font-size="10.1000003814697pt" fo:font-weight="normal" officeooo:rsid="00072ca6" fo:background-color="transparent" loext:char-shading-value="0" style:font-size-asian="10.1000003814697pt" style:font-weight-asian="normal" style:font-name-complex="Times New Roman" style:font-size-complex="10.1000003814697pt" style:font-weight-complex="normal"/>
    </style:style>
    <style:style style:name="T18" style:family="text">
      <style:text-properties style:font-name="Times New Roman" fo:font-size="10.1000003814697pt" fo:font-weight="normal" officeooo:rsid="000bda2f" fo:background-color="transparent" loext:char-shading-value="0" style:font-size-asian="10.1000003814697pt" style:font-weight-asian="normal" style:font-name-complex="Times New Roman" style:font-size-complex="10.1000003814697pt" style:font-weight-complex="normal"/>
    </style:style>
    <style:style style:name="T19" style:family="text">
      <style:text-properties style:font-name="Times New Roman" fo:font-size="10.1000003814697pt" fo:font-weight="normal" officeooo:rsid="000cd2bd" fo:background-color="transparent" loext:char-shading-value="0" style:font-size-asian="10.1000003814697pt" style:font-weight-asian="normal" style:font-name-complex="Times New Roman" style:font-size-complex="10.1000003814697pt" style:font-weight-complex="normal"/>
    </style:style>
    <style:style style:name="T20" style:family="text">
      <style:text-properties style:font-name="Times New Roman" fo:font-size="10.1000003814697pt" fo:font-weight="normal" officeooo:rsid="0008feb4" fo:background-color="transparent" loext:char-shading-value="0" style:font-size-asian="10.1000003814697pt" style:font-weight-asian="normal" style:font-name-complex="Times New Roman" style:font-size-complex="10.1000003814697pt" style:font-weight-complex="normal"/>
    </style:style>
    <style:style style:name="T21" style:family="text">
      <style:text-properties style:font-name="Times New Roman" fo:font-size="10.1000003814697pt" fo:font-weight="normal" officeooo:rsid="000b81c5" fo:background-color="transparent" loext:char-shading-value="0" style:font-size-asian="10.1000003814697pt" style:font-weight-asian="normal" style:font-name-complex="Times New Roman" style:font-size-complex="10.1000003814697pt" style:font-weight-complex="normal"/>
    </style:style>
    <style:style style:name="T22" style:family="text">
      <style:text-properties style:font-name="Times New Roman" fo:font-size="10.1000003814697pt" fo:font-weight="normal" officeooo:rsid="00a2af83" fo:background-color="transparent" loext:char-shading-value="0" style:font-size-asian="10.1000003814697pt" style:font-weight-asian="normal" style:font-name-complex="Times New Roman" style:font-size-complex="10.1000003814697pt" style:font-weight-complex="normal"/>
    </style:style>
    <style:style style:name="T23" style:family="text">
      <style:text-properties style:font-name="Times New Roman" fo:font-size="10.1000003814697pt" fo:font-weight="normal" officeooo:rsid="0034193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4" style:family="text">
      <style:text-properties style:font-name="Times New Roman" fo:font-size="10.1000003814697pt" fo:font-weight="normal" officeooo:rsid="00072ca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5" style:family="text">
      <style:text-properties style:font-name="Times New Roman" fo:font-size="10.1000003814697pt" fo:font-weight="normal" officeooo:rsid="0035d687"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6" style:family="text">
      <style:text-properties style:font-name="Times New Roman" fo:font-size="10.1000003814697pt" fo:font-weight="normal" officeooo:rsid="0036d39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7" style:family="text">
      <style:text-properties style:font-name="Times New Roman" fo:font-size="10.1000003814697pt" fo:font-weight="normal" officeooo:rsid="000bda2f"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8" style:family="text">
      <style:text-properties style:font-name="Times New Roman" fo:font-size="10.1000003814697pt" fo:font-weight="normal" officeooo:rsid="006bb063"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9" style:family="text">
      <style:text-properties style:font-name="Times New Roman" fo:font-size="10.1000003814697pt" fo:font-weight="normal" officeooo:rsid="000cd2bd"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0" style:family="text">
      <style:text-properties style:font-name="Times New Roman" fo:font-size="10.1000003814697pt" fo:font-weight="normal" officeooo:rsid="007a65c1"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1" style:family="text">
      <style:text-properties style:font-name="Times New Roman" fo:font-size="10.1000003814697pt" fo:font-weight="normal" officeooo:rsid="007bd94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2" style:family="text">
      <style:text-properties style:font-name="Times New Roman" fo:font-size="10.1000003814697pt" fo:font-weight="normal" officeooo:rsid="007d0e18"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3" style:family="text">
      <style:text-properties style:font-name="Times New Roman" fo:font-size="10.1000003814697pt" fo:font-weight="normal" officeooo:rsid="006fd2d4"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4" style:family="text">
      <style:text-properties style:font-name="Times New Roman" fo:font-size="10.1000003814697pt" fo:font-weight="normal" officeooo:rsid="0095da3f"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5" style:family="text">
      <style:text-properties style:font-name="Times New Roman" fo:font-size="10.1000003814697pt" fo:font-weight="normal" officeooo:rsid="0008feb4"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6" style:family="text">
      <style:text-properties style:font-name="Times New Roman" fo:font-size="10.1000003814697pt" fo:font-weight="normal" officeooo:rsid="004f71bc"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7" style:family="text">
      <style:text-properties style:font-name="Times New Roman" fo:font-size="10.1000003814697pt" fo:font-weight="normal" officeooo:rsid="00991c9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8" style:family="text">
      <style:text-properties style:font-name="Times New Roman" fo:font-size="10.1000003814697pt" fo:font-weight="normal" officeooo:rsid="00501d50"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39" style:family="text">
      <style:text-properties style:font-name="Times New Roman" fo:font-size="10.1000003814697pt" fo:font-weight="normal" officeooo:rsid="000b81c5"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0" style:family="text">
      <style:text-properties style:font-name="Times New Roman" fo:font-size="10.1000003814697pt" fo:font-weight="normal" officeooo:rsid="005944bf"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1" style:family="text">
      <style:text-properties style:font-name="Times New Roman" fo:font-size="10.1000003814697pt" fo:font-weight="normal" officeooo:rsid="009c1d4a"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2" style:family="text">
      <style:text-properties style:font-name="Times New Roman" fo:font-size="10.1000003814697pt" fo:font-weight="normal" officeooo:rsid="0061088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3" style:family="text">
      <style:text-properties style:font-name="Times New Roman" fo:font-size="10.1000003814697pt" fo:font-weight="normal" officeooo:rsid="009e9a91"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4" style:family="text">
      <style:text-properties style:font-name="Times New Roman" fo:font-size="10.1000003814697pt" fo:font-weight="normal" officeooo:rsid="0062d5a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5" style:family="text">
      <style:text-properties style:font-name="Times New Roman" fo:font-size="10.1000003814697pt" fo:font-weight="normal" officeooo:rsid="009f6184"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6" style:family="text">
      <style:text-properties style:font-name="Times New Roman" fo:font-size="10.1000003814697pt" fo:font-weight="normal" officeooo:rsid="00655dd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7" style:family="text">
      <style:text-properties style:font-name="Times New Roman" fo:font-size="10.1000003814697pt" fo:font-weight="normal" officeooo:rsid="0066b4da"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8" style:family="text">
      <style:text-properties style:font-name="Times New Roman" fo:font-size="10.1000003814697pt" fo:font-weight="normal" officeooo:rsid="00a11fb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49" style:family="text">
      <style:text-properties style:font-name="Times New Roman" fo:font-size="10.1000003814697pt" fo:font-weight="normal" officeooo:rsid="00693a4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0" style:family="text">
      <style:text-properties style:font-name="Times New Roman" fo:font-size="10.1000003814697pt" fo:font-weight="normal" officeooo:rsid="00a1683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1" style:family="text">
      <style:text-properties style:font-name="Times New Roman" fo:font-size="10.1000003814697pt" fo:font-weight="normal" officeooo:rsid="00a35191"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2" style:family="text">
      <style:text-properties style:font-name="Times New Roman" fo:font-size="10.1000003814697pt" fo:font-weight="normal" officeooo:rsid="00a3b06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3" style:family="text">
      <style:text-properties style:font-name="Times New Roman" fo:font-size="10.1000003814697pt" fo:font-weight="normal" officeooo:rsid="0049a56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4" style:family="text">
      <style:text-properties style:font-name="Times New Roman" fo:font-size="10.1000003814697pt" fo:font-weight="normal" officeooo:rsid="00a6bfe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5" style:family="text">
      <style:text-properties style:font-name="Times New Roman" fo:font-size="10.1000003814697pt" fo:font-weight="normal" officeooo:rsid="004a766f"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6" style:family="text">
      <style:text-properties style:font-name="Times New Roman" fo:font-size="10.1000003814697pt" fo:font-weight="normal" officeooo:rsid="00aeefc8"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57" style:family="text">
      <style:text-properties style:font-name="Times New Roman" fo:font-size="10.1000003814697pt" fo:font-weight="bold" officeooo:rsid="00072ca6" style:font-size-asian="10.1000003814697pt" style:font-weight-asian="bold" style:font-name-complex="Times New Roman" style:font-size-complex="10.1000003814697pt" style:font-weight-complex="bold"/>
    </style:style>
    <style:style style:name="T58" style:family="text">
      <style:text-properties style:font-name="Times New Roman" fo:font-size="10.1000003814697pt" fo:language="en" fo:country="US" fo:font-weight="normal" officeooo:rsid="0095b788" style:font-name-asian="NSimSun" style:font-size-asian="10.1000003814697pt" style:font-weight-asian="normal" style:font-name-complex="Liberation Mono" style:font-size-complex="10.1000003814697pt" style:language-complex="he" style:country-complex="IL" style:font-weight-complex="normal"/>
    </style:style>
    <style:style style:name="T59" style:family="text">
      <style:text-properties style:font-name="Times New Roman" fo:font-size="10.1000003814697pt" fo:language="en" fo:country="US" fo:font-weight="normal" officeooo:rsid="0095b788" style:font-size-asian="10.1000003814697pt" style:font-weight-asian="normal" style:font-size-complex="10.1000003814697pt" style:font-weight-complex="normal"/>
    </style:style>
    <style:style style:name="T60" style:family="text">
      <style:text-properties style:language-complex="he" style:country-complex="IL"/>
    </style:style>
    <style:style style:name="T61" style:family="text">
      <style:text-properties officeooo:rsid="0069e882" style:language-complex="he" style:country-complex="IL"/>
    </style:style>
    <style:style style:name="T62" style:family="text">
      <style:text-properties officeooo:rsid="00755ad8" style:language-complex="he" style:country-complex="IL"/>
    </style:style>
    <style:style style:name="T63" style:family="text">
      <style:text-properties officeooo:rsid="007688ce" style:language-complex="he" style:country-complex="IL"/>
    </style:style>
    <style:style style:name="T64" style:family="text">
      <style:text-properties officeooo:rsid="009b82f5" style:language-complex="he" style:country-complex="IL"/>
    </style:style>
    <style:style style:name="T65" style:family="text">
      <style:text-properties officeooo:rsid="00adc46b" style:language-complex="he" style:country-complex="IL"/>
    </style:style>
    <style:style style:name="T66" style:family="text">
      <style:text-properties officeooo:rsid="0042e19b" style:language-complex="he" style:country-complex="IL"/>
    </style:style>
    <style:style style:name="T67" style:family="text">
      <style:text-properties officeooo:rsid="00431204" style:language-complex="he" style:country-complex="IL"/>
    </style:style>
    <style:style style:name="T68" style:family="text">
      <style:text-properties style:font-name="Courier New (Hebrew)" fo:font-size="10.1000003814697pt" fo:font-weight="normal" officeooo:rsid="0007ca00" style:font-size-asian="10.1000003814697pt" style:font-weight-asian="normal" style:font-size-complex="10.1000003814697pt" style:font-weight-complex="normal"/>
    </style:style>
    <style:style style:name="T69" style:family="text">
      <style:text-properties style:font-name="Courier New (Hebrew)" fo:font-size="10.1000003814697pt" fo:font-weight="normal" officeooo:rsid="00372b04" style:font-size-asian="10.1000003814697pt" style:font-weight-asian="normal" style:font-size-complex="10.1000003814697pt" style:language-complex="he" style:country-complex="IL" style:font-weight-complex="normal"/>
    </style:style>
    <style:style style:name="T70" style:family="text">
      <style:text-properties style:font-name="Courier New (Hebrew)" fo:font-size="10.1000003814697pt" fo:font-weight="normal" officeooo:rsid="0007ca00" style:font-size-asian="10.1000003814697pt" style:font-weight-asian="normal" style:font-size-complex="10.1000003814697pt" style:language-complex="he" style:country-complex="IL" style:font-weight-complex="normal"/>
    </style:style>
    <style:style style:name="T71" style:family="text">
      <style:text-properties style:font-name="Courier New (Hebrew)" fo:font-size="10.1000003814697pt" fo:font-weight="normal" officeooo:rsid="00375022" style:font-size-asian="10.1000003814697pt" style:font-weight-asian="normal" style:font-size-complex="10.1000003814697pt" style:language-complex="he" style:country-complex="IL" style:font-weight-complex="normal"/>
    </style:style>
    <style:style style:name="T72" style:family="text">
      <style:text-properties style:font-name="Courier New (Hebrew)" fo:font-size="10.1000003814697pt" fo:font-weight="normal" officeooo:rsid="0038bb07" style:font-size-asian="10.1000003814697pt" style:font-weight-asian="normal" style:font-size-complex="10.1000003814697pt" style:language-complex="he" style:country-complex="IL" style:font-weight-complex="normal"/>
    </style:style>
    <style:style style:name="T73" style:family="text">
      <style:text-properties style:font-name="Courier New (Hebrew)" fo:font-size="10.1000003814697pt" fo:font-weight="normal" officeooo:rsid="0039d9bd" style:font-size-asian="10.1000003814697pt" style:font-weight-asian="normal" style:font-size-complex="10.1000003814697pt" style:language-complex="he" style:country-complex="IL" style:font-weight-complex="normal"/>
    </style:style>
    <style:style style:name="T74" style:family="text">
      <style:text-properties style:font-name="Courier New (Hebrew)" fo:font-size="10.1000003814697pt" fo:font-weight="normal" officeooo:rsid="0097c33d" style:font-size-asian="10.1000003814697pt" style:font-weight-asian="normal" style:font-size-complex="10.1000003814697pt" style:language-complex="he" style:country-complex="IL" style:font-weight-complex="normal"/>
    </style:style>
    <style:style style:name="T75" style:family="text">
      <style:text-properties fo:color="#000000" style:font-name="Times New Roman" fo:font-size="10.1000003814697pt" fo:font-weight="normal" officeooo:rsid="0007ca00" fo:background-color="transparent" loext:char-shading-value="0" style:font-size-asian="10.1000003814697pt" style:font-weight-asian="normal" style:font-name-complex="Times New Roman" style:font-size-complex="10.1000003814697pt" style:font-weight-complex="normal"/>
    </style:style>
    <style:style style:name="T76" style:family="text">
      <style:text-properties fo:color="#000000" style:font-name="Times New Roman" fo:font-size="10.1000003814697pt" fo:font-weight="normal" officeooo:rsid="0007ca00"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77" style:family="text">
      <style:text-properties fo:color="#000000" style:font-name="Times New Roman" fo:font-size="10.1000003814697pt" fo:font-weight="normal" officeooo:rsid="003ceb9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78" style:family="text">
      <style:text-properties fo:color="#000000" style:font-name="Times New Roman" fo:font-size="10.1000003814697pt" fo:font-weight="normal" officeooo:rsid="003e516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79" style:family="text">
      <style:text-properties fo:color="#000000" style:font-name="Times New Roman" fo:font-size="10.1000003814697pt" fo:font-weight="normal" officeooo:rsid="00401ff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80" style:family="text">
      <style:text-properties fo:color="#000000" style:font-name="Times New Roman" fo:font-size="10.1000003814697pt" fo:font-weight="normal" officeooo:rsid="003e516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81" style:family="text">
      <style:text-properties fo:color="#000000" style:font-name="Times New Roman" fo:font-size="10.1000003814697pt" fo:font-weight="normal" officeooo:rsid="0007ca00"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82" style:family="text">
      <style:text-properties fo:color="#000000" style:font-name="Times New Roman" fo:font-size="10.1000003814697pt" fo:font-weight="normal" officeooo:rsid="00401ff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83" style:family="text">
      <style:text-properties fo:color="#000000" style:font-name="Times New Roman" fo:font-size="10.1000003814697pt" fo:font-weight="normal" officeooo:rsid="0007ca00" fo:background-color="transparent" loext:char-shading-value="0" style:font-size-asian="10.1000003814697pt" style:font-weight-asian="normal" style:font-name-complex="Times New Roman" style:font-size-complex="10.1000003814697pt" style:font-weight-complex="normal"/>
    </style:style>
    <style:style style:name="T84" style:family="text">
      <style:text-properties fo:background-color="transparent" loext:char-shading-value="0"/>
    </style:style>
    <style:style style:name="T85" style:family="text">
      <style:text-properties fo:background-color="transparent" loext:char-shading-value="0" style:font-name-complex="Times New Roman"/>
    </style:style>
    <style:style style:name="T86" style:family="text">
      <style:text-properties fo:background-color="transparent" loext:char-shading-value="0" style:font-name-complex="Times New Roman" style:language-complex="he" style:country-complex="IL"/>
    </style:style>
    <style:style style:name="T87" style:family="text">
      <style:text-properties officeooo:rsid="0055ce6c" fo:background-color="transparent" loext:char-shading-value="0" style:font-name-complex="Times New Roman" style:language-complex="he" style:country-complex="IL"/>
    </style:style>
    <style:style style:name="T88" style:family="text">
      <style:text-properties officeooo:rsid="006c5084" fo:background-color="transparent" loext:char-shading-value="0" style:font-name-complex="Times New Roman" style:language-complex="he" style:country-complex="IL"/>
    </style:style>
    <style:style style:name="T89" style:family="text">
      <style:text-properties officeooo:rsid="009a7b4b" fo:background-color="transparent" loext:char-shading-value="0" style:font-name-complex="Times New Roman" style:language-complex="he" style:country-complex="IL"/>
    </style:style>
    <style:style style:name="T90" style:family="text">
      <style:text-properties officeooo:rsid="00a61f60" fo:background-color="transparent" loext:char-shading-value="0" style:font-name-complex="Times New Roman" style:language-complex="he" style:country-complex="IL"/>
    </style:style>
    <style:style style:name="T91" style:family="text">
      <style:text-properties fo:background-color="transparent" loext:char-shading-value="0" style:language-complex="he" style:country-complex="IL"/>
    </style:style>
    <style:style style:name="T92" style:family="text">
      <style:text-properties officeooo:rsid="00a61f60" fo:background-color="transparent" loext:char-shading-value="0" style:language-complex="he" style:country-complex="IL"/>
    </style:style>
    <style:style style:name="T93" style:family="text">
      <style:text-properties officeooo:rsid="0055ce6c" fo:background-color="transparent" loext:char-shading-value="0" style:language-complex="he" style:country-complex="IL"/>
    </style:style>
    <style:style style:name="T94" style:family="text">
      <style:text-properties officeooo:rsid="009a7b4b" fo:background-color="transparent" loext:char-shading-value="0" style:language-complex="he" style:country-complex="IL"/>
    </style:style>
    <style:style style:name="T95" style:family="text">
      <style:text-properties officeooo:rsid="006c5084" fo:background-color="transparent" loext:char-shading-value="0" style:language-complex="he" style:country-complex="IL"/>
    </style:style>
    <style:style style:name="T96" style:family="text">
      <style:text-properties style:font-name-complex="Times New Roman"/>
    </style:style>
    <style:style style:name="T97" style:family="text">
      <style:text-properties style:font-name-complex="Times New Roman" style:language-complex="he" style:country-complex="IL"/>
    </style:style>
    <style:style style:name="T98" style:family="text">
      <style:text-properties officeooo:rsid="0042e19b" style:font-name-complex="Times New Roman" style:language-complex="he" style:country-complex="IL"/>
    </style:style>
    <style:style style:name="T99" style:family="text">
      <style:text-properties officeooo:rsid="00431204" style:font-name-complex="Times New Roman" style:language-complex="he" style:country-complex="IL"/>
    </style:style>
    <style:style style:name="T100" style:family="text">
      <style:text-properties fo:font-size="10.1000003814697pt" fo:font-weight="normal" officeooo:rsid="000b81c5" style:font-size-asian="10.1000003814697pt" style:font-weight-asian="normal" style:font-size-complex="10.1000003814697pt" style:font-weight-complex="normal"/>
    </style:style>
    <style:style style:name="T101" style:family="text">
      <style:text-properties fo:font-size="10.1000003814697pt" fo:font-weight="normal" officeooo:rsid="000bda2f" style:font-size-asian="10.1000003814697pt" style:font-weight-asian="normal" style:font-size-complex="10.1000003814697pt" style:font-weight-complex="normal"/>
    </style:style>
    <style:style style:name="T102" style:family="text">
      <style:text-properties fo:font-size="10.1000003814697pt" fo:font-weight="normal" officeooo:rsid="00072ca6" style:font-size-asian="10.1000003814697pt" style:font-weight-asian="normal" style:font-size-complex="10.1000003814697pt" style:font-weight-complex="normal"/>
    </style:style>
    <style:style style:name="T103" style:family="text">
      <style:text-properties fo:font-size="10.1000003814697pt" fo:font-weight="normal" officeooo:rsid="0095b788" style:font-size-asian="10.1000003814697pt" style:font-weight-asian="normal" style:font-size-complex="10.1000003814697pt" style:font-weight-complex="normal"/>
    </style:style>
    <style:style style:name="T104" style:family="text">
      <style:text-properties fo:font-size="10.1000003814697pt" fo:font-weight="normal" officeooo:rsid="0008feb4" style:font-size-asian="10.1000003814697pt" style:font-weight-asian="normal" style:font-size-complex="10.1000003814697pt" style:font-weight-complex="normal"/>
    </style:style>
    <style:style style:name="T105" style:family="text">
      <style:text-properties fo:font-size="10.1000003814697pt" fo:font-weight="normal" officeooo:rsid="000b81c5" style:font-size-asian="10.1000003814697pt" style:font-weight-asian="normal" style:font-size-complex="10.1000003814697pt" style:language-complex="he" style:country-complex="IL" style:font-weight-complex="normal"/>
    </style:style>
    <style:style style:name="T106" style:family="text">
      <style:text-properties fo:font-size="10.1000003814697pt" fo:font-weight="normal" officeooo:rsid="005944bf" style:font-size-asian="10.1000003814697pt" style:font-weight-asian="normal" style:font-size-complex="10.1000003814697pt" style:language-complex="he" style:country-complex="IL" style:font-weight-complex="normal"/>
    </style:style>
    <style:style style:name="T107" style:family="text">
      <style:text-properties fo:font-size="10.1000003814697pt" fo:font-weight="normal" officeooo:rsid="005afbbe" style:font-size-asian="10.1000003814697pt" style:font-weight-asian="normal" style:font-size-complex="10.1000003814697pt" style:language-complex="he" style:country-complex="IL" style:font-weight-complex="normal"/>
    </style:style>
    <style:style style:name="T108" style:family="text">
      <style:text-properties fo:font-size="10.1000003814697pt" fo:font-weight="normal" officeooo:rsid="00575c07" style:font-size-asian="10.1000003814697pt" style:font-weight-asian="normal" style:font-size-complex="10.1000003814697pt" style:language-complex="he" style:country-complex="IL" style:font-weight-complex="normal"/>
    </style:style>
    <style:style style:name="T109" style:family="text">
      <style:text-properties fo:font-size="10.1000003814697pt" fo:font-weight="normal" officeooo:rsid="000bda2f" style:font-size-asian="10.1000003814697pt" style:font-weight-asian="normal" style:font-size-complex="10.1000003814697pt" style:language-complex="he" style:country-complex="IL" style:font-weight-complex="normal"/>
    </style:style>
    <style:style style:name="T110" style:family="text">
      <style:text-properties fo:font-size="10.1000003814697pt" fo:font-weight="normal" officeooo:rsid="006fd2d4" style:font-size-asian="10.1000003814697pt" style:font-weight-asian="normal" style:font-size-complex="10.1000003814697pt" style:language-complex="he" style:country-complex="IL" style:font-weight-complex="normal"/>
    </style:style>
    <style:style style:name="T111" style:family="text">
      <style:text-properties fo:font-size="10.1000003814697pt" fo:font-weight="normal" officeooo:rsid="00716bae" style:font-size-asian="10.1000003814697pt" style:font-weight-asian="normal" style:font-size-complex="10.1000003814697pt" style:language-complex="he" style:country-complex="IL" style:font-weight-complex="normal"/>
    </style:style>
    <style:style style:name="T112" style:family="text">
      <style:text-properties fo:font-size="10.1000003814697pt" fo:font-weight="normal" officeooo:rsid="00742f58" style:font-size-asian="10.1000003814697pt" style:font-weight-asian="normal" style:font-size-complex="10.1000003814697pt" style:language-complex="he" style:country-complex="IL" style:font-weight-complex="normal"/>
    </style:style>
    <style:style style:name="T113" style:family="text">
      <style:text-properties fo:font-size="10.1000003814697pt" fo:font-weight="normal" officeooo:rsid="007688ce" style:font-size-asian="10.1000003814697pt" style:font-weight-asian="normal" style:font-size-complex="10.1000003814697pt" style:language-complex="he" style:country-complex="IL" style:font-weight-complex="normal"/>
    </style:style>
    <style:style style:name="T114" style:family="text">
      <style:text-properties fo:font-size="10.1000003814697pt" fo:font-weight="normal" officeooo:rsid="00785e66" style:font-size-asian="10.1000003814697pt" style:font-weight-asian="normal" style:font-size-complex="10.1000003814697pt" style:language-complex="he" style:country-complex="IL" style:font-weight-complex="normal"/>
    </style:style>
    <style:style style:name="T115" style:family="text">
      <style:text-properties fo:font-size="10.1000003814697pt" fo:font-weight="normal" officeooo:rsid="00aa4479" style:font-size-asian="10.1000003814697pt" style:font-weight-asian="normal" style:font-size-complex="10.1000003814697pt" style:language-complex="he" style:country-complex="IL" style:font-weight-complex="normal"/>
    </style:style>
    <style:style style:name="T116" style:family="text">
      <style:text-properties fo:font-size="10.1000003814697pt" fo:font-weight="normal" officeooo:rsid="00447d33" style:font-size-asian="10.1000003814697pt" style:font-weight-asian="normal" style:font-size-complex="10.1000003814697pt" style:language-complex="he" style:country-complex="IL" style:font-weight-complex="normal"/>
    </style:style>
    <style:style style:name="T117" style:family="text">
      <style:text-properties fo:font-size="10.1000003814697pt" fo:font-weight="normal" officeooo:rsid="0008feb4" style:font-size-asian="10.1000003814697pt" style:font-weight-asian="normal" style:font-size-complex="10.1000003814697pt" style:language-complex="he" style:country-complex="IL" style:font-weight-complex="normal"/>
    </style:style>
    <style:style style:name="T118" style:family="text">
      <style:text-properties fo:font-size="10.1000003814697pt" fo:font-weight="normal" officeooo:rsid="00980fa0" style:font-size-asian="10.1000003814697pt" style:font-weight-asian="normal" style:font-size-complex="10.1000003814697pt" style:language-complex="he" style:country-complex="IL" style:font-weight-complex="normal"/>
    </style:style>
    <style:style style:name="T119" style:family="text">
      <style:text-properties fo:font-size="10.1000003814697pt" fo:font-weight="normal" officeooo:rsid="00517ed2" style:font-size-asian="10.1000003814697pt" style:font-weight-asian="normal" style:font-size-complex="10.1000003814697pt" style:language-complex="he" style:country-complex="IL" style:font-weight-complex="normal"/>
    </style:style>
    <style:style style:name="T120" style:family="text">
      <style:text-properties fo:font-size="10.1000003814697pt" fo:font-weight="normal" officeooo:rsid="0008feb4" fo:background-color="transparent" loext:char-shading-value="0" style:font-size-asian="10.1000003814697pt" style:font-weight-asian="normal" style:font-name-complex="Times New Roman" style:font-size-complex="10.1000003814697pt" style:font-weight-complex="normal"/>
    </style:style>
    <style:style style:name="T121" style:family="text">
      <style:text-properties fo:font-size="10.1000003814697pt" fo:font-weight="normal" officeooo:rsid="000b81c5" fo:background-color="transparent" loext:char-shading-value="0" style:font-size-asian="10.1000003814697pt" style:font-weight-asian="normal" style:font-name-complex="Times New Roman" style:font-size-complex="10.1000003814697pt" style:font-weight-complex="normal"/>
    </style:style>
    <style:style style:name="T122" style:family="text">
      <style:text-properties fo:font-size="10.1000003814697pt" fo:font-weight="normal" officeooo:rsid="0008feb4"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3" style:family="text">
      <style:text-properties fo:font-size="10.1000003814697pt" fo:font-weight="normal" officeooo:rsid="004c7cd3"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4" style:family="text">
      <style:text-properties fo:font-size="10.1000003814697pt" fo:font-weight="normal" officeooo:rsid="004cf1b2"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5" style:family="text">
      <style:text-properties fo:font-size="10.1000003814697pt" fo:font-weight="normal" officeooo:rsid="005d07d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6" style:family="text">
      <style:text-properties fo:font-size="10.1000003814697pt" fo:font-weight="normal" officeooo:rsid="000b81c5"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7" style:family="text">
      <style:text-properties fo:font-size="10.1000003814697pt" fo:font-weight="normal" officeooo:rsid="005dae25"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8" style:family="text">
      <style:text-properties fo:font-size="10.1000003814697pt" fo:font-weight="normal" officeooo:rsid="00885c3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29" style:family="text">
      <style:text-properties fo:font-size="10.1000003814697pt" fo:font-weight="normal" officeooo:rsid="0098475d"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30" style:family="text">
      <style:text-properties fo:font-size="10.1000003814697pt" fo:font-weight="normal" officeooo:rsid="00986d21"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31" style:family="text">
      <style:text-properties fo:font-size="10.1000003814697pt" fo:font-weight="normal" officeooo:rsid="009de33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32" style:family="text">
      <style:text-properties fo:font-size="10.1000003814697pt" fo:font-weight="normal" officeooo:rsid="0008feb4" fo:background-color="transparent" loext:char-shading-value="0" style:font-size-asian="10.1000003814697pt" style:font-weight-asian="normal" style:font-size-complex="10.1000003814697pt" style:font-weight-complex="normal"/>
    </style:style>
    <style:style style:name="T133" style:family="text">
      <style:text-properties fo:font-size="10.1000003814697pt" fo:font-weight="normal" officeooo:rsid="000b81c5" fo:background-color="transparent" loext:char-shading-value="0" style:font-size-asian="10.1000003814697pt" style:font-weight-asian="normal" style:font-size-complex="10.1000003814697pt" style:font-weight-complex="normal"/>
    </style:style>
    <style:style style:name="T134" style:family="text">
      <style:text-properties fo:font-size="10.1000003814697pt" fo:font-weight="normal" officeooo:rsid="000bda2f" fo:background-color="transparent" loext:char-shading-value="0" style:font-size-asian="10.1000003814697pt" style:font-weight-asian="normal" style:font-size-complex="10.1000003814697pt" style:font-weight-complex="normal"/>
    </style:style>
    <style:style style:name="T135" style:family="text">
      <style:text-properties fo:font-size="10.1000003814697pt" fo:font-weight="normal" officeooo:rsid="00a2af83" fo:background-color="transparent" loext:char-shading-value="0" style:font-size-asian="10.1000003814697pt" style:font-weight-asian="normal" style:font-size-complex="10.1000003814697pt" style:font-weight-complex="normal"/>
    </style:style>
    <style:style style:name="T136" style:family="text">
      <style:text-properties fo:font-size="10.1000003814697pt" fo:font-weight="normal" officeooo:rsid="000cd2bd" fo:background-color="transparent" loext:char-shading-value="0" style:font-size-asian="10.1000003814697pt" style:font-weight-asian="normal" style:font-size-complex="10.1000003814697pt" style:font-weight-complex="normal"/>
    </style:style>
    <style:style style:name="T137" style:family="text">
      <style:text-properties fo:font-size="10.1000003814697pt" fo:font-weight="normal" officeooo:rsid="0008feb4" fo:background-color="transparent" loext:char-shading-value="0" style:font-size-asian="10.1000003814697pt" style:font-weight-asian="normal" style:font-size-complex="10.1000003814697pt" style:language-complex="he" style:country-complex="IL" style:font-weight-complex="normal"/>
    </style:style>
    <style:style style:name="T138" style:family="text">
      <style:text-properties fo:font-size="10.1000003814697pt" fo:font-weight="normal" officeooo:rsid="0049a566" fo:background-color="transparent" loext:char-shading-value="0" style:font-size-asian="10.1000003814697pt" style:font-weight-asian="normal" style:font-size-complex="10.1000003814697pt" style:language-complex="he" style:country-complex="IL" style:font-weight-complex="normal"/>
    </style:style>
    <style:style style:name="T139" style:family="text">
      <style:text-properties fo:font-size="10.1000003814697pt" fo:font-weight="normal" officeooo:rsid="00a6bfe2" fo:background-color="transparent" loext:char-shading-value="0" style:font-size-asian="10.1000003814697pt" style:font-weight-asian="normal" style:font-size-complex="10.1000003814697pt" style:language-complex="he" style:country-complex="IL" style:font-weight-complex="normal"/>
    </style:style>
    <style:style style:name="T140" style:family="text">
      <style:text-properties fo:font-size="10.1000003814697pt" fo:font-weight="normal" officeooo:rsid="004a766f" fo:background-color="transparent" loext:char-shading-value="0" style:font-size-asian="10.1000003814697pt" style:font-weight-asian="normal" style:font-size-complex="10.1000003814697pt" style:language-complex="he" style:country-complex="IL" style:font-weight-complex="normal"/>
    </style:style>
    <style:style style:name="T141" style:family="text">
      <style:text-properties fo:font-size="10.1000003814697pt" fo:font-weight="normal" officeooo:rsid="0098475d" fo:background-color="transparent" loext:char-shading-value="0" style:font-size-asian="10.1000003814697pt" style:font-weight-asian="normal" style:font-size-complex="10.1000003814697pt" style:language-complex="he" style:country-complex="IL" style:font-weight-complex="normal"/>
    </style:style>
    <style:style style:name="T142" style:family="text">
      <style:text-properties fo:font-size="10.1000003814697pt" fo:font-weight="normal" officeooo:rsid="004c7cd3" fo:background-color="transparent" loext:char-shading-value="0" style:font-size-asian="10.1000003814697pt" style:font-weight-asian="normal" style:font-size-complex="10.1000003814697pt" style:language-complex="he" style:country-complex="IL" style:font-weight-complex="normal"/>
    </style:style>
    <style:style style:name="T143" style:family="text">
      <style:text-properties fo:font-size="10.1000003814697pt" fo:font-weight="normal" officeooo:rsid="00986d21" fo:background-color="transparent" loext:char-shading-value="0" style:font-size-asian="10.1000003814697pt" style:font-weight-asian="normal" style:font-size-complex="10.1000003814697pt" style:language-complex="he" style:country-complex="IL" style:font-weight-complex="normal"/>
    </style:style>
    <style:style style:name="T144" style:family="text">
      <style:text-properties fo:font-size="10.1000003814697pt" fo:font-weight="normal" officeooo:rsid="004cf1b2" fo:background-color="transparent" loext:char-shading-value="0" style:font-size-asian="10.1000003814697pt" style:font-weight-asian="normal" style:font-size-complex="10.1000003814697pt" style:language-complex="he" style:country-complex="IL" style:font-weight-complex="normal"/>
    </style:style>
    <style:style style:name="T145" style:family="text">
      <style:text-properties fo:font-size="10.1000003814697pt" fo:font-weight="normal" officeooo:rsid="00885c3b" fo:background-color="transparent" loext:char-shading-value="0" style:font-size-asian="10.1000003814697pt" style:font-weight-asian="normal" style:font-size-complex="10.1000003814697pt" style:language-complex="he" style:country-complex="IL" style:font-weight-complex="normal"/>
    </style:style>
    <style:style style:name="T146" style:family="text">
      <style:text-properties fo:font-size="10.1000003814697pt" fo:font-weight="normal" officeooo:rsid="004f71bc" fo:background-color="transparent" loext:char-shading-value="0" style:font-size-asian="10.1000003814697pt" style:font-weight-asian="normal" style:font-size-complex="10.1000003814697pt" style:language-complex="he" style:country-complex="IL" style:font-weight-complex="normal"/>
    </style:style>
    <style:style style:name="T147" style:family="text">
      <style:text-properties fo:font-size="10.1000003814697pt" fo:font-weight="normal" officeooo:rsid="00991c9b" fo:background-color="transparent" loext:char-shading-value="0" style:font-size-asian="10.1000003814697pt" style:font-weight-asian="normal" style:font-size-complex="10.1000003814697pt" style:language-complex="he" style:country-complex="IL" style:font-weight-complex="normal"/>
    </style:style>
    <style:style style:name="T148" style:family="text">
      <style:text-properties fo:font-size="10.1000003814697pt" fo:font-weight="normal" officeooo:rsid="00501d50" fo:background-color="transparent" loext:char-shading-value="0" style:font-size-asian="10.1000003814697pt" style:font-weight-asian="normal" style:font-size-complex="10.1000003814697pt" style:language-complex="he" style:country-complex="IL" style:font-weight-complex="normal"/>
    </style:style>
    <style:style style:name="T149" style:family="text">
      <style:text-properties fo:font-size="10.1000003814697pt" fo:font-weight="normal" officeooo:rsid="000b81c5" fo:background-color="transparent" loext:char-shading-value="0" style:font-size-asian="10.1000003814697pt" style:font-weight-asian="normal" style:font-size-complex="10.1000003814697pt" style:language-complex="he" style:country-complex="IL" style:font-weight-complex="normal"/>
    </style:style>
    <style:style style:name="T150" style:family="text">
      <style:text-properties fo:font-size="10.1000003814697pt" fo:font-weight="normal" officeooo:rsid="005944bf" fo:background-color="transparent" loext:char-shading-value="0" style:font-size-asian="10.1000003814697pt" style:font-weight-asian="normal" style:font-size-complex="10.1000003814697pt" style:language-complex="he" style:country-complex="IL" style:font-weight-complex="normal"/>
    </style:style>
    <style:style style:name="T151" style:family="text">
      <style:text-properties fo:font-size="10.1000003814697pt" fo:font-weight="normal" officeooo:rsid="009c1d4a" fo:background-color="transparent" loext:char-shading-value="0" style:font-size-asian="10.1000003814697pt" style:font-weight-asian="normal" style:font-size-complex="10.1000003814697pt" style:language-complex="he" style:country-complex="IL" style:font-weight-complex="normal"/>
    </style:style>
    <style:style style:name="T152" style:family="text">
      <style:text-properties fo:font-size="10.1000003814697pt" fo:font-weight="normal" officeooo:rsid="005d07d9" fo:background-color="transparent" loext:char-shading-value="0" style:font-size-asian="10.1000003814697pt" style:font-weight-asian="normal" style:font-size-complex="10.1000003814697pt" style:language-complex="he" style:country-complex="IL" style:font-weight-complex="normal"/>
    </style:style>
    <style:style style:name="T153" style:family="text">
      <style:text-properties fo:font-size="10.1000003814697pt" fo:font-weight="normal" officeooo:rsid="005dae25" fo:background-color="transparent" loext:char-shading-value="0" style:font-size-asian="10.1000003814697pt" style:font-weight-asian="normal" style:font-size-complex="10.1000003814697pt" style:language-complex="he" style:country-complex="IL" style:font-weight-complex="normal"/>
    </style:style>
    <style:style style:name="T154" style:family="text">
      <style:text-properties fo:font-size="10.1000003814697pt" fo:font-weight="normal" officeooo:rsid="009de339" fo:background-color="transparent" loext:char-shading-value="0" style:font-size-asian="10.1000003814697pt" style:font-weight-asian="normal" style:font-size-complex="10.1000003814697pt" style:language-complex="he" style:country-complex="IL" style:font-weight-complex="normal"/>
    </style:style>
    <style:style style:name="T155" style:family="text">
      <style:text-properties fo:font-size="10.1000003814697pt" fo:font-weight="normal" officeooo:rsid="000bda2f" fo:background-color="transparent" loext:char-shading-value="0" style:font-size-asian="10.1000003814697pt" style:font-weight-asian="normal" style:font-size-complex="10.1000003814697pt" style:language-complex="he" style:country-complex="IL" style:font-weight-complex="normal"/>
    </style:style>
    <style:style style:name="T156" style:family="text">
      <style:text-properties fo:font-size="10.1000003814697pt" fo:font-weight="normal" officeooo:rsid="00610882" fo:background-color="transparent" loext:char-shading-value="0" style:font-size-asian="10.1000003814697pt" style:font-weight-asian="normal" style:font-size-complex="10.1000003814697pt" style:language-complex="he" style:country-complex="IL" style:font-weight-complex="normal"/>
    </style:style>
    <style:style style:name="T157" style:family="text">
      <style:text-properties fo:font-size="10.1000003814697pt" fo:font-weight="normal" officeooo:rsid="009e9a91" fo:background-color="transparent" loext:char-shading-value="0" style:font-size-asian="10.1000003814697pt" style:font-weight-asian="normal" style:font-size-complex="10.1000003814697pt" style:language-complex="he" style:country-complex="IL" style:font-weight-complex="normal"/>
    </style:style>
    <style:style style:name="T158" style:family="text">
      <style:text-properties fo:font-size="10.1000003814697pt" fo:font-weight="normal" officeooo:rsid="009f6184" fo:background-color="transparent" loext:char-shading-value="0" style:font-size-asian="10.1000003814697pt" style:font-weight-asian="normal" style:font-size-complex="10.1000003814697pt" style:language-complex="he" style:country-complex="IL" style:font-weight-complex="normal"/>
    </style:style>
    <style:style style:name="T159" style:family="text">
      <style:text-properties fo:font-size="10.1000003814697pt" fo:font-weight="normal" officeooo:rsid="0062d5a2" fo:background-color="transparent" loext:char-shading-value="0" style:font-size-asian="10.1000003814697pt" style:font-weight-asian="normal" style:font-size-complex="10.1000003814697pt" style:language-complex="he" style:country-complex="IL" style:font-weight-complex="normal"/>
    </style:style>
    <style:style style:name="T160" style:family="text">
      <style:text-properties fo:font-size="10.1000003814697pt" fo:font-weight="normal" officeooo:rsid="00655ddb" fo:background-color="transparent" loext:char-shading-value="0" style:font-size-asian="10.1000003814697pt" style:font-weight-asian="normal" style:font-size-complex="10.1000003814697pt" style:language-complex="he" style:country-complex="IL" style:font-weight-complex="normal"/>
    </style:style>
    <style:style style:name="T161" style:family="text">
      <style:text-properties fo:font-size="10.1000003814697pt" fo:font-weight="normal" officeooo:rsid="0066b4da" fo:background-color="transparent" loext:char-shading-value="0" style:font-size-asian="10.1000003814697pt" style:font-weight-asian="normal" style:font-size-complex="10.1000003814697pt" style:language-complex="he" style:country-complex="IL" style:font-weight-complex="normal"/>
    </style:style>
    <style:style style:name="T162" style:family="text">
      <style:text-properties fo:font-size="10.1000003814697pt" fo:font-weight="normal" officeooo:rsid="00a11fb9" fo:background-color="transparent" loext:char-shading-value="0" style:font-size-asian="10.1000003814697pt" style:font-weight-asian="normal" style:font-size-complex="10.1000003814697pt" style:language-complex="he" style:country-complex="IL" style:font-weight-complex="normal"/>
    </style:style>
    <style:style style:name="T163" style:family="text">
      <style:text-properties fo:font-size="10.1000003814697pt" fo:font-weight="normal" officeooo:rsid="00693a42" fo:background-color="transparent" loext:char-shading-value="0" style:font-size-asian="10.1000003814697pt" style:font-weight-asian="normal" style:font-size-complex="10.1000003814697pt" style:language-complex="he" style:country-complex="IL" style:font-weight-complex="normal"/>
    </style:style>
    <style:style style:name="T164" style:family="text">
      <style:text-properties fo:font-size="10.1000003814697pt" fo:font-weight="normal" officeooo:rsid="00a16836" fo:background-color="transparent" loext:char-shading-value="0" style:font-size-asian="10.1000003814697pt" style:font-weight-asian="normal" style:font-size-complex="10.1000003814697pt" style:language-complex="he" style:country-complex="IL" style:font-weight-complex="normal"/>
    </style:style>
    <style:style style:name="T165" style:family="text">
      <style:text-properties fo:font-size="10.1000003814697pt" fo:font-weight="normal" officeooo:rsid="006bb063" fo:background-color="transparent" loext:char-shading-value="0" style:font-size-asian="10.1000003814697pt" style:font-weight-asian="normal" style:font-size-complex="10.1000003814697pt" style:language-complex="he" style:country-complex="IL" style:font-weight-complex="normal"/>
    </style:style>
    <style:style style:name="T166" style:family="text">
      <style:text-properties fo:font-size="10.1000003814697pt" fo:font-weight="normal" officeooo:rsid="006fd2d4" fo:background-color="transparent" loext:char-shading-value="0" style:font-size-asian="10.1000003814697pt" style:font-weight-asian="normal" style:font-size-complex="10.1000003814697pt" style:language-complex="he" style:country-complex="IL" style:font-weight-complex="normal"/>
    </style:style>
    <style:style style:name="T167" style:family="text">
      <style:text-properties fo:font-size="10.1000003814697pt" fo:font-weight="normal" officeooo:rsid="00a35191" fo:background-color="transparent" loext:char-shading-value="0" style:font-size-asian="10.1000003814697pt" style:font-weight-asian="normal" style:font-size-complex="10.1000003814697pt" style:language-complex="he" style:country-complex="IL" style:font-weight-complex="normal"/>
    </style:style>
    <style:style style:name="T168" style:family="text">
      <style:text-properties fo:font-size="10.1000003814697pt" fo:font-weight="normal" officeooo:rsid="000cd2bd" fo:background-color="transparent" loext:char-shading-value="0" style:font-size-asian="10.1000003814697pt" style:font-weight-asian="normal" style:font-size-complex="10.1000003814697pt" style:language-complex="he" style:country-complex="IL" style:font-weight-complex="normal"/>
    </style:style>
    <style:style style:name="T169" style:family="text">
      <style:text-properties fo:font-size="10.1000003814697pt" fo:font-weight="normal" officeooo:rsid="007a65c1" fo:background-color="transparent" loext:char-shading-value="0" style:font-size-asian="10.1000003814697pt" style:font-weight-asian="normal" style:font-size-complex="10.1000003814697pt" style:language-complex="he" style:country-complex="IL" style:font-weight-complex="normal"/>
    </style:style>
    <style:style style:name="T170" style:family="text">
      <style:text-properties fo:font-size="10.1000003814697pt" fo:font-weight="normal" officeooo:rsid="00aeefc8" fo:background-color="transparent" loext:char-shading-value="0" style:font-size-asian="10.1000003814697pt" style:font-weight-asian="normal" style:font-size-complex="10.1000003814697pt" style:language-complex="he" style:country-complex="IL" style:font-weight-complex="normal"/>
    </style:style>
    <style:style style:name="T171" style:family="text">
      <style:text-properties fo:font-size="10.1000003814697pt" fo:font-weight="normal" officeooo:rsid="007bd942" fo:background-color="transparent" loext:char-shading-value="0" style:font-size-asian="10.1000003814697pt" style:font-weight-asian="normal" style:font-size-complex="10.1000003814697pt" style:language-complex="he" style:country-complex="IL" style:font-weight-complex="normal"/>
    </style:style>
    <style:style style:name="T172" style:family="text">
      <style:text-properties fo:font-size="10.1000003814697pt" fo:font-weight="normal" officeooo:rsid="00a3b06b" fo:background-color="transparent" loext:char-shading-value="0" style:font-size-asian="10.1000003814697pt" style:font-weight-asian="normal" style:font-size-complex="10.1000003814697pt" style:language-complex="he" style:country-complex="IL" style:font-weight-complex="normal"/>
    </style:style>
    <style:style style:name="T173" style:family="text">
      <style:text-properties fo:font-size="10.1000003814697pt" fo:font-weight="normal" officeooo:rsid="007d0e18" fo:background-color="transparent" loext:char-shading-value="0" style:font-size-asian="10.1000003814697pt" style:font-weight-asian="normal" style:font-size-complex="10.1000003814697pt" style:language-complex="he" style:country-complex="IL" style:font-weight-complex="normal"/>
    </style:style>
    <style:style style:name="T174" style:family="text">
      <style:text-properties fo:font-size="10.1000003814697pt" fo:language="en" fo:country="US" fo:font-weight="normal" officeooo:rsid="00742f58" style:font-size-asian="10.1000003814697pt" style:font-weight-asian="normal" style:font-size-complex="10.1000003814697pt" style:language-complex="he" style:country-complex="IL" style:font-weight-complex="normal"/>
    </style:style>
    <style:style style:name="T175" style:family="text">
      <style:text-properties fo:font-size="10.1000003814697pt" fo:language="en" fo:country="US" fo:font-weight="normal" officeooo:rsid="0095b788" style:font-size-asian="10.1000003814697pt" style:font-weight-asian="normal" style:font-size-complex="10.1000003814697pt" style:font-weight-complex="normal"/>
    </style:style>
    <style:style style:name="T176" style:family="text">
      <style:text-properties fo:font-size="10.1000003814697pt" fo:language="en" fo:country="US" fo:font-weight="normal" officeooo:rsid="00885c3b"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177" style:family="text">
      <style:text-properties fo:font-size="10.1000003814697pt" fo:language="en" fo:country="US" fo:font-weight="normal" officeooo:rsid="00885c3b" fo:background-color="transparent" loext:char-shading-value="0" style:font-size-asian="10.1000003814697pt" style:font-weight-asian="normal" style:font-size-complex="10.1000003814697pt" style:language-complex="he" style:country-complex="IL" style:font-weight-complex="normal"/>
    </style:style>
    <style:style style:name="T178" style:family="text">
      <style:text-properties fo:font-size="10.1000003814697pt" fo:language="en" fo:country="US" fo:font-weight="normal" officeooo:rsid="0095b788" style:font-name-asian="NSimSun" style:font-size-asian="10.1000003814697pt" style:font-weight-asian="normal" style:font-size-complex="10.1000003814697pt" style:language-complex="he" style:country-complex="IL" style:font-weight-complex="normal"/>
    </style:style>
    <style:style style:name="T179" style:family="text">
      <style:text-properties fo:language="en" fo:country="US" officeooo:rsid="0072cef8" style:language-complex="he" style:country-complex="IL"/>
    </style:style>
    <style:style style:name="T180" style:family="text">
      <style:text-properties fo:language="en" fo:country="US" fo:font-weight="normal" officeooo:rsid="0072cef8" style:font-weight-asian="normal" style:language-complex="he" style:country-complex="IL" style:font-weight-complex="normal"/>
    </style:style>
    <style:style style:name="T181" style:family="text">
      <style:text-properties fo:font-style="italic" style:text-underline-style="none" fo:font-weight="normal" officeooo:rsid="000bda2f" style:font-style-asian="italic" style:font-weight-asian="normal" style:font-style-complex="italic" style:font-weight-complex="normal"/>
    </style:style>
    <style:style style:name="T182" style:family="text">
      <style:text-properties fo:font-style="italic" fo:font-weight="normal" officeooo:rsid="000bda2f" style:font-style-asian="italic" style:font-weight-asian="normal" style:font-style-complex="italic" style:font-weight-complex="normal"/>
    </style:style>
    <style:style style:name="T183" style:family="text">
      <style:text-properties fo:font-style="italic" fo:font-weight="normal" officeooo:rsid="002916a5" style:font-style-asian="italic" style:font-weight-asian="normal" style:font-style-complex="italic" style:font-weight-complex="normal"/>
    </style:style>
    <style:style style:name="T184" style:family="text">
      <style:text-properties fo:font-style="italic" fo:font-weight="normal" officeooo:rsid="00137820" style:font-style-asian="italic" style:font-weight-asian="normal" style:font-style-complex="italic" style:font-weight-complex="normal"/>
    </style:style>
    <style:style style:name="T185" style:family="text">
      <style:text-properties fo:font-weight="normal" officeooo:rsid="000bda2f" style:font-weight-asian="normal" style:font-weight-complex="normal"/>
    </style:style>
    <style:style style:name="T186" style:family="text">
      <style:text-properties fo:font-weight="normal" officeooo:rsid="00137820" style:font-weight-asian="normal" style:font-weight-complex="normal"/>
    </style:style>
    <style:style style:name="T187" style:family="text">
      <style:text-properties fo:font-size="10pt" style:font-size-asian="10pt" style:font-name-complex="Times New Roman" style:font-size-complex="10pt"/>
    </style:style>
    <style:style style:name="T188" style:family="text">
      <style:text-properties fo:font-size="10pt" style:font-size-asian="10pt" style:font-name-complex="Times New Roman" style:font-size-complex="10pt" style:language-complex="he" style:country-complex="IL"/>
    </style:style>
    <style:style style:name="T189" style:family="text">
      <style:text-properties fo:font-size="10pt" officeooo:rsid="005b2a87" style:font-size-asian="10pt" style:font-name-complex="Times New Roman" style:font-size-complex="10pt" style:language-complex="he" style:country-complex="IL"/>
    </style:style>
    <style:style style:name="T190" style:family="text">
      <style:text-properties fo:font-size="10pt" officeooo:rsid="005d07d9" style:font-size-asian="10pt" style:font-name-complex="Times New Roman" style:font-size-complex="10pt" style:language-complex="he" style:country-complex="IL"/>
    </style:style>
    <style:style style:name="T191" style:family="text">
      <style:text-properties fo:font-size="10pt" officeooo:rsid="009de339" style:font-size-asian="10pt" style:font-name-complex="Times New Roman" style:font-size-complex="10pt" style:language-complex="he" style:country-complex="IL"/>
    </style:style>
    <style:style style:name="T192" style:family="text">
      <style:text-properties fo:font-size="10pt" style:font-size-asian="10pt" style:font-size-complex="10pt"/>
    </style:style>
    <style:style style:name="T193" style:family="text">
      <style:text-properties fo:font-size="10pt" style:font-size-asian="10pt" style:font-size-complex="10pt" style:language-complex="he" style:country-complex="IL"/>
    </style:style>
    <style:style style:name="T194" style:family="text">
      <style:text-properties fo:font-size="10pt" officeooo:rsid="005b2a87" style:font-size-asian="10pt" style:font-size-complex="10pt" style:language-complex="he" style:country-complex="IL"/>
    </style:style>
    <style:style style:name="T195" style:family="text">
      <style:text-properties fo:font-size="10pt" officeooo:rsid="005d07d9" style:font-size-asian="10pt" style:font-size-complex="10pt" style:language-complex="he" style:country-complex="IL"/>
    </style:style>
    <style:style style:name="T196" style:family="text">
      <style:text-properties fo:font-size="10pt" officeooo:rsid="009de339" style:font-size-asian="10pt" style:font-size-complex="10pt" style:language-complex="he" style:country-complex="IL"/>
    </style:style>
    <style:style style:name="T197" style:family="text">
      <style:text-properties officeooo:rsid="00b0ea07"/>
    </style:style>
    <style:style style:name="T198" style:family="text">
      <style:text-properties style:font-name="Times New Roman" fo:font-size="10.1000003814697pt" fo:font-weight="normal" officeooo:rsid="00072ca6" style:font-size-asian="10.1000003814697pt" style:font-weight-asian="normal" style:font-name-complex="Times New Roman" style:font-size-complex="10.1000003814697pt" style:font-weight-complex="normal"/>
    </style:style>
    <style:style style:name="T199" style:family="text">
      <style:text-properties style:font-name="Times New Roman" fo:font-size="10.1000003814697pt" fo:font-weight="normal" officeooo:rsid="0095b788" style:font-size-asian="10.1000003814697pt" style:font-weight-asian="normal" style:font-name-complex="Times New Roman" style:font-size-complex="10.1000003814697pt" style:font-weight-complex="normal"/>
    </style:style>
    <style:style style:name="T200" style:family="text">
      <style:text-properties style:font-name="Times New Roman" fo:font-size="10.1000003814697pt" fo:font-weight="normal" officeooo:rsid="00072ca6" fo:background-color="transparent" loext:char-shading-value="0" style:font-size-asian="10.1000003814697pt" style:font-weight-asian="normal" style:font-name-complex="Times New Roman" style:font-size-complex="10.1000003814697pt" style:font-weight-complex="normal"/>
    </style:style>
    <style:style style:name="T201" style:family="text">
      <style:text-properties style:font-name="Times New Roman" fo:font-size="10.1000003814697pt" fo:font-weight="normal" officeooo:rsid="000b81c5" fo:background-color="transparent" loext:char-shading-value="0" style:font-size-asian="10.1000003814697pt" style:font-weight-asian="normal" style:font-name-complex="Times New Roman" style:font-size-complex="10.1000003814697pt" style:font-weight-complex="normal"/>
    </style:style>
    <style:style style:name="T202" style:family="text">
      <style:text-properties style:font-name="Times New Roman" fo:font-size="10.1000003814697pt" fo:font-weight="normal" officeooo:rsid="000bda2f" fo:background-color="transparent" loext:char-shading-value="0" style:font-size-asian="10.1000003814697pt" style:font-weight-asian="normal" style:font-name-complex="Times New Roman" style:font-size-complex="10.1000003814697pt" style:font-weight-complex="normal"/>
    </style:style>
    <style:style style:name="T203" style:family="text">
      <style:text-properties style:font-name="Times New Roman" fo:font-size="10.1000003814697pt" fo:font-weight="normal" officeooo:rsid="00341939"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04" style:family="text">
      <style:text-properties style:font-name="Times New Roman" fo:font-size="10.1000003814697pt" fo:font-weight="normal" officeooo:rsid="00072ca6" fo:background-color="transparent" loext:char-shading-value="0" style:font-size-asian="10.1000003814697pt" style:font-weight-asian="normal" style:font-name-complex="Times New Roman" style:font-size-complex="10.1000003814697pt" style:language-complex="he" style:country-complex="IL" style:font-weight-complex="normal"/>
    </style:style>
    <style:style style:name="T205" style:family="text">
      <style:text-properties style:font-name="Times New Roman" fo:font-size="10.1000003814697pt" fo:language="en" fo:country="US" fo:font-weight="normal" officeooo:rsid="0095b788" style:font-name-asian="NSimSun" style:font-size-asian="10.1000003814697pt" style:font-weight-asian="normal" style:font-name-complex="Times New Roman" style:font-size-complex="10.1000003814697pt" style:language-complex="he" style:country-complex="IL" style:font-weight-complex="normal"/>
    </style:style>
    <style:style style:name="T206" style:family="text">
      <style:text-properties style:font-name="Times New Roman" fo:font-size="10.1000003814697pt" fo:language="en" fo:country="US" fo:font-weight="normal" officeooo:rsid="0095b788" style:font-size-asian="10.1000003814697pt" style:font-weight-asian="normal" style:font-name-complex="Times New Roman" style:font-size-complex="10.1000003814697pt" style:font-weight-complex="normal"/>
    </style:style>
    <style:style style:name="T207" style:family="text">
      <style:text-properties style:font-name="Times New Roman" fo:font-size="10.1000003814697pt" fo:font-weight="bold" officeooo:rsid="00072ca6" style:font-size-asian="10.1000003814697pt" style:font-weight-asian="bold" style:font-name-complex="Times New Roman" style:font-size-complex="10.1000003814697pt" style:font-weight-complex="bold"/>
    </style:style>
    <style:style style:name="T208" style:family="text">
      <style:text-properties style:font-name="Times New Roman" fo:font-size="14pt" fo:font-style="normal" fo:font-weight="bold" officeooo:rsid="000bda2f" fo:background-color="transparent" loext:char-shading-value="0" style:font-name-asian="DejaVu Sans" style:font-size-asian="14pt" style:font-style-asian="normal" style:font-weight-asian="bold" style:font-name-complex="Times New Roman" style:font-size-complex="14pt" style:language-complex="he" style:country-complex="IL" style:font-style-complex="normal" style:font-weight-complex="bold"/>
    </style:style>
    <style:style style:name="T209" style:family="text">
      <style:text-properties fo:font-size="14pt" fo:font-style="normal" fo:font-weight="bold" officeooo:rsid="000bda2f" fo:background-color="transparent" loext:char-shading-value="0" style:font-name-asian="DejaVu Sans" style:font-size-asian="14pt" style:font-style-asian="normal" style:font-weight-asian="bold" style:font-size-complex="14pt" style:language-complex="he" style:country-complex="IL" style:font-style-complex="normal" style:font-weight-complex="bold"/>
    </style:style>
    <style:style style:name="T210" style:family="text">
      <style:text-properties fo:font-style="normal" style:font-name-asian="DejaVu Sans" style:font-style-asian="normal" style:language-complex="he" style:country-complex="IL" style:font-style-complex="normal"/>
    </style:style>
    <style:style style:name="T211" style:family="text">
      <style:text-properties fo:color="#000000" style:font-name="Arial1" fo:font-size="6.09999990463257pt" style:font-size-asian="6.09999990463257pt" style:font-name-complex="Arial1" style:font-size-complex="6.09999990463257pt"/>
    </style:style>
    <style:style style:name="T212" style:family="text">
      <style:text-properties fo:color="#000000" style:font-name="Arial1" fo:font-size="7.09999990463257pt" style:font-size-asian="7.09999990463257pt" style:font-name-complex="Arial1" style:font-size-complex="7.09999990463257pt"/>
    </style:style>
    <style:style style:name="T213" style:family="text">
      <style:text-properties fo:color="#000000" style:font-name="Arial1" fo:font-size="7pt" style:font-size-asian="7pt" style:font-name-complex="Arial1" style:font-size-complex="7pt"/>
    </style:style>
    <style:style style:name="T214" style:family="text">
      <style:text-properties fo:color="#000000" style:font-name="Arial1" fo:font-size="7.19999980926514pt" style:font-size-asian="7.19999980926514pt" style:font-name-complex="Arial1" style:font-size-complex="7.19999980926514pt"/>
    </style:style>
    <style:style style:name="T215" style:family="text">
      <style:text-properties fo:color="#000000" style:font-name="Arial1" fo:font-size="6.90000009536743pt" style:font-size-asian="6.90000009536743pt" style:font-name-complex="Arial1" style:font-size-complex="6.90000009536743pt"/>
    </style:style>
    <style:style style:name="T216" style:family="text">
      <style:text-properties fo:color="#000000" style:font-name="Times New Roman1" fo:font-size="11pt" fo:font-style="italic" style:font-size-asian="11pt" style:font-name-complex="Times New Roman1" style:font-size-complex="11pt" style:font-style-complex="italic"/>
    </style:style>
    <style:style style:name="T2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18" style:family="text">
      <style:text-properties fo:color="#000000" style:font-name="OpenSymbol" fo:font-size="11pt" style:font-size-asian="11pt" style:font-name-complex="OpenSymbol" style:font-size-complex="11pt"/>
    </style:style>
    <style:style style:name="T219" style:family="text">
      <style:text-properties fo:color="#000000" style:font-name="OpenSymbol" fo:font-size="29.8999996185303pt" style:font-size-asian="29.8999996185303pt" style:font-name-complex="OpenSymbol" style:font-size-complex="29.8999996185303pt"/>
    </style:style>
    <style:style style:name="T220" style:family="text">
      <style:text-properties fo:color="#000000" style:font-name="Times New Roman1" fo:font-size="11pt" style:font-size-asian="11pt" style:font-name-complex="Times New Roman1" style:font-size-complex="11pt"/>
    </style:style>
    <style:style style:name="T221" style:family="text">
      <style:text-properties fo:color="#000000" style:font-name="OpenSymbol" fo:font-size="16pt" style:font-size-asian="16pt" style:font-name-complex="OpenSymbol" style:font-size-complex="16pt"/>
    </style:style>
    <style:style style:name="T222" style:family="text">
      <style:text-properties fo:color="#000000" style:font-name="OpenSymbol" fo:font-size="6.59999990463257pt" style:font-size-asian="6.59999990463257pt" style:font-name-complex="OpenSymbol" style:font-size-complex="6.59999990463257pt"/>
    </style:style>
    <style:style style:name="T223" style:family="text">
      <style:text-properties fo:color="#000000" style:font-name="Times New Roman1" fo:font-size="6.59999990463257pt" style:font-size-asian="6.59999990463257pt" style:font-name-complex="Times New Roman1" style:font-size-complex="6.59999990463257pt"/>
    </style:style>
    <style:style style:name="T224" style:family="text">
      <style:text-properties fo:color="#000000" style:font-name="OpenSymbol" fo:font-size="14.6000003814697pt" style:font-size-asian="14.6000003814697pt" style:font-name-complex="OpenSymbol" style:font-size-complex="14.6000003814697pt"/>
    </style:style>
    <style:style style:name="T225" style:family="text">
      <style:text-properties fo:color="#000000" style:font-name="Courier New" fo:font-size="8pt" style:font-size-asian="8pt" style:font-name-complex="Courier New" style:font-size-complex="8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5cm" fo:min-width="0.864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5cm" fo:min-width="1.228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cm" fo:min-width="0.725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cm" fo:min-width="1.057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cm" fo:min-width="1.247cm" fo:padding-top="0cm" fo:padding-bottom="0cm" fo:padding-left="0cm" fo:padding-right="0cm" style:run-through="foreground"/>
    </style:style>
    <style:style style:name="gr8" style:family="graphic">
      <style:graphic-properties draw:stroke="solid" svg:stroke-color="#000000" draw:marker-start="" draw:marker-end="" draw:fill="none"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cm" fo:min-width="0.589cm" fo:padding-top="0cm" fo:padding-bottom="0cm" fo:padding-left="0cm" fo:padding-right="0cm" style:run-through="foreground"/>
    </style:style>
    <style:style style:name="gr10"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1"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cm" fo:min-width="1.845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cm" fo:min-width="2.411cm" fo:padding-top="0cm" fo:padding-bottom="0cm" fo:padding-left="0cm" fo:padding-right="0cm" style:run-through="foreground"/>
    </style:style>
    <style:style style:name="gr1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1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0"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91cm" fo:min-width="1.508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91cm" fo:min-width="1.355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91cm" fo:min-width="1.173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91cm" fo:min-width="2.464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91cm" fo:min-width="3.244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27" style:family="graphic">
      <style:graphic-properties style:run-through="foreground" style:vertical-pos="middle" style:vertical-rel="baselin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88cm" fo:min-width="1.284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8cm" fo:min-width="1.108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8cm" fo:min-width="1.169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8cm" fo:min-width="1.06cm" fo:padding-top="0cm" fo:padding-bottom="0cm" fo:padding-left="0cm" fo:padding-right="0cm" style:run-through="foreground"/>
    </style:style>
    <style:style style:name="gr32" style:family="graphic">
      <style:graphic-properties draw:stroke="dash" svg:stroke-color="#000000" draw:marker-start="" draw:marker-end="" draw:fill="none"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8cm" fo:min-width="0.58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88cm" fo:min-width="0.072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88cm" fo:min-width="0.621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88cm" fo:min-width="1.266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8cm" fo:min-width="0.49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95cm" fo:min-width="0.497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95cm" fo:min-width="0.596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95cm" fo:min-width="1.191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82cm" fo:min-width="0.6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82cm" fo:min-width="2.926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82cm" fo:min-width="1.141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82cm" fo:min-width="0.70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82cm" fo:min-width="0.843cm" fo:padding-top="0cm" fo:padding-bottom="0cm" fo:padding-left="0cm" fo:padding-right="0cm" style:run-through="foreground"/>
    </style:style>
    <style:style style:name="gr50" style:family="graphic">
      <style:graphic-properties draw:stroke="none" draw:marker-start="" draw:marker-end="" draw:fill="solid" draw:fill-color="#000000"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82cm" fo:min-width="1.15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82cm" fo:min-width="0.409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82cm" fo:min-width="4.11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82cm" fo:min-width="3.734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82cm" fo:min-width="0.397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ביטקוין: מערכת אלקטרונית לתשלומים ישירים <text:span text:style-name="T197">(עמית לעמית)</text:span></text:h>
      <text:p text:style-name="P19"/>
      <text:p text:style-name="P19">Satoshi Nakamoto</text:p>
      <text:p text:style-name="P19">satoshin@gmx.com</text:p>
      <text:p text:style-name="P19"><text:a xlink:type="simple" xlink:href="http://www.bitcoin.org/" text:style-name="Internet_20_link" text:visited-style-name="Visited_20_Internet_20_Link">www.bitcoin.org</text:a> </text:p>
      <text:p text:style-name="P5"><text:span text:style-name="Source_20_Text"><text:span text:style-name="T3">Translated in </text:span></text:span><text:span text:style-name="Source_20_Text"><text:span text:style-name="T199">He</text:span></text:span><text:span text:style-name="Source_20_Text"><text:span text:style-name="T205">brew</text:span></text:span><text:span text:style-name="Source_20_Text"><text:span text:style-name="T3"> from bitcoin.org/bitcoin.pdf</text:span></text:span></text:p>
      <text:p text:style-name="P6"><text:span text:style-name="Source_20_Text"><text:span text:style-name="T206">by Zeev Shilor</text:span></text:span></text:p>
      <text:p text:style-name="P20"/>
      <text:p text:style-name="P19"/>
      <text:p text:style-name="P4"><text:span text:style-name="T57">תקציר.</text:span><text:span text:style-name="T3"> </text:span><text:span text:style-name="T17">מערכת </text:span><text:span text:style-name="T23">מושלמת</text:span><text:span text:style-name="T17"> של גירסה של כסף אלקטרוני </text:span><text:span text:style-name="T23">תאפשר העברה ישירה </text:span><text:span text:style-name="T17">בין פרט אחד למשנהו ללא תיווך של מוסד פיננסי. <text:s/>חתימות דיגיטליות מספקות חלק מהפתרון אך </text:span><text:span text:style-name="T24">התועל</text:span><text:span text:style-name="T23">ו</text:span><text:span text:style-name="T24">ת</text:span><text:span text:style-name="T17"> </text:span><text:span text:style-name="T24">העיקרי</text:span><text:span text:style-name="T23">ו</text:span><text:span text:style-name="T24">ת</text:span><text:span text:style-name="T17"> </text:span><text:span text:style-name="T24">מוחמצ</text:span><text:span text:style-name="T23">ות</text:span><text:span text:style-name="T23"> </text:span><text:span text:style-name="T17">אם </text:span><text:span text:style-name="T23">עדיין </text:span><text:span text:style-name="T17">נדרש צד שלישי כדי למנוע הוצאה כפולה. אנו מציעים פתרון לבעית ההוצאה הכפולה </text:span><text:span text:style-name="T24">ד</text:span><text:span text:style-name="T25">רך</text:span><text:span text:style-name="T17"> שימוש </text:span><text:span text:style-name="T25">ברשת ל</text:span><text:span text:style-name="T17">העברה ישירה בין </text:span><text:span text:style-name="T24">ה</text:span><text:span text:style-name="T25">צדדים</text:span><text:span text:style-name="T17">. חותמות הזמן של </text:span><text:span text:style-name="T25">עסקות הרשת</text:span><text:span text:style-name="T24"> </text:span><text:span text:style-name="T34">עם</text:span><text:span text:style-name="T25"> ה</text:span><text:span text:style-name="T26">מוצפנות </text:span><text:span text:style-name="T25">ב"</text:span><text:span text:style-name="T17">האש</text:span><text:span text:style-name="T25">ינג" לשרשרת מתמשכת של הוכחות עבודה, יוצר</text:span><text:span text:style-name="T26">ות</text:span><text:span text:style-name="T25"> תיעוד אשר אינו ניתן לשינוי ללא </text:span><text:span text:style-name="T17">ביצוע מחדש של העבודה. </text:span><text:span text:style-name="T26">ה</text:span><text:span text:style-name="T17">שרשרת הארוכה ביותר לא רק משמשת </text:span><text:span text:style-name="T24">כ</text:span><text:span text:style-name="T26">עדות לרצף ה</text:span><text:span text:style-name="T17">אירועים שקרו, אלא גם שההוכחה הגיע</text:span><text:span text:style-name="T26">ה</text:span><text:span text:style-name="T17"> מהמאגר הגדול ביותר של כח המיחשוב </text:span><text:span text:style-name="T24">(</text:span><text:span text:style-name="T17">CPU</text:span><text:span text:style-name="T26">)</text:span><text:span text:style-name="T17">. כל עוד מרבית כח המיחשוב נשלט ע"י צמתות אשר אינן </text:span><text:span text:style-name="T24">מ</text:span><text:span text:style-name="T26">תאגדות</text:span><text:span text:style-name="T17"> לתקוף את הרשת, </text:span><text:span text:style-name="T24">ה</text:span><text:span text:style-name="T26">ן</text:span><text:span text:style-name="T17"> ייצרו את השרשרת הארוכה ביותר ויגברו על </text:span><text:span text:style-name="T24">ה</text:span><text:span text:style-name="T26">תוקפים.</text:span><text:span text:style-name="T17"> הרשת עצמה צורכת </text:span><text:span text:style-name="T24">א</text:span><text:span text:style-name="T26">רגון</text:span><text:span text:style-name="T17"> מינימלי. </text:span><text:span text:style-name="T3">הודעות משוגרות על בסיס המאמץ המוצלח ביותר, וצמתות</text:span><text:span text:style-name="T5"> </text:span><text:span text:style-name="T6">הרשת</text:span><text:span text:style-name="T5"> </text:span><text:span text:style-name="T3">יכולות להתחבר ולהתנתק כרצונן, תוך קבלת שרשרת הוכחת העבודה הארוכה .ביותר כהוכחה למה </text:span><text:span text:style-name="T5">ש</text:span><text:span text:style-name="T7">אירע </text:span><text:span text:style-name="T3">ברשת בעת שהיו מנותקות. </text:span></text:p>
      <text:h text:style-name="P8" text:outline-level="2">1. <text:s text:c="3"/>הקדמה </text:h>
      <text:p text:style-name="P3"><text:span text:style-name="T68">מסחר באינטרנט </text:span><text:span text:style-name="T69">הגיע למצב בו </text:span><text:span text:style-name="T68">נשען כמעט לגמרי על מוסדות פיננסים המשמשים כנאמן צד שלישי כדי לעבד </text:span><text:span text:style-name="T70">ת</text:span><text:span text:style-name="T69">שלומים</text:span><text:span text:style-name="T68"> </text:span><text:span text:style-name="T70">אלקטרוני</text:span><text:span text:style-name="T69">ם</text:span><text:span text:style-name="T68">. אמנם המערכת עובדת היטב עבור מרבית העסקות, </text:span><text:span text:style-name="T69">אך </text:span><text:span text:style-name="T68">היא עדיין סובלת מהחולשה המובנה של מודל מבוסס אמון. אי</text:span><text:span text:style-name="T69">ן</text:span><text:span text:style-name="T68"> אפשרות</text:span><text:span text:style-name="T70"> </text:span><text:span text:style-name="T69">אמיתית ל</text:span><text:span text:style-name="T68">עסקות ללא חזרה, כיון שהמוסדות אינם יכולים להמנע מהצורך ל</text:span><text:span text:style-name="T70">ג</text:span><text:span text:style-name="T69">שר בין</text:span><text:span text:style-name="T68"> מחלוקות. עלות התווך מעלה את </text:span><text:span text:style-name="T70">עלו</text:span><text:span text:style-name="T71">יו</text:span><text:span text:style-name="T70">ת</text:span><text:span text:style-name="T68"> העסקה, מה </text:span><text:span text:style-name="T70">ש</text:span><text:span text:style-name="T71">מגביל באופן </text:span><text:span text:style-name="T70">פרקטי </text:span><text:span text:style-name="T74">את</text:span><text:span text:style-name="T68"> מינימום גובה עסקה ומנטרל את העסקות </text:span><text:span text:style-name="T71">היומיומיות הזעירות</text:span><text:span text:style-name="T68">, ויש גם </text:span><text:span text:style-name="T70">עלו</text:span><text:span text:style-name="T72">ת נרחבת יותר</text:span><text:span text:style-name="T68"> </text:span><text:span text:style-name="T70">ב</text:span><text:span text:style-name="T68">חוסר היכולת לבצע </text:span><text:span text:style-name="T70">ת</text:span><text:span text:style-name="T72">שלומים</text:span><text:span text:style-name="T68"> ללא חזרה לשרותים שלא </text:span><text:span text:style-name="T70">נית</text:span><text:span text:style-name="T72">ן לבטלם לאחר שהתבצעו</text:span><text:span text:style-name="T68">. עם האפשרות </text:span><text:span text:style-name="T70">ל</text:span><text:span text:style-name="T72">התחרטות</text:span><text:span text:style-name="T68">, הצורך בשרותי אמון </text:span><text:span text:style-name="T70">מ</text:span><text:span text:style-name="T72">תרחב</text:span><text:span text:style-name="T68">. סוחרים צריכים להיות חשדנים לגבי לקוחותיהם </text:span><text:span text:style-name="T70">ולהטרי</text:span><text:span text:style-name="T73">חם בדרישות </text:span><text:span text:style-name="T68">מידע אשר במצב אחר לא </text:span><text:span text:style-name="T70">הי</text:span><text:span text:style-name="T73">ה נדרש</text:span><text:span text:style-name="T68">. יש אחוז מסוים של הונאות אשר נתפס כבלתי ניתן למניעה. עלויות אלו ועלויות כתוצאה מחוסר ודאות ניתנות למניעה באופן ישיר בעת השימוש בכסף מזומן פיזי. אך אין מנגנון שמאפשר תשלומים כאלה דרך ערוץ תקשורת ללא אמון.</text:span></text:p>
      <text:p text:style-name="P2"/>
      <text:p text:style-name="P55"><text:span text:style-name="T75">מה שנחוץ הוא מערכת תשלומים אלקטרונית המבוססת על הוכחה קריפטוגרפית במקום מערכת מבוססת אמון, </text:span><text:span text:style-name="T76">ה</text:span><text:span text:style-name="T77">מ</text:span><text:span text:style-name="T75">אפשר</text:span><text:span text:style-name="T77">ת</text:span><text:span text:style-name="T75"> לכל שני צדדים</text:span><text:span text:style-name="T76"> </text:span><text:span text:style-name="T77">שרוצים בכך, </text:span><text:span text:style-name="T75">לבצע עסקות ישירות האחד עם השני ללא הצורך במעורבות </text:span><text:span text:style-name="T77">נאמן </text:span><text:span text:style-name="T75">צד שלישי. עסקות </text:span><text:span text:style-name="T76">ש</text:span><text:span text:style-name="T78">חישובית אין אפשרות פרקטית להחזירן לאחו</text:span><text:span text:style-name="T78">ר </text:span><text:span text:style-name="T76">ת</text:span><text:span text:style-name="T78">בטחנה את </text:span><text:span text:style-name="T75">המוכרים מהונאה, ומנגנוני נאמנות </text:span><text:span text:style-name="T78">שוטפים </text:span><text:span text:style-name="T75">יכולים </text:span><text:span text:style-name="T76">ל</text:span><text:span text:style-name="T78">היות מיושמים </text:span><text:span text:style-name="T75">בקלות </text:span><text:span text:style-name="T78">לצורך הגנת </text:span><text:span text:style-name="T75">הקונים. במאמר זה אנו מציעים פתרון לבעית ההוצאה הכפולה </text:span><text:span text:style-name="T76">בעזרת</text:span><text:span text:style-name="T75"> </text:span><text:span text:style-name="T79">שימוש בשרת חתימות זמן מבוזר להתקשרות ישירה המייצר הוכחה חישובית של ה</text:span><text:span text:style-name="T75">סדר הכרונולוגי של עסקות. המערכת הנה </text:span><text:span text:style-name="T76">מ</text:span><text:span text:style-name="T79">אובטחת </text:span><text:span text:style-name="T75"><text:s/>כל עוד </text:span><text:span text:style-name="T79">מכלול ה</text:span><text:span text:style-name="T75">צמתות </text:span><text:span text:style-name="T79">ה</text:span><text:span text:style-name="T76">ה</text:span><text:span text:style-name="T79">ו</text:span><text:span text:style-name="T76">גנות</text:span><text:span text:style-name="T75"> שולט </text:span><text:span text:style-name="T79">ב</text:span><text:span text:style-name="T75">כח </text:span><text:span text:style-name="T76">ה</text:span><text:span text:style-name="T79">מיחשוב </text:span><text:span text:style-name="T75">שגבוה יותר משל קבוצה כלשהי</text:span><text:span text:style-name="T76"> <text:s/>ש</text:span><text:span text:style-name="T79">אולי תחבור </text:span><text:span text:style-name="T75">כדי לתקוף את הרשת. </text:span></text:p>
      <text:h text:style-name="P18" text:outline-level="2"><text:span text:style-name="T208">2. <text:s text:c="3"/>עסקות</text:span></text:h>
      <text:p text:style-name="P41"><text:span text:style-name="T66">א</text:span>נו מגדירים מטבע אלקטרוני כשרשרת של חתימות דיגיטליות. כל בעלים מעביר את המטבע לבא בתור בעזרת חתימה דיגיטלית של הצפנת ההאש של העסקה הקודמת והמפתח הציבורי של הבעלים הבא, והוספתם <text:span text:style-name="T60">בסו</text:span><text:span text:style-name="T67">ף </text:span>המטבע. המקבל יכול <text:span text:style-name="T60">ל</text:span><text:span text:style-name="T67">אמת </text:span>את החתימות כדי לודא את שרשרת הבעלות. </text:p>
      <text:p text:style-name="P56"/>
      <text:p text:style-name="P57"><draw:g text:anchor-type="as-char" draw:z-index="11" draw:style-name="gr27"><draw:polygon draw:style-name="gr2" draw:text-style-name="P76" svg:width="2.161cm" svg:height="3.933cm" svg:x="0.591cm" svg:y="0cm" svg:viewBox="0 0 2162 3934" draw:points="1083,3934 0,3934 0,0 2162,0 2162,3934"><text:p/></draw:polygon><draw:polygon draw:style-name="gr2" draw:text-style-name="P76" svg:width="1.767cm" svg:height="0.786cm" svg:x="0.788cm" svg:y="0.589cm" svg:viewBox="0 0 1768 787" draw:points="886,787 0,787 0,0 1768,0 1768,787"><text:p/></draw:polygon><draw:frame draw:style-name="gr28" draw:text-style-name="P78" svg:width="1.285cm" svg:height="0.288cm" svg:x="0.778cm" svg:y="0.141cm"><draw:text-box><text:p text:style-name="P77"><text:span text:style-name="T213">Transaction</text:span></text:p></draw:text-box></draw:frame><draw:frame draw:style-name="gr29" draw:text-style-name="P78" svg:width="1.108cm" svg:height="0.288cm" svg:x="1.12cm" svg:y="0.737cm"><draw:text-box><text:p text:style-name="P77"><text:span text:style-name="T213">Owner 1's</text:span></text:p></draw:text-box></draw:frame><draw:polygon draw:style-name="gr2" draw:text-style-name="P76" svg:width="1.375cm" svg:height="0.785cm" svg:x="0.986cm" svg:y="2.946cm" svg:viewBox="0 0 1376 786" draw:points="688,786 0,786 0,0 1376,0 1376,786"><text:p/></draw:polygon><draw:frame draw:style-name="gr30" draw:text-style-name="P78" svg:width="1.17cm" svg:height="0.288cm" svg:x="1.088cm" svg:y="1.009cm"><draw:text-box><text:p text:style-name="P77"><text:span text:style-name="T213">Public Key</text:span></text:p></draw:text-box></draw:frame><draw:frame draw:style-name="gr29" draw:text-style-name="P78" svg:width="1.108cm" svg:height="0.288cm" svg:x="1.127cm" svg:y="3.09cm"><draw:text-box><text:p text:style-name="P77"><text:span text:style-name="T213">Owner 0's</text:span></text:p></draw:text-box></draw:frame><draw:polygon draw:style-name="gr15" draw:text-style-name="P76" svg:width="0.785cm" svg:height="0.394cm" svg:x="1.18cm" svg:y="1.965cm" svg:viewBox="0 0 786 395" draw:points="395,395 0,395 0,0 786,0 786,395"><text:p/></draw:polygon><draw:polygon draw:style-name="gr8" draw:text-style-name="P79" svg:width="0.785cm" svg:height="0.394cm" svg:x="1.18cm" svg:y="1.965cm" svg:viewBox="0 0 786 395" draw:points="395,395 0,395 0,0 786,0 786,395"><text:p/></draw:polygon><draw:frame draw:style-name="gr31" draw:text-style-name="P78" svg:width="1.061cm" svg:height="0.288cm" svg:x="1.148cm" svg:y="3.362cm"><draw:text-box><text:p text:style-name="P77"><text:span text:style-name="T213">Signature</text:span></text:p></draw:text-box></draw:frame><draw:polygon draw:style-name="gr10" draw:text-style-name="P80" svg:width="0.158cm" svg:height="0.232cm" svg:x="1.691cm" svg:y="1.732cm" svg:viewBox="0 0 159 233" draw:points="78,233 0,0 159,0"><text:p/></draw:polygon><draw:line draw:style-name="gr11" draw:text-style-name="P79" svg:x1="1.768cm" svg:y1="1.377cm" svg:x2="1.768cm" svg:y2="1.779cm"><text:p/></draw:line><draw:polygon draw:style-name="gr10" draw:text-style-name="P80" svg:width="0.154cm" svg:height="0.236cm" svg:x="1.497cm" svg:y="2.714cm" svg:viewBox="0 0 155 237" draw:points="78,237 0,0 155,0"><text:p/></draw:polygon><draw:line draw:style-name="gr11" draw:text-style-name="P79" svg:x1="1.574cm" svg:y1="2.36cm" svg:x2="1.574cm" svg:y2="2.763cm"><text:p/></draw:line><draw:line draw:style-name="gr32" draw:text-style-name="P79" svg:x1="2.362cm" svg:y1="1.377cm" svg:x2="2.362cm" svg:y2="2.361cm"><text:p/></draw:line><draw:polygon draw:style-name="gr2" draw:text-style-name="P76" svg:width="2.162cm" svg:height="3.933cm" svg:x="3.737cm" svg:y="0cm" svg:viewBox="0 0 2163 3934" draw:points="1080,3934 0,3934 0,0 2163,0 2163,3934"><text:p/></draw:polygon><draw:frame draw:style-name="gr33" draw:text-style-name="P78" svg:width="0.581cm" svg:height="0.288cm" svg:x="1.293cm" svg:y="2.046cm"><draw:text-box><text:p text:style-name="P77"><text:span text:style-name="T213">Hash</text:span></text:p></draw:text-box></draw:frame><draw:polygon draw:style-name="gr2" draw:text-style-name="P76" svg:width="1.77cm" svg:height="0.786cm" svg:x="3.931cm" svg:y="0.589cm" svg:viewBox="0 0 1771 787" draw:points="886,787 0,787 0,0 1771,0 1771,787"><text:p/></draw:polygon><draw:frame draw:style-name="gr28" draw:text-style-name="P78" svg:width="1.285cm" svg:height="0.288cm" svg:x="3.932cm" svg:y="0.141cm"><draw:text-box><text:p text:style-name="P77"><text:span text:style-name="T213">Transaction</text:span></text:p></draw:text-box></draw:frame><draw:frame draw:style-name="gr29" draw:text-style-name="P78" svg:width="1.108cm" svg:height="0.288cm" svg:x="4.274cm" svg:y="0.737cm"><draw:text-box><text:p text:style-name="P77"><text:span text:style-name="T213">Owner 2's</text:span></text:p></draw:text-box></draw:frame><draw:polygon draw:style-name="gr2" draw:text-style-name="P76" svg:width="1.375cm" svg:height="0.785cm" svg:x="4.129cm" svg:y="2.946cm" svg:viewBox="0 0 1376 786" draw:points="688,786 0,786 0,0 1376,0 1376,786"><text:p/></draw:polygon><draw:frame draw:style-name="gr30" draw:text-style-name="P78" svg:width="1.17cm" svg:height="0.288cm" svg:x="4.239cm" svg:y="1.009cm"><draw:text-box><text:p text:style-name="P77"><text:span text:style-name="T213">Public Key</text:span></text:p></draw:text-box></draw:frame><draw:frame draw:style-name="gr29" draw:text-style-name="P78" svg:width="1.108cm" svg:height="0.288cm" svg:x="4.26cm" svg:y="3.09cm"><draw:text-box><text:p text:style-name="P77"><text:span text:style-name="T213">Owner 1's</text:span></text:p></draw:text-box></draw:frame><draw:polygon draw:style-name="gr15" draw:text-style-name="P76" svg:width="0.786cm" svg:height="0.394cm" svg:x="4.326cm" svg:y="1.965cm" svg:viewBox="0 0 787 395" draw:points="392,395 0,395 0,0 787,0 787,395"><text:p/></draw:polygon><draw:polygon draw:style-name="gr8" draw:text-style-name="P79" svg:width="0.786cm" svg:height="0.394cm" svg:x="4.326cm" svg:y="1.965cm" svg:viewBox="0 0 787 395" draw:points="392,395 0,395 0,0 787,0 787,395"><text:p/></draw:polygon><draw:frame draw:style-name="gr31" draw:text-style-name="P78" svg:width="1.061cm" svg:height="0.288cm" svg:x="4.281cm" svg:y="3.362cm"><draw:text-box><text:p text:style-name="P77"><text:span text:style-name="T213">Signature</text:span></text:p></draw:text-box></draw:frame><draw:polygon draw:style-name="gr10" draw:text-style-name="P80" svg:width="0.154cm" svg:height="0.232cm" svg:x="4.838cm" svg:y="1.732cm" svg:viewBox="0 0 155 233" draw:points="78,233 0,0 155,0"><text:p/></draw:polygon><draw:line draw:style-name="gr11" draw:text-style-name="P79" svg:x1="4.916cm" svg:y1="1.377cm" svg:x2="4.916cm" svg:y2="1.779cm"><text:p/></draw:line><draw:polygon draw:style-name="gr10" draw:text-style-name="P80" svg:width="0.158cm" svg:height="0.236cm" svg:x="4.64cm" svg:y="2.714cm" svg:viewBox="0 0 159 237" draw:points="78,237 0,0 159,0"><text:p/></draw:polygon><draw:line draw:style-name="gr11" draw:text-style-name="P79" svg:x1="4.718cm" svg:y1="2.36cm" svg:x2="4.718cm" svg:y2="2.763cm"><text:p/></draw:line><draw:polygon draw:style-name="gr10" draw:text-style-name="P80" svg:width="0.246cm" svg:height="0.165cm" svg:x="3.882cm" svg:y="2.981cm" svg:viewBox="0 0 247 166" draw:points="247,166 0,141 63,0"><text:p/></draw:polygon><draw:line draw:style-name="gr11" draw:text-style-name="P79" svg:x1="2.362cm" svg:y1="2.36cm" svg:x2="2.397cm" svg:y2="2.378cm"><text:p/></draw:line><draw:line draw:style-name="gr11" draw:text-style-name="P79" svg:x1="2.432cm" svg:y1="2.393cm" svg:x2="2.467cm" svg:y2="2.411cm"><text:p/></draw:line><draw:line draw:style-name="gr11" draw:text-style-name="P79" svg:x1="2.503cm" svg:y1="2.424cm" svg:x2="2.541cm" svg:y2="2.442cm"><text:p/></draw:line><draw:line draw:style-name="gr11" draw:text-style-name="P79" svg:x1="2.577cm" svg:y1="2.454cm" svg:x2="2.612cm" svg:y2="2.471cm"><text:p/></draw:line><draw:line draw:style-name="gr11" draw:text-style-name="P79" svg:x1="2.647cm" svg:y1="2.487cm" svg:x2="2.686cm" svg:y2="2.505cm"><text:p/></draw:line><draw:line draw:style-name="gr11" draw:text-style-name="P79" svg:x1="2.721cm" svg:y1="2.52cm" svg:x2="2.757cm" svg:y2="2.538cm"><text:p/></draw:line><draw:line draw:style-name="gr11" draw:text-style-name="P79" svg:x1="2.791cm" svg:y1="2.554cm" svg:x2="2.83cm" svg:y2="2.569cm"><text:p/></draw:line><draw:line draw:style-name="gr11" draw:text-style-name="P79" svg:x1="2.866cm" svg:y1="2.587cm" svg:x2="2.901cm" svg:y2="2.601cm"><text:p/></draw:line><draw:line draw:style-name="gr11" draw:text-style-name="P79" svg:x1="2.937cm" svg:y1="2.618cm" svg:x2="2.972cm" svg:y2="2.632cm"><text:p/></draw:line><draw:line draw:style-name="gr11" draw:text-style-name="P79" svg:x1="3.011cm" svg:y1="2.648cm" svg:x2="3.046cm" svg:y2="2.662cm"><text:p/></draw:line><draw:line draw:style-name="gr11" draw:text-style-name="P79" svg:x1="3.081cm" svg:y1="2.681cm" svg:x2="3.116cm" svg:y2="2.696cm"><text:p/></draw:line><draw:line draw:style-name="gr11" draw:text-style-name="P79" svg:x1="3.151cm" svg:y1="2.714cm" svg:x2="3.19cm" svg:y2="2.728cm"><text:p/></draw:line><draw:line draw:style-name="gr11" draw:text-style-name="P79" svg:x1="3.225cm" svg:y1="2.745cm" svg:x2="3.26cm" svg:y2="2.763cm"><text:p/></draw:line><draw:line draw:style-name="gr11" draw:text-style-name="P79" svg:x1="3.296cm" svg:y1="2.775cm" svg:x2="3.335cm" svg:y2="2.792cm"><text:p/></draw:line><draw:line draw:style-name="gr11" draw:text-style-name="P79" svg:x1="3.37cm" svg:y1="2.808cm" svg:x2="3.406cm" svg:y2="2.826cm"><text:p/></draw:line><draw:line draw:style-name="gr11" draw:text-style-name="P79" svg:x1="3.441cm" svg:y1="2.841cm" svg:x2="3.48cm" svg:y2="2.859cm"><text:p/></draw:line><draw:line draw:style-name="gr11" draw:text-style-name="P79" svg:x1="3.515cm" svg:y1="2.872cm" svg:x2="3.55cm" svg:y2="2.89cm"><text:p/></draw:line><draw:line draw:style-name="gr11" draw:text-style-name="P79" svg:x1="3.586cm" svg:y1="2.902cm" svg:x2="3.621cm" svg:y2="2.919cm"><text:p/></draw:line><draw:line draw:style-name="gr11" draw:text-style-name="P79" svg:x1="3.659cm" svg:y1="2.939cm" svg:x2="3.694cm" svg:y2="2.953cm"><text:p/></draw:line><draw:line draw:style-name="gr11" draw:text-style-name="P79" svg:x1="3.73cm" svg:y1="2.969cm" svg:x2="3.766cm" svg:y2="2.983cm"><text:p/></draw:line><draw:line draw:style-name="gr11" draw:text-style-name="P79" svg:x1="3.804cm" svg:y1="3.002cm" svg:x2="3.84cm" svg:y2="3.017cm"><text:p/></draw:line><draw:line draw:style-name="gr11" draw:text-style-name="P79" svg:x1="3.875cm" svg:y1="3.035cm" svg:x2="3.91cm" svg:y2="3.049cm"><text:p/></draw:line><draw:line draw:style-name="gr11" draw:text-style-name="P79" svg:x1="3.949cm" svg:y1="3.066cm" svg:x2="3.956cm" svg:y2="3.07cm"><text:p/></draw:line><draw:frame draw:style-name="gr33" draw:text-style-name="P78" svg:width="0.581cm" svg:height="0.288cm" svg:x="4.426cm" svg:y="2.046cm"><draw:text-box><text:p text:style-name="P77"><text:span text:style-name="T213">Hash</text:span></text:p></draw:text-box></draw:frame><draw:frame draw:style-name="gr34" draw:text-style-name="P78" svg:width="0.073cm" svg:height="0.288cm" draw:transform="rotate (-0.404916386462684) translate (2.97920833333333cm 2.48213888888889cm)"><draw:text-box><text:p text:style-name="P77"><text:span text:style-name="T213"><text:s/></text:span></text:p></draw:text-box></draw:frame><draw:line draw:style-name="gr32" draw:text-style-name="P79" svg:x1="5.504cm" svg:y1="1.377cm" svg:x2="5.504cm" svg:y2="2.361cm"><text:p/></draw:line><draw:polygon draw:style-name="gr2" draw:text-style-name="P76" svg:width="2.161cm" svg:height="3.933cm" svg:x="6.881cm" svg:y="0cm" svg:viewBox="0 0 2162 3934" draw:points="1083,3934 0,3934 0,0 2162,0 2162,3934"><text:p/></draw:polygon><draw:polygon draw:style-name="gr2" draw:text-style-name="P76" svg:width="1.767cm" svg:height="0.786cm" svg:x="7.078cm" svg:y="0.589cm" svg:viewBox="0 0 1768 787" draw:points="886,787 0,787 0,0 1768,0 1768,787"><text:p/></draw:polygon><draw:frame draw:style-name="gr28" draw:text-style-name="P78" svg:width="1.285cm" svg:height="0.288cm" svg:x="7.064cm" svg:y="0.141cm"><draw:text-box><text:p text:style-name="P77"><text:span text:style-name="T213">Transaction</text:span></text:p></draw:text-box></draw:frame><draw:frame draw:style-name="gr29" draw:text-style-name="P78" svg:width="1.108cm" svg:height="0.288cm" svg:x="7.407cm" svg:y="0.737cm"><draw:text-box><text:p text:style-name="P77"><text:span text:style-name="T213">Owner 3's</text:span></text:p></draw:text-box></draw:frame><draw:polygon draw:style-name="gr2" draw:text-style-name="P76" svg:width="1.375cm" svg:height="0.785cm" svg:x="7.276cm" svg:y="2.946cm" svg:viewBox="0 0 1376 786" draw:points="688,786 0,786 0,0 1376,0 1376,786"><text:p/></draw:polygon><draw:frame draw:style-name="gr30" draw:text-style-name="P78" svg:width="1.17cm" svg:height="0.288cm" svg:x="7.371cm" svg:y="1.009cm"><draw:text-box><text:p text:style-name="P77"><text:span text:style-name="T213">Public Key</text:span></text:p></draw:text-box></draw:frame><draw:frame draw:style-name="gr29" draw:text-style-name="P78" svg:width="1.108cm" svg:height="0.288cm" svg:x="7.414cm" svg:y="3.09cm"><draw:text-box><text:p text:style-name="P77"><text:span text:style-name="T213">Owner 2's</text:span></text:p></draw:text-box></draw:frame><draw:polygon draw:style-name="gr15" draw:text-style-name="P76" svg:width="0.785cm" svg:height="0.394cm" svg:x="7.469cm" svg:y="1.965cm" svg:viewBox="0 0 786 395" draw:points="395,395 0,395 0,0 786,0 786,395"><text:p/></draw:polygon><draw:polygon draw:style-name="gr8" draw:text-style-name="P79" svg:width="0.785cm" svg:height="0.394cm" svg:x="7.469cm" svg:y="1.965cm" svg:viewBox="0 0 786 395" draw:points="395,395 0,395 0,0 786,0 786,395"><text:p/></draw:polygon><draw:frame draw:style-name="gr31" draw:text-style-name="P78" svg:width="1.061cm" svg:height="0.288cm" svg:x="7.435cm" svg:y="3.362cm"><draw:text-box><text:p text:style-name="P77"><text:span text:style-name="T213">Signature</text:span></text:p></draw:text-box></draw:frame><draw:polygon draw:style-name="gr10" draw:text-style-name="P80" svg:width="0.158cm" svg:height="0.232cm" svg:x="7.981cm" svg:y="1.732cm" svg:viewBox="0 0 159 233" draw:points="78,233 0,0 159,0"><text:p/></draw:polygon><draw:line draw:style-name="gr11" draw:text-style-name="P79" svg:x1="8.058cm" svg:y1="1.377cm" svg:x2="8.058cm" svg:y2="1.779cm"><text:p/></draw:line><draw:polygon draw:style-name="gr10" draw:text-style-name="P80" svg:width="0.154cm" svg:height="0.236cm" svg:x="7.787cm" svg:y="2.714cm" svg:viewBox="0 0 155 237" draw:points="78,237 0,0 155,0"><text:p/></draw:polygon><draw:line draw:style-name="gr11" draw:text-style-name="P79" svg:x1="7.864cm" svg:y1="2.36cm" svg:x2="7.864cm" svg:y2="2.763cm"><text:p/></draw:line><draw:polygon draw:style-name="gr10" draw:text-style-name="P80" svg:width="0.154cm" svg:height="0.232cm" svg:x="7.59cm" svg:y="1.732cm" svg:viewBox="0 0 155 233" draw:points="77,233 0,0 155,0"><text:p/></draw:polygon><draw:line draw:style-name="gr11" draw:text-style-name="P79" svg:x1="7.667cm" svg:y1="1.572cm" svg:x2="7.667cm" svg:y2="1.776cm"><text:p/></draw:line><draw:polygon draw:style-name="gr10" draw:text-style-name="P80" svg:width="0.246cm" svg:height="0.165cm" svg:x="7.028cm" svg:y="2.981cm" svg:viewBox="0 0 247 166" draw:points="247,166 0,141 63,0"><text:p/></draw:polygon><draw:line draw:style-name="gr11" draw:text-style-name="P79" svg:x1="5.504cm" svg:y1="2.36cm" svg:x2="5.539cm" svg:y2="2.378cm"><text:p/></draw:line><draw:line draw:style-name="gr11" draw:text-style-name="P79" svg:x1="5.575cm" svg:y1="2.393cm" svg:x2="5.614cm" svg:y2="2.411cm"><text:p/></draw:line><draw:line draw:style-name="gr11" draw:text-style-name="P79" svg:x1="5.649cm" svg:y1="2.424cm" svg:x2="5.685cm" svg:y2="2.442cm"><text:p/></draw:line><draw:line draw:style-name="gr11" draw:text-style-name="P79" svg:x1="5.723cm" svg:y1="2.454cm" svg:x2="5.759cm" svg:y2="2.471cm"><text:p/></draw:line><draw:line draw:style-name="gr11" draw:text-style-name="P79" svg:x1="5.794cm" svg:y1="2.487cm" svg:x2="5.829cm" svg:y2="2.505cm"><text:p/></draw:line><draw:line draw:style-name="gr11" draw:text-style-name="P79" svg:x1="5.865cm" svg:y1="2.52cm" svg:x2="5.903cm" svg:y2="2.538cm"><text:p/></draw:line><draw:line draw:style-name="gr11" draw:text-style-name="P79" svg:x1="5.939cm" svg:y1="2.554cm" svg:x2="5.974cm" svg:y2="2.569cm"><text:p/></draw:line><draw:line draw:style-name="gr11" draw:text-style-name="P79" svg:x1="6.009cm" svg:y1="2.587cm" svg:x2="6.045cm" svg:y2="2.601cm"><text:p/></draw:line><draw:line draw:style-name="gr11" draw:text-style-name="P79" svg:x1="6.083cm" svg:y1="2.618cm" svg:x2="6.119cm" svg:y2="2.632cm"><text:p/></draw:line><draw:line draw:style-name="gr11" draw:text-style-name="P79" svg:x1="6.153cm" svg:y1="2.648cm" svg:x2="6.188cm" svg:y2="2.662cm"><text:p/></draw:line><draw:line draw:style-name="gr11" draw:text-style-name="P79" svg:x1="6.228cm" svg:y1="2.681cm" svg:x2="6.263cm" svg:y2="2.696cm"><text:p/></draw:line><draw:line draw:style-name="gr11" draw:text-style-name="P79" svg:x1="6.299cm" svg:y1="2.714cm" svg:x2="6.334cm" svg:y2="2.728cm"><text:p/></draw:line><draw:line draw:style-name="gr11" draw:text-style-name="P79" svg:x1="6.373cm" svg:y1="2.745cm" svg:x2="6.408cm" svg:y2="2.763cm"><text:p/></draw:line><draw:line draw:style-name="gr11" draw:text-style-name="P79" svg:x1="6.443cm" svg:y1="2.775cm" svg:x2="6.478cm" svg:y2="2.792cm"><text:p/></draw:line><draw:line draw:style-name="gr11" draw:text-style-name="P79" svg:x1="6.514cm" svg:y1="2.808cm" svg:x2="6.553cm" svg:y2="2.826cm"><text:p/></draw:line><draw:line draw:style-name="gr11" draw:text-style-name="P79" svg:x1="6.587cm" svg:y1="2.841cm" svg:x2="6.622cm" svg:y2="2.859cm"><text:p/></draw:line><draw:line draw:style-name="gr11" draw:text-style-name="P79" svg:x1="6.658cm" svg:y1="2.872cm" svg:x2="6.694cm" svg:y2="2.89cm"><text:p/></draw:line><draw:line draw:style-name="gr11" draw:text-style-name="P79" svg:x1="6.732cm" svg:y1="2.902cm" svg:x2="6.768cm" svg:y2="2.919cm"><text:p/></draw:line><draw:line draw:style-name="gr11" draw:text-style-name="P79" svg:x1="6.803cm" svg:y1="2.939cm" svg:x2="6.838cm" svg:y2="2.953cm"><text:p/></draw:line><draw:line draw:style-name="gr11" draw:text-style-name="P79" svg:x1="6.877cm" svg:y1="2.969cm" svg:x2="6.912cm" svg:y2="2.983cm"><text:p/></draw:line><draw:line draw:style-name="gr11" draw:text-style-name="P79" svg:x1="6.948cm" svg:y1="3.002cm" svg:x2="6.983cm" svg:y2="3.017cm"><text:p/></draw:line><draw:line draw:style-name="gr11" draw:text-style-name="P79" svg:x1="7.018cm" svg:y1="3.035cm" svg:x2="7.057cm" svg:y2="3.049cm"><text:p/></draw:line><draw:line draw:style-name="gr11" draw:text-style-name="P79" svg:x1="7.092cm" svg:y1="3.066cm" svg:x2="7.103cm" svg:y2="3.07cm"><text:p/></draw:line><draw:frame draw:style-name="gr33" draw:text-style-name="P78" svg:width="0.581cm" svg:height="0.288cm" svg:x="7.579cm" svg:y="2.046cm"><draw:text-box><text:p text:style-name="P77"><text:span text:style-name="T213">Hash</text:span></text:p></draw:text-box></draw:frame><draw:frame draw:style-name="gr34" draw:text-style-name="P78" svg:width="0.073cm" svg:height="0.288cm" draw:transform="rotate (-0.404916386462684) translate (6.12422222222222cm 2.48213888888889cm)"><draw:text-box><text:p text:style-name="P77"><text:span text:style-name="T213"><text:s/></text:span></text:p></draw:text-box></draw:frame><draw:frame draw:style-name="gr35" draw:text-style-name="P78" svg:width="0.622cm" svg:height="0.288cm" draw:transform="rotate (-0.40927970959267) translate (6.19830555555556cm 2.33044444444444cm)"><draw:text-box><text:p text:style-name="P77"><text:span text:style-name="T213">Verify</text:span></text:p></draw:text-box></draw:frame><draw:polygon draw:style-name="gr2" draw:text-style-name="P76" svg:width="1.77cm" svg:height="0.786cm" svg:x="3.931cm" svg:y="4.523cm" svg:viewBox="0 0 1771 787" draw:points="886,787 0,787 0,0 1771,0 1771,787"><text:p/></draw:polygon><draw:frame draw:style-name="gr29" draw:text-style-name="P78" svg:width="1.108cm" svg:height="0.288cm" svg:x="4.26cm" svg:y="4.667cm"><draw:text-box><text:p text:style-name="P77"><text:span text:style-name="T213">Owner 2's</text:span></text:p></draw:text-box></draw:frame><draw:polygon draw:style-name="gr2" draw:text-style-name="P76" svg:width="1.767cm" svg:height="0.786cm" svg:x="0.788cm" svg:y="4.523cm" svg:viewBox="0 0 1768 787" draw:points="886,787 0,787 0,0 1768,0 1768,787"><text:p/></draw:polygon><draw:frame draw:style-name="gr36" draw:text-style-name="P78" svg:width="1.267cm" svg:height="0.288cm" svg:x="4.179cm" svg:y="4.942cm"><draw:text-box><text:p text:style-name="P77"><text:span text:style-name="T213">Private Key</text:span></text:p></draw:text-box></draw:frame><draw:frame draw:style-name="gr29" draw:text-style-name="P78" svg:width="1.108cm" svg:height="0.288cm" svg:x="1.127cm" svg:y="4.667cm"><draw:text-box><text:p text:style-name="P77"><text:span text:style-name="T213">Owner 1's</text:span></text:p></draw:text-box></draw:frame><draw:polygon draw:style-name="gr10" draw:text-style-name="P80" svg:width="0.236cm" svg:height="0.203cm" svg:x="7.039cm" svg:y="3.537cm" svg:viewBox="0 0 237 204" draw:points="237,0 92,204 0,81"><text:p/></draw:polygon><draw:line draw:style-name="gr11" draw:text-style-name="P79" svg:x1="5.702cm" svg:y1="4.719cm" svg:x2="5.734cm" svg:y2="4.694cm"><text:p/></draw:line><draw:line draw:style-name="gr11" draw:text-style-name="P79" svg:x1="5.765cm" svg:y1="4.671cm" svg:x2="5.797cm" svg:y2="4.65cm"><text:p/></draw:line><draw:line draw:style-name="gr11" draw:text-style-name="P79" svg:x1="5.829cm" svg:y1="4.621cm" svg:x2="5.861cm" svg:y2="4.597cm"><text:p/></draw:line><draw:line draw:style-name="gr11" draw:text-style-name="P79" svg:x1="5.892cm" svg:y1="4.574cm" svg:x2="5.924cm" svg:y2="4.553cm"><text:p/></draw:line><draw:line draw:style-name="gr11" draw:text-style-name="P79" svg:x1="5.952cm" svg:y1="4.53cm" svg:x2="5.984cm" svg:y2="4.505cm"><text:p/></draw:line><draw:line draw:style-name="gr11" draw:text-style-name="P79" svg:x1="6.016cm" svg:y1="4.484cm" svg:x2="6.048cm" svg:y2="4.459cm"><text:p/></draw:line><draw:line draw:style-name="gr11" draw:text-style-name="P79" svg:x1="6.079cm" svg:y1="4.431cm" svg:x2="6.111cm" svg:y2="4.41cm"><text:p/></draw:line><draw:line draw:style-name="gr11" draw:text-style-name="P79" svg:x1="6.143cm" svg:y1="4.39cm" svg:x2="6.175cm" svg:y2="4.365cm"><text:p/></draw:line><draw:line draw:style-name="gr11" draw:text-style-name="P79" svg:x1="6.206cm" svg:y1="4.34cm" svg:x2="6.238cm" svg:y2="4.318cm"><text:p/></draw:line><draw:line draw:style-name="gr11" draw:text-style-name="P79" svg:x1="6.27cm" svg:y1="4.294cm" svg:x2="6.302cm" svg:y2="4.269cm"><text:p/></draw:line><draw:line draw:style-name="gr11" draw:text-style-name="P79" svg:x1="6.333cm" svg:y1="4.249cm" svg:x2="6.365cm" svg:y2="4.224cm"><text:p/></draw:line><draw:line draw:style-name="gr11" draw:text-style-name="P79" svg:x1="6.397cm" svg:y1="4.196cm" svg:x2="6.429cm" svg:y2="4.172cm"><text:p/></draw:line><draw:line draw:style-name="gr11" draw:text-style-name="P79" svg:x1="6.46cm" svg:y1="4.153cm" svg:x2="6.492cm" svg:y2="4.128cm"><text:p/></draw:line><draw:line draw:style-name="gr11" draw:text-style-name="P79" svg:x1="6.524cm" svg:y1="4.103cm" svg:x2="6.556cm" svg:y2="4.082cm"><text:p/></draw:line><draw:line draw:style-name="gr11" draw:text-style-name="P79" svg:x1="6.584cm" svg:y1="4.053cm" svg:x2="6.616cm" svg:y2="4.029cm"><text:p/></draw:line><draw:line draw:style-name="gr11" draw:text-style-name="P79" svg:x1="6.647cm" svg:y1="4.006cm" svg:x2="6.679cm" svg:y2="3.985cm"><text:p/></draw:line><draw:line draw:style-name="gr11" draw:text-style-name="P79" svg:x1="6.711cm" svg:y1="3.962cm" svg:x2="6.743cm" svg:y2="3.937cm"><text:p/></draw:line><draw:line draw:style-name="gr11" draw:text-style-name="P79" svg:x1="6.774cm" svg:y1="3.916cm" svg:x2="6.806cm" svg:y2="3.891cm"><text:p/></draw:line><draw:line draw:style-name="gr11" draw:text-style-name="P79" svg:x1="6.838cm" svg:y1="3.868cm" svg:x2="6.87cm" svg:y2="3.843cm"><text:p/></draw:line><draw:line draw:style-name="gr11" draw:text-style-name="P79" svg:x1="6.901cm" svg:y1="3.822cm" svg:x2="6.933cm" svg:y2="3.797cm"><text:p/></draw:line><draw:line draw:style-name="gr11" draw:text-style-name="P79" svg:x1="6.965cm" svg:y1="3.772cm" svg:x2="6.997cm" svg:y2="3.747cm"><text:p/></draw:line><draw:line draw:style-name="gr11" draw:text-style-name="P79" svg:x1="7.028cm" svg:y1="3.726cm" svg:x2="7.06cm" svg:y2="3.701cm"><text:p/></draw:line><draw:line draw:style-name="gr11" draw:text-style-name="P79" svg:x1="7.092cm" svg:y1="3.677cm" svg:x2="7.124cm" svg:y2="3.656cm"><text:p/></draw:line><draw:frame draw:style-name="gr36" draw:text-style-name="P78" svg:width="1.267cm" svg:height="0.288cm" svg:x="1.046cm" svg:y="4.942cm"><draw:text-box><text:p text:style-name="P77"><text:span text:style-name="T213">Private Key</text:span></text:p></draw:text-box></draw:frame><draw:frame draw:style-name="gr34" draw:text-style-name="P78" svg:width="0.073cm" svg:height="0.288cm" draw:transform="rotate (0.647866218340295) translate (6.56343055555556cm 3.89501388888889cm)"><draw:text-box><text:p text:style-name="P77"><text:span text:style-name="T213"><text:s/></text:span></text:p></draw:text-box></draw:frame><draw:polygon draw:style-name="gr10" draw:text-style-name="P80" svg:width="0.235cm" svg:height="0.203cm" svg:x="3.893cm" svg:y="3.537cm" svg:viewBox="0 0 236 204" draw:points="236,0 95,204 0,81"><text:p/></draw:polygon><draw:line draw:style-name="gr11" draw:text-style-name="P79" svg:x1="2.556cm" svg:y1="4.719cm" svg:x2="2.587cm" svg:y2="4.694cm"><text:p/></draw:line><draw:line draw:style-name="gr11" draw:text-style-name="P79" svg:x1="2.619cm" svg:y1="4.671cm" svg:x2="2.651cm" svg:y2="4.65cm"><text:p/></draw:line><draw:line draw:style-name="gr11" draw:text-style-name="P79" svg:x1="2.683cm" svg:y1="4.621cm" svg:x2="2.714cm" svg:y2="4.597cm"><text:p/></draw:line><draw:line draw:style-name="gr11" draw:text-style-name="P79" svg:x1="2.746cm" svg:y1="4.574cm" svg:x2="2.778cm" svg:y2="4.553cm"><text:p/></draw:line><draw:line draw:style-name="gr11" draw:text-style-name="P79" svg:x1="2.81cm" svg:y1="4.53cm" svg:x2="2.841cm" svg:y2="4.505cm"><text:p/></draw:line><draw:line draw:style-name="gr11" draw:text-style-name="P79" svg:x1="2.873cm" svg:y1="4.484cm" svg:x2="2.905cm" svg:y2="4.459cm"><text:p/></draw:line><draw:line draw:style-name="gr11" draw:text-style-name="P79" svg:x1="2.937cm" svg:y1="4.431cm" svg:x2="2.968cm" svg:y2="4.41cm"><text:p/></draw:line><draw:line draw:style-name="gr11" draw:text-style-name="P79" svg:x1="3cm" svg:y1="4.39cm" svg:x2="3.032cm" svg:y2="4.365cm"><text:p/></draw:line><draw:line draw:style-name="gr11" draw:text-style-name="P79" svg:x1="3.064cm" svg:y1="4.34cm" svg:x2="3.095cm" svg:y2="4.318cm"><text:p/></draw:line><draw:line draw:style-name="gr11" draw:text-style-name="P79" svg:x1="3.124cm" svg:y1="4.294cm" svg:x2="3.155cm" svg:y2="4.269cm"><text:p/></draw:line><draw:line draw:style-name="gr11" draw:text-style-name="P79" svg:x1="3.187cm" svg:y1="4.249cm" svg:x2="3.219cm" svg:y2="4.224cm"><text:p/></draw:line><draw:line draw:style-name="gr11" draw:text-style-name="P79" svg:x1="3.251cm" svg:y1="4.196cm" svg:x2="3.282cm" svg:y2="4.172cm"><text:p/></draw:line><draw:line draw:style-name="gr11" draw:text-style-name="P79" svg:x1="3.314cm" svg:y1="4.153cm" svg:x2="3.346cm" svg:y2="4.128cm"><text:p/></draw:line><draw:line draw:style-name="gr11" draw:text-style-name="P79" svg:x1="3.378cm" svg:y1="4.103cm" svg:x2="3.409cm" svg:y2="4.082cm"><text:p/></draw:line><draw:line draw:style-name="gr11" draw:text-style-name="P79" svg:x1="3.441cm" svg:y1="4.053cm" svg:x2="3.473cm" svg:y2="4.029cm"><text:p/></draw:line><draw:line draw:style-name="gr11" draw:text-style-name="P79" svg:x1="3.505cm" svg:y1="4.006cm" svg:x2="3.536cm" svg:y2="3.985cm"><text:p/></draw:line><draw:line draw:style-name="gr11" draw:text-style-name="P79" svg:x1="3.568cm" svg:y1="3.962cm" svg:x2="3.6cm" svg:y2="3.937cm"><text:p/></draw:line><draw:line draw:style-name="gr11" draw:text-style-name="P79" svg:x1="3.632cm" svg:y1="3.916cm" svg:x2="3.663cm" svg:y2="3.891cm"><text:p/></draw:line><draw:line draw:style-name="gr11" draw:text-style-name="P79" svg:x1="3.695cm" svg:y1="3.868cm" svg:x2="3.727cm" svg:y2="3.843cm"><text:p/></draw:line><draw:line draw:style-name="gr11" draw:text-style-name="P79" svg:x1="3.755cm" svg:y1="3.822cm" svg:x2="3.787cm" svg:y2="3.797cm"><text:p/></draw:line><draw:line draw:style-name="gr11" draw:text-style-name="P79" svg:x1="3.818cm" svg:y1="3.772cm" svg:x2="3.85cm" svg:y2="3.747cm"><text:p/></draw:line><draw:line draw:style-name="gr11" draw:text-style-name="P79" svg:x1="3.882cm" svg:y1="3.726cm" svg:x2="3.914cm" svg:y2="3.701cm"><text:p/></draw:line><draw:line draw:style-name="gr11" draw:text-style-name="P79" svg:x1="3.945cm" svg:y1="3.677cm" svg:x2="3.977cm" svg:y2="3.656cm"><text:p/></draw:line><draw:frame draw:style-name="gr34" draw:text-style-name="P78" svg:width="0.073cm" svg:height="0.288cm" draw:transform="rotate (0.647866218340295) translate (6.61634722222222cm 3.85444444444444cm)"><draw:text-box><text:p text:style-name="P77"><text:span text:style-name="T213"><text:s/></text:span></text:p></draw:text-box></draw:frame><draw:frame draw:style-name="gr37" draw:text-style-name="P78" svg:width="0.498cm" svg:height="0.288cm" draw:transform="rotate (0.636870644052731) translate (2.88925cm 4.04670833333333cm)"><draw:text-box><text:p text:style-name="P77"><text:span text:style-name="T213">Sign</text:span></text:p></draw:text-box></draw:frame><draw:frame draw:style-name="gr34" draw:text-style-name="P78" svg:width="0.073cm" svg:height="0.288cm" draw:transform="rotate (0.630412925820352) translate (3.41136111111111cm 3.89677777777778cm)"><draw:text-box><text:p text:style-name="P77"><text:span text:style-name="T213"><text:s/></text:span></text:p></draw:text-box></draw:frame><draw:polygon draw:style-name="gr2" draw:text-style-name="P76" svg:width="1.767cm" svg:height="0.786cm" svg:x="7.078cm" svg:y="4.523cm" svg:viewBox="0 0 1768 787" draw:points="886,787 0,787 0,0 1768,0 1768,787"><text:p/></draw:polygon><draw:frame draw:style-name="gr34" draw:text-style-name="P78" svg:width="0.073cm" svg:height="0.288cm" draw:transform="rotate (0.647866218340295) translate (3.46956944444444cm 3.85444444444444cm)"><draw:text-box><text:p text:style-name="P77"><text:span text:style-name="T213"><text:s/></text:span></text:p></draw:text-box></draw:frame><draw:frame draw:style-name="gr29" draw:text-style-name="P78" svg:width="1.108cm" svg:height="0.288cm" svg:x="7.414cm" svg:y="4.667cm"><draw:text-box><text:p text:style-name="P77"><text:span text:style-name="T213">Owner 3's</text:span></text:p></draw:text-box></draw:frame><draw:line draw:style-name="gr8" draw:text-style-name="P79" svg:x1="5.899cm" svg:y1="1.572cm" svg:x2="7.666cm" svg:y2="1.572cm"><text:p/></draw:line><draw:polygon draw:style-name="gr10" draw:text-style-name="P80" svg:width="0.158cm" svg:height="0.232cm" svg:x="4.442cm" svg:y="1.732cm" svg:viewBox="0 0 159 233" draw:points="81,233 0,0 159,0"><text:p/></draw:polygon><draw:line draw:style-name="gr11" draw:text-style-name="P79" svg:x1="4.524cm" svg:y1="1.572cm" svg:x2="4.524cm" svg:y2="1.776cm"><text:p/></draw:line><draw:line draw:style-name="gr8" draw:text-style-name="P79" svg:x1="2.753cm" svg:y1="1.572cm" svg:x2="4.524cm" svg:y2="1.572cm"><text:p/></draw:line><draw:polygon draw:style-name="gr10" draw:text-style-name="P80" svg:width="0.154cm" svg:height="0.232cm" svg:x="1.3cm" svg:y="1.732cm" svg:viewBox="0 0 155 233" draw:points="77,233 0,0 155,0"><text:p/></draw:polygon><draw:line draw:style-name="gr11" draw:text-style-name="P79" svg:x1="1.377cm" svg:y1="1.572cm" svg:x2="1.377cm" svg:y2="1.776cm"><text:p/></draw:line><draw:line draw:style-name="gr8" draw:text-style-name="P79" svg:x1="0.001cm" svg:y1="1.572cm" svg:x2="1.377cm" svg:y2="1.572cm"><text:p/></draw:line><draw:frame draw:style-name="gr36" draw:text-style-name="P78" svg:width="1.267cm" svg:height="0.288cm" svg:x="7.332cm" svg:y="4.942cm"><draw:text-box><text:p text:style-name="P77"><text:span text:style-name="T213">Private Key</text:span></text:p></draw:text-box></draw:frame><draw:frame draw:style-name="gr35" draw:text-style-name="P78" svg:width="0.622cm" svg:height="0.288cm" draw:transform="rotate (-0.40927970959267) translate (3.05329166666667cm 2.33220833333333cm)"><draw:text-box><text:p text:style-name="P77"><text:span text:style-name="T213">Verify</text:span></text:p></draw:text-box></draw:frame><draw:frame draw:style-name="gr37" draw:text-style-name="P78" svg:width="0.498cm" svg:height="0.288cm" draw:transform="rotate (0.636870644052731) translate (6.01133333333333cm 4.04847222222222cm)"><draw:text-box><text:p text:style-name="P77"><text:span text:style-name="T213">Sign</text:span></text:p></draw:text-box></draw:frame></draw:g></text:p>
      <text:p text:style-name="P58"/>
      <text:list xml:id="list536011909" text:style-name="L1">
        <text:list-item>
          <text:p text:style-name="P22"><text:span text:style-name="T104">הבעיה </text:span><text:span text:style-name="T116">היא </text:span><text:span text:style-name="T104">כמובן </text:span><text:span text:style-name="T116">בכך </text:span><text:span text:style-name="T104">שהמקבל אינו יכול לודא שאחד מהבעלים הקודמים לא ביצע הוצאה כפולה של המטבע. הפתרון המקובל הוא לשלב רשות מרכזית </text:span><text:span text:style-name="T116">נאמנה</text:span><text:span text:style-name="T104">, או </text:span><text:span text:style-name="T116">מטבעה</text:span><text:span text:style-name="T104">, שתבדוק כל עסקה אם </text:span><text:span text:style-name="T116">כבר </text:span><text:span text:style-name="T104">הוצאה. אחרי כל עסקה, המטבע צריך לחזור למטבע</text:span><text:span text:style-name="T116">ה</text:span><text:span text:style-name="T104"> כדי ל</text:span><text:span text:style-name="T117">י</text:span><text:span text:style-name="T116">צור</text:span><text:span text:style-name="T104"> מטבע חדש, ורק מטבעות אשר יוצרו ישירות על </text:span><text:span text:style-name="T117">יד</text:span><text:span text:style-name="T116">י המטבעה</text:span><text:span text:style-name="T104"> ניתן לסמוך עליהם שלא הוצאו פעמיים. הבעיה בפתרון זה היא שגורל כל המערכת הכספית תלוי בחברה שמבצעת את ההטבעה, </text:span><text:span text:style-name="T117">כ</text:span><text:span text:style-name="T116">אשר </text:span><text:span text:style-name="T117">כל</text:span><text:span text:style-name="T104"> עסקה עוברת </text:span><text:span text:style-name="T117">דרכ</text:span><text:span text:style-name="T118">ה</text:span><text:span text:style-name="T104"> בדיוק כמו בנק. </text:span></text:p>
        </text:list-item>
      </text:list>
      <text:list xml:id="list3542596395" text:style-name="L2">
        <text:list-item>
          <text:p text:style-name="P25"/>
        </text:list-item>
        <text:list-item>
          <text:p text:style-name="P25"><text:span text:style-name="T84">אנו זקוקים </text:span><text:span text:style-name="T91">לאפשר ל</text:span><text:span text:style-name="T84">מקבל </text:span><text:span text:style-name="T91">לדעת</text:span><text:span text:style-name="T84"> שהבעלים הקודמים לא </text:span><text:span text:style-name="T91">חתמו כבר על שום </text:span><text:span text:style-name="T84">עסקה </text:span><text:span text:style-name="T91">קודמת</text:span><text:span text:style-name="T84">. מבחינתנו, העסקה המוקדמת ביותר היא הקובעת, כך שלא אכפת לנו מנסיונות מאוחרים יותר של הוצאה כפולה. הדרך היחידה שמבטיחה שאין עסקה קודמת היא לדעת על כל העסקות כולן. במודל מבוסס הטבעה, המטביע מכיר את כל העסקות ויכול להחליט מי היתה ראשונה. כדי להשיג זאת ללא צד שלישי, העסקות צריכות להיות </text:span><text:span text:style-name="T91">מפורסמות</text:span><text:span text:style-name="T84"> לציבור [1], וצריך מערכת המאפשרת למשתתפיה להסכים על היסטוריה יחידה של הסדר בו העסקות התקבלו. המקבל צריך הוכחה שבעת שנכנסה </text:span><text:span text:style-name="T92">ה</text:span><text:span text:style-name="T84">עסקה, רוב הצמתות הסכימו </text:span><text:span text:style-name="T91">שזו </text:span><text:span text:style-name="T84">היתה הראשונה שהתקבלה. </text:span></text:p>
        </text:list-item>
      </text:list>
      <text:h text:style-name="P9" text:outline-level="2">3. <text:s text:c="3"/>שרת חותמת זמן</text:h>
      <text:p text:style-name="P46"><text:span text:style-name="T132">הפתרון המוצע מתחיל בשרת חותמת הזמן. שרת</text:span><text:span text:style-name="T137"> </text:span><text:span text:style-name="T138">חותמת זמן עובד ע"י לקיחת </text:span><text:span text:style-name="T132">ההאש של בלוק של פריטים שיש להחתימם בזמן, </text:span><text:span text:style-name="T137">ו</text:span><text:span text:style-name="T138">פרסום לציבור הרחב של </text:span><text:span text:style-name="T132">ההאש, </text:span><text:span text:style-name="T138">בדומה ל</text:span><text:span text:style-name="T132">עתון או בפוסט של </text:span><text:span text:style-name="T137">י</text:span><text:span text:style-name="T139">וזנט</text:span><text:span text:style-name="T132"> [2-5]. חותמת הזמן מוכיחה ש</text:span><text:span text:style-name="T138">מובן מאליו ש</text:span><text:span text:style-name="T132">הנתונים היו קיימים </text:span><text:span text:style-name="T137">ב</text:span><text:span text:style-name="T138">עת החתימה כדי להכלל בהאש</text:span><text:span text:style-name="T132">. כל חותמת זמן כוללת </text:span><text:span text:style-name="T140">בהאש שלה </text:span><text:span text:style-name="T132">את חותמת הזמן הקודמת, מה שיוצר </text:span><text:span text:style-name="T140">שרשרת בה כל </text:span><text:span text:style-name="T132">חותמת</text:span><text:span text:style-name="T137"> </text:span><text:span text:style-name="T140">זמן </text:span><text:span text:style-name="T137"><text:s/></text:span><text:span text:style-name="T132">נוספת מבססת את אלו שקדמו לה. </text:span></text:p>
      <text:p text:style-name="P59"/>
      <text:p text:style-name="P60"/>
      <text:p text:style-name="P61"/>
      <text:p text:style-name="P61"><draw:g text:anchor-type="as-char" draw:z-index="10" draw:style-name="gr1"><draw:polygon draw:style-name="gr10" draw:text-style-name="P80" svg:width="0.239cm" svg:height="0.161cm" svg:x="1.161cm" svg:y="0.124cm" svg:viewBox="0 0 240 162" draw:points="240,81 0,162 0,0"><text:p/></draw:polygon><draw:line draw:style-name="gr11" draw:text-style-name="P79" svg:x1="0cm" svg:y1="0.205cm" svg:x2="1.207cm" svg:y2="0.205cm"><text:p/></draw:line><draw:polygon draw:style-name="gr10" draw:text-style-name="P80" svg:width="0.239cm" svg:height="0.161cm" svg:x="4.96cm" svg:y="0.325cm" svg:viewBox="0 0 240 162" draw:points="240,81 0,162 0,0"><text:p/></draw:polygon><draw:line draw:style-name="gr11" draw:text-style-name="P79" svg:x1="4.6cm" svg:y1="0.406cm" svg:x2="5.01cm" svg:y2="0.406cm"><text:p/></draw:line><draw:polygon draw:style-name="gr10" draw:text-style-name="P80" svg:width="0.239cm" svg:height="0.161cm" svg:x="7.962cm" svg:y="0.124cm" svg:viewBox="0 0 240 162" draw:points="240,81 0,162 0,0"><text:p/></draw:polygon><draw:line draw:style-name="gr11" draw:text-style-name="P79" svg:x1="5.8cm" svg:y1="0.205cm" svg:x2="8.008cm" svg:y2="0.205cm"><text:p/></draw:line><draw:polygon draw:style-name="gr2" draw:text-style-name="P76" svg:width="3.199cm" svg:height="1.22cm" svg:x="0.6cm" svg:y="0.812cm" svg:viewBox="0 0 3200 1221" draw:points="1602,1221 0,1221 0,0 3200,0 3200,1221"><text:p/></draw:polygon><draw:polygon draw:style-name="gr15" draw:text-style-name="P76" svg:width="0.8cm" svg:height="0.405cm" svg:x="0.801cm" svg:y="1.422cm" svg:viewBox="0 0 801 406" draw:points="399,406 0,406 0,0 801,0 801,406"><text:p/></draw:polygon><draw:polygon draw:style-name="gr8" draw:text-style-name="P79" svg:width="0.8cm" svg:height="0.405cm" svg:x="0.801cm" svg:y="1.422cm" svg:viewBox="0 0 801 406" draw:points="399,406 0,406 0,0 801,0 801,406"><text:p/></draw:polygon><draw:frame draw:style-name="gr38" draw:text-style-name="P78" svg:width="0.625cm" svg:height="0.295cm" svg:x="0.79cm" svg:y="0.949cm"><draw:text-box><text:p text:style-name="P77"><text:span text:style-name="T214">Block</text:span></text:p></draw:text-box></draw:frame><draw:polygon draw:style-name="gr15" draw:text-style-name="P76" svg:width="0.8cm" svg:height="0.405cm" svg:x="1.799cm" svg:y="1.422cm" svg:viewBox="0 0 801 406" draw:points="403,406 0,406 0,0 801,0 801,406"><text:p/></draw:polygon><draw:polygon draw:style-name="gr8" draw:text-style-name="P79" svg:width="0.8cm" svg:height="0.405cm" svg:x="1.799cm" svg:y="1.422cm" svg:viewBox="0 0 801 406" draw:points="403,406 0,406 0,0 801,0 801,406"><text:p/></draw:polygon><draw:frame draw:style-name="gr39" draw:text-style-name="P78" svg:width="0.498cm" svg:height="0.295cm" svg:x="0.96cm" svg:y="1.499cm"><draw:text-box><text:p text:style-name="P77"><text:span text:style-name="T214">Item</text:span></text:p></draw:text-box></draw:frame><draw:polygon draw:style-name="gr15" draw:text-style-name="P76" svg:width="0.8cm" svg:height="0.405cm" svg:x="2.801cm" svg:y="1.422cm" svg:viewBox="0 0 801 406" draw:points="399,406 0,406 0,0 801,0 801,406"><text:p/></draw:polygon><draw:polygon draw:style-name="gr8" draw:text-style-name="P79" svg:width="0.8cm" svg:height="0.405cm" svg:x="2.801cm" svg:y="1.422cm" svg:viewBox="0 0 801 406" draw:points="399,406 0,406 0,0 801,0 801,406"><text:p/></draw:polygon><draw:frame draw:style-name="gr39" draw:text-style-name="P78" svg:width="0.498cm" svg:height="0.295cm" svg:x="1.958cm" svg:y="1.499cm"><draw:text-box><text:p text:style-name="P77"><text:span text:style-name="T214">Item</text:span></text:p></draw:text-box></draw:frame><draw:polygon draw:style-name="gr2" draw:text-style-name="P76" svg:width="0.8cm" svg:height="0.609cm" svg:x="5.2cm" svg:y="0.001cm" svg:viewBox="0 0 801 610" draw:points="402,610 0,610 0,0 801,0 801,610"><text:p/></draw:polygon><draw:frame draw:style-name="gr40" draw:text-style-name="P78" svg:width="0.216cm" svg:height="0.295cm" svg:x="3.104cm" svg:y="1.499cm"><draw:text-box><text:p text:style-name="P77"><text:span text:style-name="T214">...</text:span></text:p></draw:text-box></draw:frame><draw:polygon draw:style-name="gr2" draw:text-style-name="P76" svg:width="3.203cm" svg:height="1.22cm" svg:x="4.399cm" svg:y="0.812cm" svg:viewBox="0 0 3204 1221" draw:points="1602,1221 0,1221 0,0 3204,0 3204,1221"><text:p/></draw:polygon><draw:frame draw:style-name="gr41" draw:text-style-name="P78" svg:width="0.597cm" svg:height="0.295cm" svg:x="5.313cm" svg:y="0.187cm"><draw:text-box><text:p text:style-name="P77"><text:span text:style-name="T214">Hash</text:span></text:p></draw:text-box></draw:frame><draw:polygon draw:style-name="gr15" draw:text-style-name="P76" svg:width="0.8cm" svg:height="0.405cm" svg:x="4.6cm" svg:y="1.422cm" svg:viewBox="0 0 801 406" draw:points="403,406 0,406 0,0 801,0 801,406"><text:p/></draw:polygon><draw:polygon draw:style-name="gr8" draw:text-style-name="P79" svg:width="0.8cm" svg:height="0.405cm" svg:x="4.6cm" svg:y="1.422cm" svg:viewBox="0 0 801 406" draw:points="403,406 0,406 0,0 801,0 801,406"><text:p/></draw:polygon><draw:frame draw:style-name="gr38" draw:text-style-name="P78" svg:width="0.625cm" svg:height="0.295cm" svg:x="4.604cm" svg:y="0.949cm"><draw:text-box><text:p text:style-name="P77"><text:span text:style-name="T214">Block</text:span></text:p></draw:text-box></draw:frame><draw:polygon draw:style-name="gr15" draw:text-style-name="P76" svg:width="0.8cm" svg:height="0.405cm" svg:x="5.602cm" svg:y="1.422cm" svg:viewBox="0 0 801 406" draw:points="399,406 0,406 0,0 801,0 801,406"><text:p/></draw:polygon><draw:polygon draw:style-name="gr8" draw:text-style-name="P79" svg:width="0.8cm" svg:height="0.405cm" svg:x="5.602cm" svg:y="1.422cm" svg:viewBox="0 0 801 406" draw:points="399,406 0,406 0,0 801,0 801,406"><text:p/></draw:polygon><draw:frame draw:style-name="gr39" draw:text-style-name="P78" svg:width="0.498cm" svg:height="0.295cm" svg:x="4.752cm" svg:y="1.499cm"><draw:text-box><text:p text:style-name="P77"><text:span text:style-name="T214">Item</text:span></text:p></draw:text-box></draw:frame><draw:polygon draw:style-name="gr15" draw:text-style-name="P76" svg:width="0.8cm" svg:height="0.405cm" svg:x="6.6cm" svg:y="1.422cm" svg:viewBox="0 0 801 406" draw:points="402,406 0,406 0,0 801,0 801,406"><text:p/></draw:polygon><draw:polygon draw:style-name="gr8" draw:text-style-name="P79" svg:width="0.8cm" svg:height="0.405cm" svg:x="6.6cm" svg:y="1.422cm" svg:viewBox="0 0 801 406" draw:points="402,406 0,406 0,0 801,0 801,406"><text:p/></draw:polygon><draw:frame draw:style-name="gr39" draw:text-style-name="P78" svg:width="0.498cm" svg:height="0.295cm" svg:x="5.752cm" svg:y="1.499cm"><draw:text-box><text:p text:style-name="P77"><text:span text:style-name="T214">Item</text:span></text:p></draw:text-box></draw:frame><draw:line draw:style-name="gr8" draw:text-style-name="P79" svg:x1="4.6cm" svg:y1="0.812cm" svg:x2="4.6cm" svg:y2="0.406cm"><text:p/></draw:line><draw:polygon draw:style-name="gr10" draw:text-style-name="P80" svg:width="0.239cm" svg:height="0.161cm" svg:x="1.161cm" svg:y="0.325cm" svg:viewBox="0 0 240 162" draw:points="240,81 0,162 0,0"><text:p/></draw:polygon><draw:line draw:style-name="gr11" draw:text-style-name="P79" svg:x1="0.801cm" svg:y1="0.406cm" svg:x2="1.207cm" svg:y2="0.406cm"><text:p/></draw:line><draw:polygon draw:style-name="gr10" draw:text-style-name="P80" svg:width="0.239cm" svg:height="0.161cm" svg:x="4.96cm" svg:y="0.124cm" svg:viewBox="0 0 240 162" draw:points="240,81 0,162 0,0"><text:p/></draw:polygon><draw:line draw:style-name="gr11" draw:text-style-name="P79" svg:x1="2.202cm" svg:y1="0.205cm" svg:x2="5.01cm" svg:y2="0.205cm"><text:p/></draw:line><draw:polygon draw:style-name="gr2" draw:text-style-name="P76" svg:width="0.8cm" svg:height="0.609cm" svg:x="1.401cm" svg:y="0.001cm" svg:viewBox="0 0 801 610" draw:points="398,610 0,610 0,0 801,0 801,610"><text:p/></draw:polygon><draw:frame draw:style-name="gr40" draw:text-style-name="P78" svg:width="0.216cm" svg:height="0.295cm" svg:x="6.897cm" svg:y="1.499cm"><draw:text-box><text:p text:style-name="P77"><text:span text:style-name="T214">...</text:span></text:p></draw:text-box></draw:frame><draw:line draw:style-name="gr8" draw:text-style-name="P79" svg:x1="0.801cm" svg:y1="0.812cm" svg:x2="0.801cm" svg:y2="0.406cm"><text:p/></draw:line><draw:frame draw:style-name="gr41" draw:text-style-name="P78" svg:width="0.597cm" svg:height="0.295cm" svg:x="1.501cm" svg:y="0.187cm"><draw:text-box><text:p text:style-name="P77"><text:span text:style-name="T214">Hash</text:span></text:p></draw:text-box></draw:frame></draw:g></text:p>
      <text:h text:style-name="P9" text:outline-level="2"><text:soft-page-break/>4. <text:s text:c="3"/>הוכחת עבודה</text:h>
      <text:p text:style-name="P47"><text:span text:style-name="T132">כדי לממש שרת מבוזר של חותמת זמן במערכת מבוססת עסקות ישירות, נצטרך מנגנון הוכחת עבודה הדומה </text:span><text:span text:style-name="T137">לז</text:span><text:span text:style-name="T141">ה</text:span><text:span text:style-name="T132"> של ההאשקאש <text:s/>של אדם בק [6], ולא של עתון או פרסומי יוזנט. הוכחת העבודה כרוכה בחיפוש ערך אשר </text:span><text:span text:style-name="T137">א</text:span><text:span text:style-name="T142">ם </text:span><text:span text:style-name="T132">הוצפן האש, כמו למשל ב SHA-256 ההאש מתחיל </text:span><text:span text:style-name="T137">ב</text:span><text:span text:style-name="T132">מספר ביטים (סיביות) </text:span><text:span text:style-name="T142">עם הערך 0</text:span><text:span text:style-name="T132">. העבודה הממוצעת הנדרשת הנה בסדר גודל מעריכי של מספר האפסים הנדרש וניתן לאמת </text:span><text:span text:style-name="T143">אותה</text:span><text:span text:style-name="T132"> בעזרת ביצוע האש יחיד. </text:span><text:span text:style-name="T137">ב</text:span><text:span text:style-name="T132">רשת חותמת הזמן שלנו אנו מממשים את הוכחת העבודה בעזרת קידום </text:span><text:span text:style-name="T137">ס</text:span><text:span text:style-name="T144">פרה (</text:span><text:span text:style-name="T132">nonce</text:span><text:span text:style-name="T144">)</text:span><text:span text:style-name="T132"> בבלוק עד אשר נמצא ערך אשר עונה על מספר </text:span><text:span text:style-name="T137">ה</text:span><text:span text:style-name="T144">ביטים המאופסים </text:span><text:span text:style-name="T132">הנדרש. </text:span><text:span text:style-name="T144">עם הצלחת התהליך של הוכחת העבודה והרחבת השרשרת, הבלוק אינו ניתן </text:span><text:span text:style-name="T137">ל</text:span><text:span text:style-name="T144">שינוי </text:span><text:span text:style-name="T132">מבלי לבצע את העבודה הזו מחדש. כיון שבלוקים מאוחרים יותר מתווספים </text:span><text:span text:style-name="T137">בהמש</text:span><text:span text:style-name="T144">כו</text:span><text:span text:style-name="T132">, העבודה לשינוי הבלוק תחייב ביצוע עבודה לכל הבלוקים שהצטברו לאחר מכן. </text:span><text:span text:style-name="T145">(</text:span><text:span text:style-name="T143">בתרשים, </text:span><text:span text:style-name="T177">Tx – טרנזקציה, עסקה)</text:span></text:p>
      <text:p text:style-name="P42"/>
      <text:p text:style-name="P61"><draw:g text:anchor-type="as-char" draw:z-index="9" draw:style-name="gr1"><draw:polygon draw:style-name="gr2" draw:text-style-name="P76" svg:width="3.453cm" svg:height="1.83cm" svg:x="0.811cm" svg:y="0cm" svg:viewBox="0 0 3454 1831" draw:points="1729,1831 0,1831 0,0 3454,0 3454,1831"><text:p/></draw:polygon><draw:polygon draw:style-name="gr15" draw:text-style-name="P76" svg:width="1.625cm" svg:height="0.404cm" svg:x="1.217cm" svg:y="0.611cm" svg:viewBox="0 0 1626 405" draw:points="815,405 0,405 0,0 1626,0 1626,405"><text:p/></draw:polygon><draw:polygon draw:style-name="gr8" draw:text-style-name="P79" svg:width="1.625cm" svg:height="0.404cm" svg:x="1.217cm" svg:y="0.611cm" svg:viewBox="0 0 1626 405" draw:points="815,405 0,405 0,0 1626,0 1626,405"><text:p/></draw:polygon><draw:frame draw:style-name="gr38" draw:text-style-name="P78" svg:width="0.625cm" svg:height="0.295cm" svg:x="1.016cm" svg:y="0.148cm"><draw:text-box><text:p text:style-name="P77"><text:span text:style-name="T214">Block</text:span></text:p></draw:text-box></draw:frame><draw:polygon draw:style-name="gr15" draw:text-style-name="P76" svg:width="1.015cm" svg:height="0.404cm" svg:x="3.048cm" svg:y="0.611cm" svg:viewBox="0 0 1016 405" draw:points="508,405 0,405 0,0 1016,0 1016,405"><text:p/></draw:polygon><draw:polygon draw:style-name="gr8" draw:text-style-name="P79" svg:width="1.015cm" svg:height="0.404cm" svg:x="3.048cm" svg:y="0.611cm" svg:viewBox="0 0 1016 405" draw:points="508,405 0,405 0,0 1016,0 1016,405"><text:p/></draw:polygon><draw:frame draw:style-name="gr42" draw:text-style-name="P78" svg:width="1.191cm" svg:height="0.295cm" svg:x="1.439cm" svg:y="0.699cm"><draw:text-box><text:p text:style-name="P77"><text:span text:style-name="T214">Prev Hash</text:span></text:p></draw:text-box></draw:frame><draw:polygon draw:style-name="gr15" draw:text-style-name="P76" svg:width="0.814cm" svg:height="0.405cm" svg:x="1.217cm" svg:y="1.222cm" svg:viewBox="0 0 815 406" draw:points="409,406 0,406 0,0 815,0 815,406"><text:p/></draw:polygon><draw:polygon draw:style-name="gr8" draw:text-style-name="P79" svg:width="0.814cm" svg:height="0.405cm" svg:x="1.217cm" svg:y="1.222cm" svg:viewBox="0 0 815 406" draw:points="409,406 0,406 0,0 815,0 815,406"><text:p/></draw:polygon><draw:frame draw:style-name="gr43" draw:text-style-name="P78" svg:width="0.74cm" svg:height="0.295cm" svg:x="3.196cm" svg:y="0.699cm"><draw:text-box><text:p text:style-name="P77"><text:span text:style-name="T214">Nonce</text:span></text:p></draw:text-box></draw:frame><draw:polygon draw:style-name="gr15" draw:text-style-name="P76" svg:width="0.814cm" svg:height="0.405cm" svg:x="2.233cm" svg:y="1.222cm" svg:viewBox="0 0 815 406" draw:points="409,406 0,406 0,0 815,0 815,406"><text:p/></draw:polygon><draw:polygon draw:style-name="gr8" draw:text-style-name="P79" svg:width="0.814cm" svg:height="0.405cm" svg:x="2.233cm" svg:y="1.222cm" svg:viewBox="0 0 815 406" draw:points="409,406 0,406 0,0 815,0 815,406"><text:p/></draw:polygon><draw:frame draw:style-name="gr44" draw:text-style-name="P78" svg:width="0.287cm" svg:height="0.295cm" svg:x="1.482cm" svg:y="1.312cm"><draw:text-box><text:p text:style-name="P77"><text:span text:style-name="T214">Tx</text:span></text:p></draw:text-box></draw:frame><draw:polygon draw:style-name="gr15" draw:text-style-name="P76" svg:width="0.814cm" svg:height="0.405cm" svg:x="3.249cm" svg:y="1.222cm" svg:viewBox="0 0 815 406" draw:points="406,406 0,406 0,0 815,0 815,406"><text:p/></draw:polygon><draw:polygon draw:style-name="gr8" draw:text-style-name="P79" svg:width="0.814cm" svg:height="0.405cm" svg:x="3.249cm" svg:y="1.222cm" svg:viewBox="0 0 815 406" draw:points="406,406 0,406 0,0 815,0 815,406"><text:p/></draw:polygon><draw:frame draw:style-name="gr44" draw:text-style-name="P78" svg:width="0.287cm" svg:height="0.295cm" svg:x="2.498cm" svg:y="1.312cm"><draw:text-box><text:p text:style-name="P77"><text:span text:style-name="T214">Tx</text:span></text:p></draw:text-box></draw:frame><draw:polygon draw:style-name="gr10" draw:text-style-name="P80" svg:width="0.239cm" svg:height="0.161cm" svg:x="0.977cm" svg:y="0.737cm" svg:viewBox="0 0 240 162" draw:points="240,81 0,162 0,0"><text:p/></draw:polygon><draw:line draw:style-name="gr11" draw:text-style-name="P79" svg:x1="0cm" svg:y1="0.818cm" svg:x2="1.023cm" svg:y2="0.818cm"><text:p/></draw:line><draw:polygon draw:style-name="gr2" draw:text-style-name="P76" svg:width="3.453cm" svg:height="1.83cm" svg:x="4.875cm" svg:y="0cm" svg:viewBox="0 0 3454 1831" draw:points="1725,1831 0,1831 0,0 3454,0 3454,1831"><text:p/></draw:polygon><draw:frame draw:style-name="gr40" draw:text-style-name="P78" svg:width="0.216cm" svg:height="0.295cm" svg:x="3.556cm" svg:y="1.312cm"><draw:text-box><text:p text:style-name="P77"><text:span text:style-name="T214">...</text:span></text:p></draw:text-box></draw:frame><draw:polygon draw:style-name="gr15" draw:text-style-name="P76" svg:width="1.625cm" svg:height="0.404cm" svg:x="5.281cm" svg:y="0.611cm" svg:viewBox="0 0 1626 405" draw:points="811,405 0,405 0,0 1626,0 1626,405"><text:p/></draw:polygon><draw:polygon draw:style-name="gr8" draw:text-style-name="P79" svg:width="1.625cm" svg:height="0.404cm" svg:x="5.281cm" svg:y="0.611cm" svg:viewBox="0 0 1626 405" draw:points="811,405 0,405 0,0 1626,0 1626,405"><text:p/></draw:polygon><draw:frame draw:style-name="gr38" draw:text-style-name="P78" svg:width="0.625cm" svg:height="0.295cm" svg:x="5.08cm" svg:y="0.148cm"><draw:text-box><text:p text:style-name="P77"><text:span text:style-name="T214">Block</text:span></text:p></draw:text-box></draw:frame><draw:polygon draw:style-name="gr15" draw:text-style-name="P76" svg:width="1.015cm" svg:height="0.404cm" svg:x="7.108cm" svg:y="0.611cm" svg:viewBox="0 0 1016 405" draw:points="508,405 0,405 0,0 1016,0 1016,405"><text:p/></draw:polygon><draw:polygon draw:style-name="gr8" draw:text-style-name="P79" svg:width="1.015cm" svg:height="0.404cm" svg:x="7.108cm" svg:y="0.611cm" svg:viewBox="0 0 1016 405" draw:points="508,405 0,405 0,0 1016,0 1016,405"><text:p/></draw:polygon><draw:frame draw:style-name="gr42" draw:text-style-name="P78" svg:width="1.191cm" svg:height="0.295cm" svg:x="5.5cm" svg:y="0.699cm"><draw:text-box><text:p text:style-name="P77"><text:span text:style-name="T214">Prev Hash</text:span></text:p></draw:text-box></draw:frame><draw:polygon draw:style-name="gr15" draw:text-style-name="P76" svg:width="0.81cm" svg:height="0.405cm" svg:x="5.281cm" svg:y="1.222cm" svg:viewBox="0 0 811 406" draw:points="406,406 0,406 0,0 811,0 811,406"><text:p/></draw:polygon><draw:polygon draw:style-name="gr8" draw:text-style-name="P79" svg:width="0.81cm" svg:height="0.405cm" svg:x="5.281cm" svg:y="1.222cm" svg:viewBox="0 0 811 406" draw:points="406,406 0,406 0,0 811,0 811,406"><text:p/></draw:polygon><draw:frame draw:style-name="gr43" draw:text-style-name="P78" svg:width="0.74cm" svg:height="0.295cm" svg:x="7.257cm" svg:y="0.699cm"><draw:text-box><text:p text:style-name="P77"><text:span text:style-name="T214">Nonce</text:span></text:p></draw:text-box></draw:frame><draw:polygon draw:style-name="gr15" draw:text-style-name="P76" svg:width="0.81cm" svg:height="0.405cm" svg:x="6.297cm" svg:y="1.222cm" svg:viewBox="0 0 811 406" draw:points="406,406 0,406 0,0 811,0 811,406"><text:p/></draw:polygon><draw:polygon draw:style-name="gr8" draw:text-style-name="P79" svg:width="0.81cm" svg:height="0.405cm" svg:x="6.297cm" svg:y="1.222cm" svg:viewBox="0 0 811 406" draw:points="406,406 0,406 0,0 811,0 811,406"><text:p/></draw:polygon><draw:frame draw:style-name="gr44" draw:text-style-name="P78" svg:width="0.287cm" svg:height="0.295cm" svg:x="5.542cm" svg:y="1.312cm"><draw:text-box><text:p text:style-name="P77"><text:span text:style-name="T214">Tx</text:span></text:p></draw:text-box></draw:frame><draw:polygon draw:style-name="gr15" draw:text-style-name="P76" svg:width="0.81cm" svg:height="0.405cm" svg:x="7.313cm" svg:y="1.222cm" svg:viewBox="0 0 811 406" draw:points="406,406 0,406 0,0 811,0 811,406"><text:p/></draw:polygon><draw:polygon draw:style-name="gr8" draw:text-style-name="P79" svg:width="0.81cm" svg:height="0.405cm" svg:x="7.313cm" svg:y="1.222cm" svg:viewBox="0 0 811 406" draw:points="406,406 0,406 0,0 811,0 811,406"><text:p/></draw:polygon><draw:frame draw:style-name="gr44" draw:text-style-name="P78" svg:width="0.287cm" svg:height="0.295cm" svg:x="6.558cm" svg:y="1.312cm"><draw:text-box><text:p text:style-name="P77"><text:span text:style-name="T214">Tx</text:span></text:p></draw:text-box></draw:frame><draw:polygon draw:style-name="gr10" draw:text-style-name="P80" svg:width="0.243cm" svg:height="0.161cm" svg:x="5.037cm" svg:y="0.737cm" svg:viewBox="0 0 244 162" draw:points="244,81 0,162 0,0"><text:p/></draw:polygon><draw:line draw:style-name="gr11" draw:text-style-name="P79" svg:x1="4.265cm" svg:y1="0.818cm" svg:x2="5.087cm" svg:y2="0.818cm"><text:p/></draw:line><draw:frame draw:style-name="gr40" draw:text-style-name="P78" svg:width="0.216cm" svg:height="0.295cm" svg:x="7.616cm" svg:y="1.312cm"><draw:text-box><text:p text:style-name="P77"><text:span text:style-name="T214">...</text:span></text:p></draw:text-box></draw:frame></draw:g></text:p>
      <text:p text:style-name="P59"/>
      <text:p text:style-name="P48"><text:span text:style-name="T132">הוכחת העבודה פותרת את בעית ההחלטה מי </text:span><text:span text:style-name="T146">מ</text:span><text:span text:style-name="T132">ייצג את </text:span><text:span text:style-name="T137">ד</text:span><text:span text:style-name="T146">עת</text:span><text:span text:style-name="T132"> הרוב. </text:span><text:span text:style-name="T137">ל</text:span><text:span text:style-name="T147">ו </text:span><text:span text:style-name="T132">קביעת הרוב היתה מבוססת על הצבעה </text:span><text:span text:style-name="T148">של קול אחד לכל </text:span><text:span text:style-name="T132">כתובות IP, </text:span><text:span text:style-name="T147">היה </text:span><text:span text:style-name="T132">הדבר מאפשר להטות</text:span><text:span text:style-name="T148">ה</text:span><text:span text:style-name="T132"> </text:span><text:span text:style-name="T148">ע"י </text:span><text:span text:style-name="T132">אלו שיכולים להקצות כתובות IP רבות. הוכחת עבודה </text:span><text:span text:style-name="T148">בבסיסה </text:span><text:span text:style-name="T132">היא קול אחד לכל CPU. החלטת הרוב מיוצגת ע"י השרשרת הארוכה ביותר, בה הושקע מאמץ הוכחת העבודה הגדול ביותר. אם מרבית כח מיחשוב נמצא בידי צמתות </text:span><text:span text:style-name="T137">ה</text:span><text:span text:style-name="T148">ו</text:span><text:span text:style-name="T137">גנות</text:span><text:span text:style-name="T132">, השרשרת ההוגנת תצמח מהר</text:span><text:span text:style-name="T137"> </text:span><text:span text:style-name="T147">יותר</text:span><text:span text:style-name="T137"> </text:span><text:span text:style-name="T132">ותשיג כל שרשרת </text:span><text:span text:style-name="T148">מתחרה </text:span><text:span text:style-name="T132">אחרת. כדי לשנות בלוק </text:span><text:span text:style-name="T137">ע</text:span><text:span text:style-name="T148">תיק יותר</text:span><text:span text:style-name="T132">, התוקף יצטרך לבצע תהליך הוכחת עבודה לבלוק ולכל אלו שבאו אחריו ואז להספיק </text:span><text:span text:style-name="T148">להשלים </text:span><text:span text:style-name="T132">גם אל כל </text:span><text:span text:style-name="T148">מה </text:span><text:span text:style-name="T132">שנוצר</text:span><text:span text:style-name="T148"> בינתיים</text:span><text:span text:style-name="T132"> ע"י הצמתות ההוגנות. נראה בהמשך שההסתברות שהיכולת של תוקף אטי יותר להשלים פערים יורדת </text:span><text:span text:style-name="T137">אקספ</text:span><text:span text:style-name="T147">ו</text:span><text:span text:style-name="T137">ננציאלית</text:span><text:span text:style-name="T132"> ככל שמתווספים בלוקים. </text:span><text:span text:style-name="T104"><text:s text:c="2"/></text:span></text:p>
      <text:p text:style-name="P42"/>
      <text:p text:style-name="P32"><text:span text:style-name="T104">כדי לפצות על מהירות החישוב ההולכת וגדלה של חומרות, והענין </text:span><text:span text:style-name="T117">ה</text:span><text:span text:style-name="T119">משתנה</text:span><text:span text:style-name="T104"> בהרצת צמתות על פני זמן, דרגת הקושי של הוכחת העבודה נקבעת ע"י ממוצע משוקלל אשר מתכנס למטרה של מספר הבלוקים בשעה. אם זו מהירה מדי, דרגת הקושי תעלה. </text:span></text:p>
      <text:h text:style-name="P10" text:outline-level="2">5. <text:s text:c="3"/>רשת</text:h>
      <text:p text:style-name="P42">השלבים להרצת הרשת הנם כדלקמן: </text:p>
      <text:p text:style-name="P69"/>
      <text:list xml:id="list1680230362" text:style-name="Numbering_20_1">
        <text:list-item>
          <text:p text:style-name="P36">עסקות חדשות משודרות לכל הצמתות.</text:p>
        </text:list-item>
        <text:list-item>
          <text:p text:style-name="P37">כל צומת אוספת עסקות חדשות לתוך בלוק.</text:p>
        </text:list-item>
        <text:list-item>
          <text:p text:style-name="P37">כל צומת עובדת על מציאת הוכחת העבודה הקשה עבור הבלוק שלה.</text:p>
        </text:list-item>
        <text:list-item>
          <text:p text:style-name="P37">כאשר צומת מוצאת הוכחת עבודה, היא משדרת את הבלוק לכל הצמתות.</text:p>
        </text:list-item>
        <text:list-item>
          <text:p text:style-name="P37">צמתות מאשרות בלוק רק אם כל העסקות שלו מאומתות וטרם הוצאו.</text:p>
        </text:list-item>
        <text:list-item>
          <text:p text:style-name="P37">צמתות מביעות את הסכמתן לבלוק ע"י כך שעובדות על יצירת הבלוק הבא בשרשרת תוך שימוש בהאש של הבלוק המאומת כהאש הקודם בשרשרת. <text:s/></text:p>
        </text:list-item>
      </text:list>
      <text:p text:style-name="P59"/>
      <text:p text:style-name="P26"><text:span text:style-name="T93">צ</text:span><text:span text:style-name="T84">מתות מתיחסות תמיד לשרשרת הארוכה ביותר כנכונה וממשיכות לעבוד כדי להמשיכה. אם שתי צמתות משדרות גירסות שונות של הבלוק הבא בעת ובעונה אחת, יתכן שיהיו צמתות שיקבלו אחת או אחרת כראשונה. במצב כזה, הן עובדות על הראשונה שקיבלו, אך </text:span><text:span text:style-name="T91">שומר</text:span><text:span text:style-name="T93">ו</text:span><text:span text:style-name="T91">ת</text:span><text:span text:style-name="T84"> את השניה למקרה שהיא זו שתתקבל. השויון ישבר כאשר הוכחת העבודה הבא</text:span><text:span text:style-name="T93">ה</text:span><text:span text:style-name="T84"> </text:span><text:span text:style-name="T91">ת</text:span><text:span text:style-name="T94">י</text:span><text:span text:style-name="T91">מצא</text:span><text:span text:style-name="T84"> וענף אחד יהיה ארוך יותר. במקרה זה הצמתות שעבדו על האחר </text:span><text:span text:style-name="T91">י</text:span><text:span text:style-name="T93">עברו </text:span><text:span text:style-name="T84">לענף הראשי כדי להמשיך במלאכת העשייה. </text:span></text:p>
      <text:p text:style-name="P59"/>
      <text:p text:style-name="P27">אין הכרח ששידור עסקות חדשות יגיע לכל הצמתות. כל עוד הן מגיעות לצמתות רבות, הן <text:span text:style-name="T60">ת</text:span><text:span text:style-name="T64">ו</text:span><text:span text:style-name="T60">כנסנה</text:span> בסופו של דבר לבלוק. שידור בלוקים הנו גם כן סובלני להודעות שנשמטו. אם צומת לא קיבלה בלוק, היא תבקש אותו כאשר תקבל את הבלוק הבא ותגלה שהוא חסר לה. </text:p>
      <text:h text:style-name="P11" text:outline-level="2"><text:soft-page-break/>6. <text:s text:c="3"/>תימרוץ</text:h>
      <text:p text:style-name="P53"><text:span text:style-name="T100">כנוהל, העסקה הראשונה בבלוק הנה עסקה מיוחדת אשר יוצרת מטבע חדש המוקצה ליוצר הבלוק. הדבר מספק תמריץ לצמתות לתמוך ברשת, ולספק אמצעי להפצה ראשונית של מטבעות לתוך המחזור, כיון שאין רשות מרכזית </text:span><text:span text:style-name="T108">שת</text:span><text:span text:style-name="T100">בצע זאת. התוספת היציבה </text:span><text:span text:style-name="T106">ו</text:span><text:span text:style-name="T100">הקבועה של כמות מטבעות </text:span><text:span text:style-name="T105">ד</text:span><text:span text:style-name="T106">ומה לזו של </text:span><text:span text:style-name="T100">כורי הזהב אשר משקיעים משאבים כדי להוסיף זהב למחזור. במקרה שלנו זהו זמן CPU וחשמל </text:span><text:span text:style-name="T105">ש</text:span><text:span text:style-name="T106">מהווים את ה</text:span><text:span text:style-name="T100">עלות. </text:span></text:p>
      <text:p text:style-name="P64"/>
      <text:p text:style-name="P33"><text:span text:style-name="T133">התמריצים יכולים גם להיות ממומנים ע"י </text:span><text:span text:style-name="T149">עמל</text:span><text:span text:style-name="T150">ו</text:span><text:span text:style-name="T149">ת</text:span><text:span text:style-name="T133"> עסקה. אם ערך הפלט </text:span><text:span text:style-name="T149">ק</text:span><text:span text:style-name="T150">טן מ</text:span><text:span text:style-name="T133">ערך הקלט, ההפרש הנו דמי עסקה שמתווספים לתמריץ של יצירת הבלוק המכיל את העסקה. </text:span><text:span text:style-name="T149">ב</text:span><text:span text:style-name="T151">יום בו </text:span><text:span text:style-name="T133">הכמות המוגדרת מראש של המטבעות </text:span><text:span text:style-name="T149">ת</text:span><text:span text:style-name="T150">צטרף כולה</text:span><text:span text:style-name="T133"> למחזור, התמריץ יתבסס כולו רק על דמי העסקה ויהיה לגמרי מנוטרל ממרכיב האינפלציה, </text:span></text:p>
      <text:p text:style-name="P29"><text:s/></text:p>
      <text:p text:style-name="P23"><text:span text:style-name="T100">התמריץ יכול </text:span><text:span text:style-name="T105">ל</text:span><text:span text:style-name="T106">סייע בעידוד </text:span><text:span text:style-name="T100">צמתות להשאר הוגנות. אם תוקף חמדן יכול לרכז יותר כח מיחשוב מאשר כל הצמתות ההוגנות, הוא יצטרך לבחור בין השימוש בו להונות אנשים ע"י </text:span><text:span text:style-name="T105">ג</text:span><text:span text:style-name="T107">ניבה בחזרה של </text:span><text:span text:style-name="T100"><text:s/>תקבולים </text:span><text:span text:style-name="T105">ש</text:span><text:span text:style-name="T107">שילם להם</text:span><text:span text:style-name="T100">, או </text:span><text:span text:style-name="T105">ל</text:span><text:span text:style-name="T107">השתמש בו כדי ל</text:span><text:span text:style-name="T105">ייצר</text:span><text:span text:style-name="T100"> מטבעות חדשים. הוא</text:span><text:span text:style-name="T105"> </text:span><text:span text:style-name="T107">אמור לגלות </text:span><text:span text:style-name="T100">שיותר רווחי ל</text:span><text:span text:style-name="T105">ד</text:span><text:span text:style-name="T107">בוק ב</text:span><text:span text:style-name="T100">כללי המערכת, </text:span><text:span text:style-name="T107">כללים </text:span><text:span text:style-name="T100">אשר </text:span><text:span text:style-name="T105">מתגמל</text:span><text:span text:style-name="T107">ים</text:span><text:span text:style-name="T100"> אותו ביותר מטבעות </text:span><text:span text:style-name="T107">חדשים </text:span><text:span text:style-name="T100">מאשר את כל האחרים יחדיו, מאשר לפגוע במערכת </text:span><text:span text:style-name="T105">ובו</text:span><text:span text:style-name="T115">א</text:span><text:span text:style-name="T105">לידיות</text:span><text:span text:style-name="T100"> של העושר האישי שלו. </text:span></text:p>
      <text:h text:style-name="P11" text:outline-level="2">7. <text:s text:c="3"/>שחרור שטח דיסק </text:h>
      <text:p text:style-name="P49"><text:span text:style-name="T192">כאשר העסקה האחרונה במטבע קבורה </text:span><text:span text:style-name="T194">מ</text:span><text:span text:style-name="T192">תחת </text:span><text:span text:style-name="T194">ל</text:span><text:span text:style-name="T192">מספיק בלוקים, ניתן להתעלם </text:span><text:span text:style-name="T193">מהעסק</text:span><text:span text:style-name="T194">ות</text:span><text:span text:style-name="T192"> </text:span><text:span text:style-name="T193">הקודמ</text:span><text:span text:style-name="T194">ו</text:span><text:span text:style-name="T193">ת</text:span><text:span text:style-name="T192"> </text:span><text:span text:style-name="T193">שהוצא</text:span><text:span text:style-name="T194">ו, וזאת</text:span><text:span text:style-name="T192"> כדי לחסוך בשטח דיסק. כדי לממש זאת מבלי לשבור את ההאש של הבלוק, עסקות מוצפנות האש של עץ מרקל [7][2][5], ורק שרש מרקל נכלל בהאש של הבלוק. בלוקים ישנים יכולים להתכווץ </text:span><text:span text:style-name="T195">ע"י התנתקות מ</text:span><text:span text:style-name="T192">ענפי העץ. . </text:span><text:span text:style-name="T196">ה</text:span><text:span text:style-name="T195">האשים הפנימיים </text:span><text:span text:style-name="T193">אינ</text:span><text:span text:style-name="T195">ם</text:span><text:span text:style-name="T192"> </text:span><text:span text:style-name="T193">צרי</text:span><text:span text:style-name="T195">כים</text:span><text:span text:style-name="T192"> להשמר.</text:span></text:p>
      <text:p text:style-name="P62"/>
      <text:p text:style-name="P63"><draw:g text:anchor-type="as-char" draw:z-index="8" draw:style-name="gr1"><draw:polygon draw:style-name="gr2" draw:text-style-name="P76" svg:width="4.825cm" svg:height="5.234cm" svg:x="5.641cm" svg:y="-0.001cm" svg:viewBox="0 0 4826 5235" draw:points="2413,5235 0,5235 0,0 4826,0 4826,5235"><text:p/></draw:polygon><draw:polygon draw:style-name="gr2" draw:text-style-name="P76" svg:width="4.86cm" svg:height="5.234cm" svg:x="0cm" svg:y="-0.001cm" svg:viewBox="0 0 4861 5235" draw:points="2430,5235 0,5235 0,0 4861,0 4861,5235"><text:p/></draw:polygon><draw:frame draw:style-name="gr45" draw:text-style-name="P78" svg:width="0.6cm" svg:height="0.283cm" svg:x="5.835cm" svg:y="0.116cm"><draw:text-box><text:p text:style-name="P77"><text:span text:style-name="T215">Block</text:span></text:p></draw:text-box></draw:frame><draw:polygon draw:style-name="gr2" draw:text-style-name="P76" svg:width="3.499cm" svg:height="1.745cm" svg:x="0.973cm" svg:y="0.193cm" svg:viewBox="0 0 3500 1746" draw:points="1750,1746 0,1746 0,0 3500,0 3500,1746"><text:p/></draw:polygon><draw:frame draw:style-name="gr45" draw:text-style-name="P78" svg:width="0.6cm" svg:height="0.283cm" svg:x="0.182cm" svg:y="0.116cm"><draw:text-box><text:p text:style-name="P77"><text:span text:style-name="T215">Block</text:span></text:p></draw:text-box></draw:frame><draw:polygon draw:style-name="gr15" draw:text-style-name="P76" svg:width="1.554cm" svg:height="0.387cm" svg:x="1.362cm" svg:y="0.774cm" svg:viewBox="0 0 1555 388" draw:points="776,388 0,388 0,0 1555,0 1555,388"><text:p/></draw:polygon><draw:polygon draw:style-name="gr8" draw:text-style-name="P79" svg:width="1.554cm" svg:height="0.387cm" svg:x="1.362cm" svg:y="0.774cm" svg:viewBox="0 0 1555 388" draw:points="776,388 0,388 0,0 1555,0 1555,388"><text:p/></draw:polygon><draw:frame draw:style-name="gr46" draw:text-style-name="P78" svg:width="2.927cm" svg:height="0.283cm" svg:x="1.152cm" svg:y="0.318cm"><draw:text-box><text:p text:style-name="P77"><text:span text:style-name="T215">Block Header (Block Hash)</text:span></text:p></draw:text-box></draw:frame><draw:polygon draw:style-name="gr15" draw:text-style-name="P76" svg:width="1.167cm" svg:height="0.387cm" svg:x="3.111cm" svg:y="0.774cm" svg:viewBox="0 0 1168 388" draw:points="582,388 0,388 0,0 1168,0 1168,388"><text:p/></draw:polygon><draw:polygon draw:style-name="gr8" draw:text-style-name="P79" svg:width="1.167cm" svg:height="0.387cm" svg:x="3.111cm" svg:y="0.774cm" svg:viewBox="0 0 1168 388" draw:points="582,388 0,388 0,0 1168,0 1168,388"><text:p/></draw:polygon><draw:frame draw:style-name="gr47" draw:text-style-name="P78" svg:width="1.142cm" svg:height="0.283cm" svg:x="1.579cm" svg:y="0.845cm"><draw:text-box><text:p text:style-name="P77"><text:span text:style-name="T215">Prev Hash</text:span></text:p></draw:text-box></draw:frame><draw:polygon draw:style-name="gr15" draw:text-style-name="P76" svg:width="1.164cm" svg:height="0.387cm" svg:x="0.779cm" svg:y="2.522cm" svg:viewBox="0 0 1165 388" draw:points="583,388 0,388 0,0 1165,0 1165,388"><text:p/></draw:polygon><draw:polygon draw:style-name="gr17" draw:text-style-name="P79" svg:width="1.164cm" svg:height="0.387cm" svg:x="0.779cm" svg:y="2.522cm" svg:viewBox="0 0 1165 388" draw:points="583,388 0,388 0,0 1165,0 1165,388"><text:p/></draw:polygon><draw:frame draw:style-name="gr48" draw:text-style-name="P78" svg:width="0.708cm" svg:height="0.283cm" svg:x="3.343cm" svg:y="0.845cm"><draw:text-box><text:p text:style-name="P77"><text:span text:style-name="T215">Nonce</text:span></text:p></draw:text-box></draw:frame><draw:polygon draw:style-name="gr19" draw:text-style-name="P76" svg:width="0.779cm" svg:height="0.387cm" svg:x="0.388cm" svg:y="3.682cm" svg:viewBox="0 0 780 388" draw:points="391,388 0,388 0,0 780,0 780,388"><text:p/></draw:polygon><draw:polygon draw:style-name="gr17" draw:text-style-name="P79" svg:width="0.779cm" svg:height="0.387cm" svg:x="0.388cm" svg:y="3.682cm" svg:viewBox="0 0 780 388" draw:points="391,388 0,388 0,0 780,0 780,388"><text:p/></draw:polygon><draw:frame draw:style-name="gr49" draw:text-style-name="P78" svg:width="0.844cm" svg:height="0.283cm" svg:x="0.93cm" svg:y="2.602cm"><draw:text-box><text:p text:style-name="P77"><text:span text:style-name="T215">Hash01</text:span></text:p></draw:text-box></draw:frame><draw:polygon draw:style-name="gr19" draw:text-style-name="P76" svg:width="0.778cm" svg:height="0.387cm" svg:x="1.556cm" svg:y="3.682cm" svg:viewBox="0 0 779 388" draw:points="388,388 0,388 0,0 779,0 779,388"><text:p/></draw:polygon><draw:polygon draw:style-name="gr17" draw:text-style-name="P79" svg:width="0.778cm" svg:height="0.387cm" svg:x="1.556cm" svg:y="3.682cm" svg:viewBox="0 0 779 388" draw:points="388,388 0,388 0,0 779,0 779,388"><text:p/></draw:polygon><draw:frame draw:style-name="gr48" draw:text-style-name="P78" svg:width="0.708cm" svg:height="0.283cm" svg:x="0.427cm" svg:y="3.752cm"><draw:text-box><text:p text:style-name="P77"><text:span text:style-name="T215">Hash0</text:span></text:p></draw:text-box></draw:frame><draw:polygon draw:style-name="gr19" draw:text-style-name="P76" svg:width="0.775cm" svg:height="0.387cm" svg:x="2.723cm" svg:y="3.682cm" svg:viewBox="0 0 776 388" draw:points="388,388 0,388 0,0 776,0 776,388"><text:p/></draw:polygon><draw:polygon draw:style-name="gr17" draw:text-style-name="P79" svg:width="0.775cm" svg:height="0.387cm" svg:x="2.723cm" svg:y="3.682cm" svg:viewBox="0 0 776 388" draw:points="388,388 0,388 0,0 776,0 776,388"><text:p/></draw:polygon><draw:frame draw:style-name="gr48" draw:text-style-name="P78" svg:width="0.708cm" svg:height="0.283cm" svg:x="1.6cm" svg:y="3.752cm"><draw:text-box><text:p text:style-name="P77"><text:span text:style-name="T215">Hash1</text:span></text:p></draw:text-box></draw:frame><draw:polygon draw:style-name="gr19" draw:text-style-name="P76" svg:width="0.775cm" svg:height="0.387cm" svg:x="3.89cm" svg:y="3.682cm" svg:viewBox="0 0 776 388" draw:points="388,388 0,388 0,0 776,0 776,388"><text:p/></draw:polygon><draw:polygon draw:style-name="gr17" draw:text-style-name="P79" svg:width="0.775cm" svg:height="0.387cm" svg:x="3.89cm" svg:y="3.682cm" svg:viewBox="0 0 776 388" draw:points="388,388 0,388 0,0 776,0 776,388"><text:p/></draw:polygon><draw:frame draw:style-name="gr48" draw:text-style-name="P78" svg:width="0.708cm" svg:height="0.283cm" svg:x="2.753cm" svg:y="3.752cm"><draw:text-box><text:p text:style-name="P77"><text:span text:style-name="T215">Hash2</text:span></text:p></draw:text-box></draw:frame><draw:polygon draw:style-name="gr19" draw:text-style-name="P76" svg:width="1.167cm" svg:height="0.387cm" svg:x="3.111cm" svg:y="2.522cm" svg:viewBox="0 0 1168 388" draw:points="582,388 0,388 0,0 1168,0 1168,388"><text:p/></draw:polygon><draw:polygon draw:style-name="gr17" draw:text-style-name="P79" svg:width="1.167cm" svg:height="0.387cm" svg:x="3.111cm" svg:y="2.522cm" svg:viewBox="0 0 1168 388" draw:points="582,388 0,388 0,0 1168,0 1168,388"><text:p/></draw:polygon><draw:frame draw:style-name="gr48" draw:text-style-name="P78" svg:width="0.708cm" svg:height="0.283cm" svg:x="3.93cm" svg:y="3.752cm"><draw:text-box><text:p text:style-name="P77"><text:span text:style-name="T215">Hash3</text:span></text:p></draw:text-box></draw:frame><draw:polygon draw:style-name="gr20" draw:text-style-name="P80" svg:width="0.172cm" svg:height="0.239cm" svg:x="0.995cm" svg:y="2.91cm" svg:viewBox="0 0 173 240" draw:points="173,0 137,240 0,173"><text:p/></draw:polygon><draw:line draw:style-name="gr11" draw:text-style-name="P79" svg:x1="0.779cm" svg:y1="3.681cm" svg:x2="1.083cm" svg:y2="3.074cm"><text:p/></draw:line><draw:polygon draw:style-name="gr10" draw:text-style-name="P80" svg:width="0.171cm" svg:height="0.239cm" svg:x="1.556cm" svg:y="2.91cm" svg:viewBox="0 0 172 240" draw:points="0,0 172,173 35,240"><text:p/></draw:polygon><draw:line draw:style-name="gr11" draw:text-style-name="P79" svg:x1="1.944cm" svg:y1="3.681cm" svg:x2="1.64cm" svg:y2="3.074cm"><text:p/></draw:line><draw:polygon draw:style-name="gr10" draw:text-style-name="P80" svg:width="0.171cm" svg:height="0.239cm" svg:x="3.327cm" svg:y="2.91cm" svg:viewBox="0 0 172 240" draw:points="172,0 141,240 0,173"><text:p/></draw:polygon><draw:line draw:style-name="gr11" draw:text-style-name="P79" svg:x1="3.111cm" svg:y1="3.681cm" svg:x2="3.418cm" svg:y2="3.074cm"><text:p/></draw:line><draw:polygon draw:style-name="gr50" draw:text-style-name="P80" svg:width="0.172cm" svg:height="0.239cm" svg:x="3.89cm" svg:y="2.91cm" svg:viewBox="0 0 173 240" draw:points="0,0 173,173 32,240"><text:p/></draw:polygon><draw:polygon draw:style-name="gr11" draw:text-style-name="P79" svg:width="0.172cm" svg:height="0.239cm" svg:x="3.89cm" svg:y="2.91cm" svg:viewBox="0 0 173 240" draw:points="0,0 173,173 32,240"><text:p/></draw:polygon><draw:line draw:style-name="gr11" draw:text-style-name="P79" svg:x1="4.279cm" svg:y1="3.681cm" svg:x2="3.972cm" svg:y2="3.074cm"><text:p/></draw:line><draw:polygon draw:style-name="gr15" draw:text-style-name="P76" svg:width="1.554cm" svg:height="0.387cm" svg:x="1.75cm" svg:y="1.356cm" svg:viewBox="0 0 1555 388" draw:points="779,388 0,388 0,0 1555,0 1555,388"><text:p/></draw:polygon><draw:polygon draw:style-name="gr8" draw:text-style-name="P79" svg:width="1.554cm" svg:height="0.387cm" svg:x="1.75cm" svg:y="1.356cm" svg:viewBox="0 0 1555 388" draw:points="779,388 0,388 0,0 1555,0 1555,388"><text:p/></draw:polygon><draw:frame draw:style-name="gr49" draw:text-style-name="P78" svg:width="0.844cm" svg:height="0.283cm" svg:x="3.281cm" svg:y="2.602cm"><draw:text-box><text:p text:style-name="P77"><text:span text:style-name="T215">Hash23</text:span></text:p></draw:text-box></draw:frame><draw:polygon draw:style-name="gr10" draw:text-style-name="P80" svg:width="0.2cm" svg:height="0.232cm" svg:x="1.937cm" svg:y="1.744cm" svg:viewBox="0 0 201 233" draw:points="201,0 127,233 0,138"><text:p/></draw:polygon><draw:line draw:style-name="gr11" draw:text-style-name="P79" svg:x1="1.556cm" svg:y1="2.522cm" svg:x2="2.028cm" svg:y2="1.894cm"><text:p/></draw:line><draw:polygon draw:style-name="gr10" draw:text-style-name="P80" svg:width="0.2cm" svg:height="0.232cm" svg:x="2.917cm" svg:y="1.744cm" svg:viewBox="0 0 201 233" draw:points="0,0 201,138 78,233"><text:p/></draw:polygon><draw:line draw:style-name="gr11" draw:text-style-name="P79" svg:x1="3.499cm" svg:y1="2.522cm" svg:x2="3.03cm" svg:y2="1.894cm"><text:p/></draw:line><draw:polygon draw:style-name="gr15" draw:text-style-name="P76" svg:width="1.166cm" svg:height="0.387cm" svg:x="6.382cm" svg:y="2.522cm" svg:viewBox="0 0 1167 388" draw:points="585,388 0,388 0,0 1167,0 1167,388"><text:p/></draw:polygon><draw:polygon draw:style-name="gr8" draw:text-style-name="P79" svg:width="1.166cm" svg:height="0.387cm" svg:x="6.382cm" svg:y="2.522cm" svg:viewBox="0 0 1167 388" draw:points="585,388 0,388 0,0 1167,0 1167,388"><text:p/></draw:polygon><draw:frame draw:style-name="gr51" draw:text-style-name="P78" svg:width="1.154cm" svg:height="0.283cm" svg:x="1.944cm" svg:y="1.431cm"><draw:text-box><text:p text:style-name="P77"><text:span text:style-name="T215">Root Hash</text:span></text:p></draw:text-box></draw:frame><draw:polygon draw:style-name="gr15" draw:text-style-name="P76" svg:width="0.775cm" svg:height="0.387cm" svg:x="8.364cm" svg:y="3.682cm" svg:viewBox="0 0 776 388" draw:points="388,388 0,388 0,0 776,0 776,388"><text:p/></draw:polygon><draw:polygon draw:style-name="gr8" draw:text-style-name="P79" svg:width="0.775cm" svg:height="0.387cm" svg:x="8.364cm" svg:y="3.682cm" svg:viewBox="0 0 776 388" draw:points="388,388 0,388 0,0 776,0 776,388"><text:p/></draw:polygon><draw:frame draw:style-name="gr49" draw:text-style-name="P78" svg:width="0.844cm" svg:height="0.283cm" svg:x="6.544cm" svg:y="2.602cm"><draw:text-box><text:p text:style-name="P77"><text:span text:style-name="T215">Hash01</text:span></text:p></draw:text-box></draw:frame><draw:polygon draw:style-name="gr15" draw:text-style-name="P76" svg:width="0.779cm" svg:height="0.387cm" svg:x="9.528cm" svg:y="4.651cm" svg:viewBox="0 0 780 388" draw:points="392,388 0,388 0,0 780,0 780,388"><text:p/></draw:polygon><draw:polygon draw:style-name="gr8" draw:text-style-name="P79" svg:width="0.779cm" svg:height="0.387cm" svg:x="9.528cm" svg:y="4.651cm" svg:viewBox="0 0 780 388" draw:points="392,388 0,388 0,0 780,0 780,388"><text:p/></draw:polygon><draw:frame draw:style-name="gr48" draw:text-style-name="P78" svg:width="0.708cm" svg:height="0.283cm" svg:x="8.407cm" svg:y="3.752cm"><draw:text-box><text:p text:style-name="P77"><text:span text:style-name="T215">Hash2</text:span></text:p></draw:text-box></draw:frame><draw:polygon draw:style-name="gr15" draw:text-style-name="P76" svg:width="1.167cm" svg:height="0.387cm" svg:x="8.716cm" svg:y="2.522cm" svg:viewBox="0 0 1168 388" draw:points="582,388 0,388 0,0 1168,0 1168,388"><text:p/></draw:polygon><draw:polygon draw:style-name="gr17" draw:text-style-name="P79" svg:width="1.167cm" svg:height="0.387cm" svg:x="8.716cm" svg:y="2.522cm" svg:viewBox="0 0 1168 388" draw:points="582,388 0,388 0,0 1168,0 1168,388"><text:p/></draw:polygon><draw:frame draw:style-name="gr52" draw:text-style-name="P78" svg:width="0.41cm" svg:height="0.283cm" svg:x="9.721cm" svg:y="4.722cm"><draw:text-box><text:p text:style-name="P77"><text:span text:style-name="T215">Tx3</text:span></text:p></draw:text-box></draw:frame><draw:polygon draw:style-name="gr20" draw:text-style-name="P80" svg:width="0.172cm" svg:height="0.239cm" svg:x="8.932cm" svg:y="2.91cm" svg:viewBox="0 0 173 240" draw:points="173,0 138,240 0,173"><text:p/></draw:polygon><draw:line draw:style-name="gr11" draw:text-style-name="P79" svg:x1="8.716cm" svg:y1="3.681cm" svg:x2="9.019cm" svg:y2="3.074cm"><text:p/></draw:line><draw:polygon draw:style-name="gr10" draw:text-style-name="P80" svg:width="0.175cm" svg:height="0.239cm" svg:x="9.492cm" svg:y="2.91cm" svg:viewBox="0 0 176 240" draw:points="0,0 176,173 35,240"><text:p/></draw:polygon><draw:line draw:style-name="gr11" draw:text-style-name="P79" svg:x1="9.885cm" svg:y1="3.681cm" svg:x2="9.578cm" svg:y2="3.074cm"><text:p/></draw:line><draw:polygon draw:style-name="gr2" draw:text-style-name="P76" svg:width="3.502cm" svg:height="1.745cm" svg:x="6.611cm" svg:y="0.193cm" svg:viewBox="0 0 3503 1746" draw:points="1753,1746 0,1746 0,0 3503,0 3503,1746"><text:p/></draw:polygon><draw:frame draw:style-name="gr49" draw:text-style-name="P78" svg:width="0.844cm" svg:height="0.283cm" svg:x="8.871cm" svg:y="2.602cm"><draw:text-box><text:p text:style-name="P77"><text:span text:style-name="T215">Hash23</text:span></text:p></draw:text-box></draw:frame><draw:polygon draw:style-name="gr15" draw:text-style-name="P76" svg:width="1.554cm" svg:height="0.387cm" svg:x="7.391cm" svg:y="1.356cm" svg:viewBox="0 0 1555 388" draw:points="776,388 0,388 0,0 1555,0 1555,388"><text:p/></draw:polygon><draw:polygon draw:style-name="gr8" draw:text-style-name="P79" svg:width="1.554cm" svg:height="0.387cm" svg:x="7.391cm" svg:y="1.356cm" svg:viewBox="0 0 1555 388" draw:points="776,388 0,388 0,0 1555,0 1555,388"><text:p/></draw:polygon><draw:frame draw:style-name="gr46" draw:text-style-name="P78" svg:width="2.927cm" svg:height="0.283cm" svg:x="6.807cm" svg:y="0.318cm"><draw:text-box><text:p text:style-name="P77"><text:span text:style-name="T215">Block Header (Block Hash)</text:span></text:p></draw:text-box></draw:frame><draw:polygon draw:style-name="gr10" draw:text-style-name="P80" svg:width="0.2cm" svg:height="0.232cm" svg:x="7.542cm" svg:y="1.744cm" svg:viewBox="0 0 201 233" draw:points="201,0 124,233 0,138"><text:p/></draw:polygon><draw:line draw:style-name="gr11" draw:text-style-name="P79" svg:x1="7.161cm" svg:y1="2.522cm" svg:x2="7.634cm" svg:y2="1.894cm"><text:p/></draw:line><draw:polygon draw:style-name="gr10" draw:text-style-name="P80" svg:width="0.2cm" svg:height="0.232cm" svg:x="8.522cm" svg:y="1.744cm" svg:viewBox="0 0 201 233" draw:points="0,0 201,138 78,233"><text:p/></draw:polygon><draw:line draw:style-name="gr11" draw:text-style-name="P79" svg:x1="9.105cm" svg:y1="2.522cm" svg:x2="8.632cm" svg:y2="1.894cm"><text:p/></draw:line><draw:frame draw:style-name="gr51" draw:text-style-name="P78" svg:width="1.154cm" svg:height="0.283cm" svg:x="7.599cm" svg:y="1.431cm"><draw:text-box><text:p text:style-name="P77"><text:span text:style-name="T215">Root Hash</text:span></text:p></draw:text-box></draw:frame><draw:frame draw:style-name="gr53" draw:text-style-name="P78" svg:width="4.111cm" svg:height="0.283cm" svg:x="0.383cm" svg:y="5.45cm"><draw:text-box><text:p text:style-name="P77"><text:span text:style-name="T215">Transactions Hashed in a Merkle Tree</text:span></text:p></draw:text-box></draw:frame><draw:polygon draw:style-name="gr15" draw:text-style-name="P76" svg:width="1.555cm" svg:height="0.387cm" svg:x="7.002cm" svg:y="0.774cm" svg:viewBox="0 0 1556 388" draw:points="777,388 0,388 0,0 1556,0 1556,388"><text:p/></draw:polygon><draw:polygon draw:style-name="gr8" draw:text-style-name="P79" svg:width="1.555cm" svg:height="0.387cm" svg:x="7.002cm" svg:y="0.774cm" svg:viewBox="0 0 1556 388" draw:points="777,388 0,388 0,0 1556,0 1556,388"><text:p/></draw:polygon><draw:frame draw:style-name="gr54" draw:text-style-name="P78" svg:width="3.735cm" svg:height="0.283cm" svg:x="6.239cm" svg:y="5.45cm"><draw:text-box><text:p text:style-name="P77"><text:span text:style-name="T215">After Pruning Tx0-2 from the Block</text:span></text:p></draw:text-box></draw:frame><draw:polygon draw:style-name="gr15" draw:text-style-name="P76" svg:width="1.167cm" svg:height="0.387cm" svg:x="8.752cm" svg:y="0.774cm" svg:viewBox="0 0 1168 388" draw:points="582,388 0,388 0,0 1168,0 1168,388"><text:p/></draw:polygon><draw:polygon draw:style-name="gr8" draw:text-style-name="P79" svg:width="1.167cm" svg:height="0.387cm" svg:x="8.752cm" svg:y="0.774cm" svg:viewBox="0 0 1168 388" draw:points="582,388 0,388 0,0 1168,0 1168,388"><text:p/></draw:polygon><draw:frame draw:style-name="gr47" draw:text-style-name="P78" svg:width="1.142cm" svg:height="0.283cm" svg:x="7.211cm" svg:y="0.845cm"><draw:text-box><text:p text:style-name="P77"><text:span text:style-name="T215">Prev Hash</text:span></text:p></draw:text-box></draw:frame><draw:polygon draw:style-name="gr15" draw:text-style-name="P76" svg:width="0.744cm" svg:height="0.387cm" svg:x="9.528cm" svg:y="3.682cm" svg:viewBox="0 0 745 388" draw:points="374,388 0,388 0,0 745,0 745,388"><text:p/></draw:polygon><draw:polygon draw:style-name="gr17" draw:text-style-name="P79" svg:width="0.744cm" svg:height="0.387cm" svg:x="9.528cm" svg:y="3.682cm" svg:viewBox="0 0 745 388" draw:points="374,388 0,388 0,0 745,0 745,388"><text:p/></draw:polygon><draw:frame draw:style-name="gr48" draw:text-style-name="P78" svg:width="0.708cm" svg:height="0.283cm" svg:x="8.973cm" svg:y="0.845cm"><draw:text-box><text:p text:style-name="P77"><text:span text:style-name="T215">Nonce</text:span></text:p></draw:text-box></draw:frame><draw:polygon draw:style-name="gr19" draw:text-style-name="P76" svg:width="0.779cm" svg:height="0.387cm" svg:x="0.388cm" svg:y="4.651cm" svg:viewBox="0 0 780 388" draw:points="391,388 0,388 0,0 780,0 780,388"><text:p/></draw:polygon><draw:polygon draw:style-name="gr8" draw:text-style-name="P79" svg:width="0.779cm" svg:height="0.387cm" svg:x="0.388cm" svg:y="4.651cm" svg:viewBox="0 0 780 388" draw:points="391,388 0,388 0,0 780,0 780,388"><text:p/></draw:polygon><draw:frame draw:style-name="gr48" draw:text-style-name="P78" svg:width="0.708cm" svg:height="0.283cm" svg:x="9.541cm" svg:y="3.752cm"><draw:text-box><text:p text:style-name="P77"><text:span text:style-name="T215">Hash3</text:span></text:p></draw:text-box></draw:frame><draw:polygon draw:style-name="gr15" draw:text-style-name="P76" svg:width="0.778cm" svg:height="0.387cm" svg:x="1.556cm" svg:y="4.651cm" svg:viewBox="0 0 779 388" draw:points="388,388 0,388 0,0 779,0 779,388"><text:p/></draw:polygon><draw:polygon draw:style-name="gr8" draw:text-style-name="P79" svg:width="0.778cm" svg:height="0.387cm" svg:x="1.556cm" svg:y="4.651cm" svg:viewBox="0 0 779 388" draw:points="388,388 0,388 0,0 779,0 779,388"><text:p/></draw:polygon><draw:frame draw:style-name="gr52" draw:text-style-name="P78" svg:width="0.41cm" svg:height="0.283cm" svg:x="0.587cm" svg:y="4.722cm"><draw:text-box><text:p text:style-name="P77"><text:span text:style-name="T215">Tx0</text:span></text:p></draw:text-box></draw:frame><draw:polygon draw:style-name="gr15" draw:text-style-name="P76" svg:width="0.775cm" svg:height="0.387cm" svg:x="2.723cm" svg:y="4.651cm" svg:viewBox="0 0 776 388" draw:points="388,388 0,388 0,0 776,0 776,388"><text:p/></draw:polygon><draw:polygon draw:style-name="gr8" draw:text-style-name="P79" svg:width="0.775cm" svg:height="0.387cm" svg:x="2.723cm" svg:y="4.651cm" svg:viewBox="0 0 776 388" draw:points="388,388 0,388 0,0 776,0 776,388"><text:p/></draw:polygon><draw:frame draw:style-name="gr52" draw:text-style-name="P78" svg:width="0.41cm" svg:height="0.283cm" svg:x="1.743cm" svg:y="4.722cm"><draw:text-box><text:p text:style-name="P77"><text:span text:style-name="T215">Tx1</text:span></text:p></draw:text-box></draw:frame><draw:polygon draw:style-name="gr15" draw:text-style-name="P76" svg:width="0.775cm" svg:height="0.387cm" svg:x="3.89cm" svg:y="4.651cm" svg:viewBox="0 0 776 388" draw:points="388,388 0,388 0,0 776,0 776,388"><text:p/></draw:polygon><draw:polygon draw:style-name="gr8" draw:text-style-name="P79" svg:width="0.775cm" svg:height="0.387cm" svg:x="3.89cm" svg:y="4.651cm" svg:viewBox="0 0 776 388" draw:points="388,388 0,388 0,0 776,0 776,388"><text:p/></draw:polygon><draw:frame draw:style-name="gr52" draw:text-style-name="P78" svg:width="0.41cm" svg:height="0.283cm" svg:x="2.916cm" svg:y="4.722cm"><draw:text-box><text:p text:style-name="P77"><text:span text:style-name="T215">Tx2</text:span></text:p></draw:text-box></draw:frame><draw:polygon draw:style-name="gr10" draw:text-style-name="P80" svg:width="0.154cm" svg:height="0.232cm" svg:x="0.702cm" svg:y="4.07cm" svg:viewBox="0 0 155 233" draw:points="77,0 155,233 0,233"><text:p/></draw:polygon><draw:line draw:style-name="gr11" draw:text-style-name="P79" svg:x1="0.779cm" svg:y1="4.652cm" svg:x2="0.779cm" svg:y2="4.257cm"><text:p/></draw:line><draw:polygon draw:style-name="gr10" draw:text-style-name="P80" svg:width="0.154cm" svg:height="0.232cm" svg:x="1.865cm" svg:y="4.07cm" svg:viewBox="0 0 155 233" draw:points="78,0 155,233 0,233"><text:p/></draw:polygon><draw:line draw:style-name="gr11" draw:text-style-name="P79" svg:x1="1.944cm" svg:y1="4.652cm" svg:x2="1.944cm" svg:y2="4.257cm"><text:p/></draw:line><draw:polygon draw:style-name="gr10" draw:text-style-name="P80" svg:width="0.154cm" svg:height="0.232cm" svg:x="3.034cm" svg:y="4.07cm" svg:viewBox="0 0 155 233" draw:points="77,0 155,233 0,233"><text:p/></draw:polygon><draw:line draw:style-name="gr11" draw:text-style-name="P79" svg:x1="3.111cm" svg:y1="4.652cm" svg:x2="3.111cm" svg:y2="4.257cm"><text:p/></draw:line><draw:polygon draw:style-name="gr10" draw:text-style-name="P80" svg:width="0.155cm" svg:height="0.232cm" svg:x="4.201cm" svg:y="4.07cm" svg:viewBox="0 0 156 233" draw:points="78,0 156,233 0,233"><text:p/></draw:polygon><draw:line draw:style-name="gr11" draw:text-style-name="P79" svg:x1="4.278cm" svg:y1="4.652cm" svg:x2="4.278cm" svg:y2="4.257cm"><text:p/></draw:line><draw:polygon draw:style-name="gr10" draw:text-style-name="P80" svg:width="0.155cm" svg:height="0.232cm" svg:x="9.842cm" svg:y="4.07cm" svg:viewBox="0 0 156 233" draw:points="78,0 156,233 0,233"><text:p/></draw:polygon><draw:line draw:style-name="gr11" draw:text-style-name="P79" svg:x1="9.919cm" svg:y1="4.652cm" svg:x2="9.919cm" svg:y2="4.257cm"><text:p/></draw:line><draw:frame draw:style-name="gr52" draw:text-style-name="P78" svg:width="0.41cm" svg:height="0.283cm" svg:x="4.071cm" svg:y="4.722cm"><draw:text-box><text:p text:style-name="P77"><text:span text:style-name="T215">Tx3</text:span></text:p></draw:text-box></draw:frame></draw:g></text:p>
      <text:p text:style-name="P62"/>
      <text:p text:style-name="P33"><text:span text:style-name="T133">כותרת בלוק ללא עסקות תופס</text:span><text:span text:style-name="T152">ת</text:span><text:span text:style-name="T133"> כ </text:span><text:span text:style-name="T149">8</text:span><text:span text:style-name="T152">0</text:span><text:span text:style-name="T133"> בתים. אם נניח שבלוק נוצר כל 10 דקות, 80 בתים * 6 * 24 * 365 = 4.2MB בשנה. למחשבים </text:span><text:span text:style-name="T153">שנמכרים בדרך כלל </text:span><text:span text:style-name="T149">עם</text:span><text:span text:style-name="T133"> 2GB של RAM </text:span><text:span text:style-name="T149">(</text:span><text:span text:style-name="T133">שנת 2008</text:span><text:span text:style-name="T153">)</text:span><text:span text:style-name="T133"> ולפי חוק מור הצופה גידול </text:span><text:span text:style-name="T153">נוכחי </text:span><text:span text:style-name="T133">של 1.2GB בשנה, שטח איחסון לא צריך להוות בעיה אפילו אם כותרות הבלוקים </text:span><text:span text:style-name="T153">חייב</text:span><text:span text:style-name="T154">ות</text:span><text:span text:style-name="T153"> להשמר </text:span><text:span text:style-name="T133">בזכרון. </text:span><text:span text:style-name="T100"><text:s text:c="2"/></text:span></text:p>
      <text:h text:style-name="P17" text:outline-level="2"><text:span text:style-name="T209">8. <text:s text:c="3"/>אימות תשלומים מפושט </text:span></text:h>
      <text:p text:style-name="P50"><text:span text:style-name="T134">ניתן </text:span><text:span text:style-name="T155">ל</text:span><text:span text:style-name="T156">אמת </text:span><text:span text:style-name="T134">תשלומים ללא הרצה של צומת שלמה. משתמש צריך לשמור רק את כותרות הבלוקים של השרשרת הארוכה ביותר, אותה ניתן לבקש מהצמתות, עד מצב בו הוא משוכנע שמדובר בשרשרת הארוכה ביותר, ולקבל את ענף המרקל אשר קושר את העסקה לבלוק </text:span><text:span text:style-name="T155">ב</text:span><text:span text:style-name="T157">ו</text:span><text:span text:style-name="T134"> נחתם הזמן שלה. הוא אינו יכול לאמת את העסקה בעצמו, אך בעזרת הקישור שלה למקומה בשרשרת, הוא יכול לראות </text:span><text:span text:style-name="T155">ש</text:span><text:span text:style-name="T158">היתה </text:span><text:span text:style-name="T155">צומת</text:span><text:span text:style-name="T134"> ברשת </text:span><text:span text:style-name="T158">ש</text:span><text:span text:style-name="T155">אי</text:span><text:span text:style-name="T159">מתה</text:span><text:span text:style-name="T134"> אותה, ובלוקים נתווספו לאחר מכן מה שמוסיף משנה תוקף לאישור. </text:span></text:p>
      <text:p text:style-name="P67">. ,, </text:p>
      <text:p text:style-name="P64"/>
      <text:p text:style-name="P66"><draw:g text:anchor-type="as-char" svg:y="-3.152cm" draw:z-index="12" draw:style-name="gr14"><draw:polygon draw:style-name="gr15" draw:text-style-name="P76" svg:width="1.202cm" svg:height="0.401cm" svg:x="4.424cm" svg:y="2.904cm" svg:viewBox="0 0 1203 402" draw:points="603,402 0,402 0,0 1203,0 1203,402"><text:p/></draw:polygon><draw:polygon draw:style-name="gr8" draw:text-style-name="P79" svg:width="1.202cm" svg:height="0.401cm" svg:x="4.424cm" svg:y="2.904cm" svg:viewBox="0 0 1203 402" draw:points="603,402 0,402 0,0 1203,0 1203,402"><text:p/></draw:polygon><draw:polygon draw:style-name="gr15" draw:text-style-name="P76" svg:width="1.001cm" svg:height="0.401cm" svg:x="6.23cm" svg:y="4.107cm" svg:viewBox="0 0 1002 402" draw:points="501,402 0,402 0,0 1002,0 1002,402"><text:p/></draw:polygon><draw:polygon draw:style-name="gr8" draw:text-style-name="P79" svg:width="1.001cm" svg:height="0.401cm" svg:x="6.23cm" svg:y="4.107cm" svg:viewBox="0 0 1002 402" draw:points="501,402 0,402 0,0 1002,0 1002,402"><text:p/></draw:polygon><draw:frame draw:style-name="gr16" draw:text-style-name="P78" svg:width="0.869cm" svg:height="0.292cm" svg:x="4.597cm" svg:y="2.985cm"><draw:text-box><text:p text:style-name="P77"><text:span text:style-name="T212">Hash01</text:span></text:p></draw:text-box></draw:frame><draw:polygon draw:style-name="gr15" draw:text-style-name="P76" svg:width="1.005cm" svg:height="0.401cm" svg:x="7.63cm" svg:y="4.107cm" svg:viewBox="0 0 1006 402" draw:points="505,402 0,402 0,0 1006,0 1006,402"><text:p/></draw:polygon><draw:polygon draw:style-name="gr17" draw:text-style-name="P79" svg:width="1.005cm" svg:height="0.401cm" svg:x="7.63cm" svg:y="4.107cm" svg:viewBox="0 0 1006 402" draw:points="505,402 0,402 0,0 1006,0 1006,402"><text:p/></draw:polygon><draw:frame draw:style-name="gr18" draw:text-style-name="P78" svg:width="0.729cm" svg:height="0.292cm" svg:x="6.371cm" svg:y="4.198cm"><draw:text-box><text:p text:style-name="P77"><text:span text:style-name="T212">Hash2</text:span></text:p></draw:text-box></draw:frame><draw:polygon draw:style-name="gr19" draw:text-style-name="P76" svg:width="1.202cm" svg:height="0.401cm" svg:x="6.83cm" svg:y="2.904cm" svg:viewBox="0 0 1203 402" draw:points="603,402 0,402 0,0 1203,0 1203,402"><text:p/></draw:polygon><draw:polygon draw:style-name="gr17" draw:text-style-name="P79" svg:width="1.202cm" svg:height="0.401cm" svg:x="6.83cm" svg:y="2.904cm" svg:viewBox="0 0 1203 402" draw:points="603,402 0,402 0,0 1203,0 1203,402"><text:p/></draw:polygon><draw:frame draw:style-name="gr18" draw:text-style-name="P78" svg:width="0.729cm" svg:height="0.292cm" svg:x="7.772cm" svg:y="4.198cm"><draw:text-box><text:p text:style-name="P77"><text:span text:style-name="T212">Hash3</text:span></text:p></draw:text-box></draw:frame><draw:polygon draw:style-name="gr20" draw:text-style-name="P80" svg:width="0.179cm" svg:height="0.25cm" svg:x="7.052cm" svg:y="3.307cm" svg:viewBox="0 0 180 251" draw:points="180,0 145,251 0,180"><text:p/></draw:polygon><draw:line draw:style-name="gr11" draw:text-style-name="P79" svg:x1="6.83cm" svg:y1="4.107cm" svg:x2="7.144cm" svg:y2="3.479cm"><text:p/></draw:line><draw:polygon draw:style-name="gr10" draw:text-style-name="P80" svg:width="0.179cm" svg:height="0.25cm" svg:x="7.63cm" svg:y="3.307cm" svg:viewBox="0 0 180 251" draw:points="0,0 180,180 39,251"><text:p/></draw:polygon><draw:line draw:style-name="gr11" draw:text-style-name="P79" svg:x1="8.033cm" svg:y1="4.107cm" svg:x2="7.719cm" svg:y2="3.479cm"><text:p/></draw:line><draw:polygon draw:style-name="gr2" draw:text-style-name="P76" svg:width="3.608cm" svg:height="1.805cm" svg:x="4.625cm" svg:y="0.498cm" svg:viewBox="0 0 3609 1806" draw:points="1803,1806 0,1806 0,0 3609,0 3609,1806"><text:p/></draw:polygon><draw:frame draw:style-name="gr16" draw:text-style-name="P78" svg:width="0.869cm" svg:height="0.292cm" svg:x="6.999cm" svg:y="2.985cm"><draw:text-box><text:p text:style-name="P77"><text:span text:style-name="T212">Hash23</text:span></text:p></draw:text-box></draw:frame><draw:polygon draw:style-name="gr15" draw:text-style-name="P76" svg:width="1.604cm" svg:height="0.401cm" svg:x="5.39cm" svg:y="1.701cm" svg:viewBox="0 0 1605 402" draw:points="801,402 0,402 0,0 1605,0 1605,402"><text:p/></draw:polygon><draw:polygon draw:style-name="gr8" draw:text-style-name="P79" svg:width="1.604cm" svg:height="0.401cm" svg:x="5.39cm" svg:y="1.701cm" svg:viewBox="0 0 1605 402" draw:points="801,402 0,402 0,0 1605,0 1605,402"><text:p/></draw:polygon><draw:frame draw:style-name="gr21" draw:text-style-name="P78" svg:width="1.509cm" svg:height="0.292cm" svg:x="4.826cm" svg:y="0.649cm"><draw:text-box><text:p text:style-name="P77"><text:span text:style-name="T212">Block Header</text:span></text:p></draw:text-box></draw:frame><draw:polygon draw:style-name="gr10" draw:text-style-name="P80" svg:width="0.207cm" svg:height="0.239cm" svg:x="5.62cm" svg:y="2.104cm" svg:viewBox="0 0 208 240" draw:points="208,0 127,240 0,145"><text:p/></draw:polygon><draw:line draw:style-name="gr11" draw:text-style-name="P79" svg:x1="5.225cm" svg:y1="2.904cm" svg:x2="5.711cm" svg:y2="2.258cm"><text:p/></draw:line><draw:polygon draw:style-name="gr10" draw:text-style-name="P80" svg:width="0.207cm" svg:height="0.239cm" svg:x="6.629cm" svg:y="2.104cm" svg:viewBox="0 0 208 240" draw:points="0,0 208,145 81,240"><text:p/></draw:polygon><draw:line draw:style-name="gr11" draw:text-style-name="P79" svg:x1="7.232cm" svg:y1="2.904cm" svg:x2="6.745cm" svg:y2="2.258cm"><text:p/></draw:line><draw:polygon draw:style-name="gr15" draw:text-style-name="P76" svg:width="1.601cm" svg:height="0.398cm" svg:x="5.027cm" svg:y="1.102cm" svg:viewBox="0 0 1602 399" draw:points="801,399 0,399 0,0 1602,0 1602,399"><text:p/></draw:polygon><draw:polygon draw:style-name="gr8" draw:text-style-name="P79" svg:width="1.601cm" svg:height="0.398cm" svg:x="5.027cm" svg:y="1.102cm" svg:viewBox="0 0 1602 399" draw:points="801,399 0,399 0,0 1602,0 1602,399"><text:p/></draw:polygon><draw:frame draw:style-name="gr22" draw:text-style-name="P78" svg:width="1.355cm" svg:height="0.292cm" svg:x="5.514cm" svg:y="1.774cm"><draw:text-box><text:p text:style-name="P77"><text:span text:style-name="T212">Merkle Root</text:span></text:p></draw:text-box></draw:frame><draw:polygon draw:style-name="gr15" draw:text-style-name="P76" svg:width="1.202cm" svg:height="0.398cm" svg:x="6.83cm" svg:y="1.102cm" svg:viewBox="0 0 1203 399" draw:points="603,399 0,399 0,0 1203,0 1203,399"><text:p/></draw:polygon><draw:polygon draw:style-name="gr8" draw:text-style-name="P79" svg:width="1.202cm" svg:height="0.398cm" svg:x="6.83cm" svg:y="1.102cm" svg:viewBox="0 0 1203 399" draw:points="603,399 0,399 0,0 1203,0 1203,399"><text:p/></draw:polygon><draw:frame draw:style-name="gr23" draw:text-style-name="P78" svg:width="1.174cm" svg:height="0.292cm" svg:x="5.242cm" svg:y="1.171cm"><draw:text-box><text:p text:style-name="P77"><text:span text:style-name="T212">Prev Hash</text:span></text:p></draw:text-box></draw:frame><draw:polygon draw:style-name="gr2" draw:text-style-name="P76" svg:width="3.608cm" svg:height="1.805cm" svg:x="0.413cm" svg:y="0.498cm" svg:viewBox="0 0 3609 1806" draw:points="1806,1806 0,1806 0,0 3609,0 3609,1806"><text:p/></draw:polygon><draw:frame draw:style-name="gr18" draw:text-style-name="P78" svg:width="0.729cm" svg:height="0.292cm" svg:x="7.059cm" svg:y="1.171cm"><draw:text-box><text:p text:style-name="P77"><text:span text:style-name="T212">Nonce</text:span></text:p></draw:text-box></draw:frame><draw:polygon draw:style-name="gr15" draw:text-style-name="P76" svg:width="1.604cm" svg:height="0.401cm" svg:x="1.143cm" svg:y="1.701cm" svg:viewBox="0 0 1605 402" draw:points="804,402 0,402 0,0 1605,0 1605,402"><text:p/></draw:polygon><draw:polygon draw:style-name="gr8" draw:text-style-name="P79" svg:width="1.604cm" svg:height="0.401cm" svg:x="1.143cm" svg:y="1.701cm" svg:viewBox="0 0 1605 402" draw:points="804,402 0,402 0,0 1605,0 1605,402"><text:p/></draw:polygon><draw:frame draw:style-name="gr21" draw:text-style-name="P78" svg:width="1.509cm" svg:height="0.292cm" svg:x="0.607cm" svg:y="0.649cm"><draw:text-box><text:p text:style-name="P77"><text:span text:style-name="T212">Block Header</text:span></text:p></draw:text-box></draw:frame><draw:polygon draw:style-name="gr15" draw:text-style-name="P76" svg:width="1.604cm" svg:height="0.398cm" svg:x="0.78cm" svg:y="1.102cm" svg:viewBox="0 0 1605 399" draw:points="800,399 0,399 0,0 1605,0 1605,399"><text:p/></draw:polygon><draw:polygon draw:style-name="gr8" draw:text-style-name="P79" svg:width="1.604cm" svg:height="0.398cm" svg:x="0.78cm" svg:y="1.102cm" svg:viewBox="0 0 1605 399" draw:points="800,399 0,399 0,0 1605,0 1605,399"><text:p/></draw:polygon><draw:frame draw:style-name="gr22" draw:text-style-name="P78" svg:width="1.355cm" svg:height="0.292cm" svg:x="1.274cm" svg:y="1.774cm"><draw:text-box><text:p text:style-name="P77"><text:span text:style-name="T212">Merkle Root</text:span></text:p></draw:text-box></draw:frame><draw:polygon draw:style-name="gr15" draw:text-style-name="P76" svg:width="1.202cm" svg:height="0.398cm" svg:x="2.582cm" svg:y="1.102cm" svg:viewBox="0 0 1203 399" draw:points="603,399 0,399 0,0 1203,0 1203,399"><text:p/></draw:polygon><draw:polygon draw:style-name="gr8" draw:text-style-name="P79" svg:width="1.202cm" svg:height="0.398cm" svg:x="2.582cm" svg:y="1.102cm" svg:viewBox="0 0 1203 399" draw:points="603,399 0,399 0,0 1203,0 1203,399"><text:p/></draw:polygon><draw:frame draw:style-name="gr23" draw:text-style-name="P78" svg:width="1.174cm" svg:height="0.292cm" svg:x="1.002cm" svg:y="1.171cm"><draw:text-box><text:p text:style-name="P77"><text:span text:style-name="T212">Prev Hash</text:span></text:p></draw:text-box></draw:frame><draw:polygon draw:style-name="gr2" draw:text-style-name="P76" svg:width="3.608cm" svg:height="1.805cm" svg:x="8.833cm" svg:y="0.498cm" svg:viewBox="0 0 3609 1806" draw:points="1807,1806 0,1806 0,0 3609,0 3609,1806"><text:p/></draw:polygon><draw:frame draw:style-name="gr18" draw:text-style-name="P78" svg:width="0.729cm" svg:height="0.292cm" svg:x="2.819cm" svg:y="1.171cm"><draw:text-box><text:p text:style-name="P77"><text:span text:style-name="T212">Nonce</text:span></text:p></draw:text-box></draw:frame><draw:polygon draw:style-name="gr15" draw:text-style-name="P76" svg:width="1.6cm" svg:height="0.401cm" svg:x="9.603cm" svg:y="1.701cm" svg:viewBox="0 0 1601 402" draw:points="800,402 0,402 0,0 1601,0 1601,402"><text:p/></draw:polygon><draw:polygon draw:style-name="gr8" draw:text-style-name="P79" svg:width="1.6cm" svg:height="0.401cm" svg:x="9.603cm" svg:y="1.701cm" svg:viewBox="0 0 1601 402" draw:points="800,402 0,402 0,0 1601,0 1601,402"><text:p/></draw:polygon><draw:frame draw:style-name="gr21" draw:text-style-name="P78" svg:width="1.509cm" svg:height="0.292cm" svg:x="9.024cm" svg:y="0.649cm"><draw:text-box><text:p text:style-name="P77"><text:span text:style-name="T212">Block Header</text:span></text:p></draw:text-box></draw:frame><draw:polygon draw:style-name="gr15" draw:text-style-name="P76" svg:width="1.604cm" svg:height="0.398cm" svg:x="9.236cm" svg:y="1.102cm" svg:viewBox="0 0 1605 399" draw:points="800,399 0,399 0,0 1605,0 1605,399"><text:p/></draw:polygon><draw:polygon draw:style-name="gr8" draw:text-style-name="P79" svg:width="1.604cm" svg:height="0.398cm" svg:x="9.236cm" svg:y="1.102cm" svg:viewBox="0 0 1605 399" draw:points="800,399 0,399 0,0 1605,0 1605,399"><text:p/></draw:polygon><draw:frame draw:style-name="gr22" draw:text-style-name="P78" svg:width="1.355cm" svg:height="0.292cm" svg:x="9.733cm" svg:y="1.774cm"><draw:text-box><text:p text:style-name="P77"><text:span text:style-name="T212">Merkle Root</text:span></text:p></draw:text-box></draw:frame><draw:polygon draw:style-name="gr15" draw:text-style-name="P76" svg:width="1.202cm" svg:height="0.398cm" svg:x="11.042cm" svg:y="1.102cm" svg:viewBox="0 0 1203 399" draw:points="600,399 0,399 0,0 1203,0 1203,399"><text:p/></draw:polygon><draw:polygon draw:style-name="gr8" draw:text-style-name="P79" svg:width="1.202cm" svg:height="0.398cm" svg:x="11.042cm" svg:y="1.102cm" svg:viewBox="0 0 1203 399" draw:points="600,399 0,399 0,0 1203,0 1203,399"><text:p/></draw:polygon><draw:frame draw:style-name="gr23" draw:text-style-name="P78" svg:width="1.174cm" svg:height="0.292cm" svg:x="9.462cm" svg:y="1.171cm"><draw:text-box><text:p text:style-name="P77"><text:span text:style-name="T212">Prev Hash</text:span></text:p></draw:text-box></draw:frame><draw:polygon draw:style-name="gr10" draw:text-style-name="P80" svg:width="0.239cm" svg:height="0.158cm" svg:x="8.996cm" svg:y="1.222cm" svg:viewBox="0 0 240 159" draw:points="240,81 0,159 0,0"><text:p/></draw:polygon><draw:line draw:style-name="gr11" draw:text-style-name="P79" svg:x1="8.234cm" svg:y1="1.302cm" svg:x2="9.045cm" svg:y2="1.302cm"><text:p/></draw:line><draw:polygon draw:style-name="gr10" draw:text-style-name="P80" svg:width="0.239cm" svg:height="0.158cm" svg:x="4.787cm" svg:y="1.222cm" svg:viewBox="0 0 240 159" draw:points="240,81 0,159 0,0"><text:p/></draw:polygon><draw:line draw:style-name="gr11" draw:text-style-name="P79" svg:x1="4.022cm" svg:y1="1.302cm" svg:x2="4.833cm" svg:y2="1.302cm"><text:p/></draw:line><draw:polygon draw:style-name="gr10" draw:text-style-name="P80" svg:width="0.239cm" svg:height="0.158cm" svg:x="12.806cm" svg:y="1.222cm" svg:viewBox="0 0 240 159" draw:points="240,81 0,159 0,0"><text:p/></draw:polygon><draw:line draw:style-name="gr11" draw:text-style-name="P79" svg:x1="12.442cm" svg:y1="1.302cm" svg:x2="12.852cm" svg:y2="1.302cm"><text:p/></draw:line><draw:polygon draw:style-name="gr10" draw:text-style-name="P80" svg:width="0.239cm" svg:height="0.158cm" svg:x="0.575cm" svg:y="1.222cm" svg:viewBox="0 0 240 159" draw:points="240,81 0,159 0,0"><text:p/></draw:polygon><draw:line draw:style-name="gr11" draw:text-style-name="P79" svg:x1="0.014cm" svg:y1="1.302cm" svg:x2="0.624cm" svg:y2="1.302cm"><text:p/></draw:line><draw:frame draw:style-name="gr18" draw:text-style-name="P78" svg:width="0.729cm" svg:height="0.292cm" svg:x="11.278cm" svg:y="1.171cm"><draw:text-box><text:p text:style-name="P77"><text:span text:style-name="T212">Nonce</text:span></text:p></draw:text-box></draw:frame><draw:frame draw:style-name="gr24" draw:text-style-name="P78" svg:width="2.465cm" svg:height="0.292cm" svg:x="8.417cm" svg:y="3.528cm"><draw:text-box><text:p text:style-name="P77"><text:span text:style-name="T212">Merkle Branch for Tx3</text:span></text:p></draw:text-box></draw:frame><draw:polygon draw:style-name="gr15" draw:text-style-name="P76" svg:width="0.803cm" svg:height="0.401cm" svg:x="7.832cm" svg:y="5.109cm" svg:viewBox="0 0 804 402" draw:points="402,402 0,402 0,0 804,0 804,402"><text:p/></draw:polygon><draw:polygon draw:style-name="gr8" draw:text-style-name="P79" svg:width="0.803cm" svg:height="0.401cm" svg:x="7.832cm" svg:y="5.109cm" svg:viewBox="0 0 804 402" draw:points="402,402 0,402 0,0 804,0 804,402"><text:p/></draw:polygon><draw:frame draw:style-name="gr25" draw:text-style-name="P78" svg:width="3.245cm" svg:height="0.292cm" svg:x="0cm" svg:y="0cm"><draw:text-box><text:p text:style-name="P77"><text:span text:style-name="T212">Longest Proof-of-Work Chain</text:span></text:p></draw:text-box></draw:frame><draw:polygon draw:style-name="gr10" draw:text-style-name="P80" svg:width="0.161cm" svg:height="0.239cm" svg:x="8.153cm" svg:y="4.51cm" svg:viewBox="0 0 162 240" draw:points="81,0 162,240 0,240"><text:p/></draw:polygon><draw:line draw:style-name="gr11" draw:text-style-name="P79" svg:x1="8.234cm" svg:y1="5.109cm" svg:x2="8.234cm" svg:y2="4.7cm"><text:p/></draw:line><draw:frame draw:style-name="gr26" draw:text-style-name="P78" svg:width="0.422cm" svg:height="0.292cm" svg:x="8.022cm" svg:y="5.2cm"><draw:text-box><text:p text:style-name="P77"><text:span text:style-name="T212">Tx3</text:span></text:p></draw:text-box></draw:frame></draw:g></text:p>
      <text:p text:style-name="P35"/>
      <text:p text:style-name="P34"><text:span text:style-name="T155">ל</text:span><text:span text:style-name="T160">אור זאת</text:span><text:span text:style-name="T134">, תהליך האימות הנו אמין כל עוד צמתות הוגנות שולטות ברשת, אך הנו </text:span><text:span text:style-name="T155">פ</text:span><text:span text:style-name="T161">גיע</text:span><text:span text:style-name="T134"> יותר אם </text:span><text:span text:style-name="T160">תוקף השיג ע</text:span><text:span text:style-name="T162">ליונות ב</text:span><text:span text:style-name="T134">רשת. בעוד שצמתות הרשת יכולות לוודא עיסקות לעצמן, השיטה המפושטת מאפשרת הונאה ע"י תוקף שמפברק עסקות כל עוד התוקף יכול לנצח את הרשת בכח </text:span><text:span text:style-name="T161">ה</text:span><text:span text:style-name="T155">מ</text:span><text:span text:style-name="T161">י</text:span><text:span text:style-name="T155">חשוב </text:span><text:span text:style-name="T161">של</text:span><text:span text:style-name="T155">ו</text:span><text:span text:style-name="T134">. דרך אחת להגן נגד זאת היא לקבל אתראות מצמתות ברשת כאשר הן מגלות בלוק לא תקף, מה שיעודד את המשתמש להוריד את הבלוק כולו ואת העסקות </text:span><text:span text:style-name="T155">ה</text:span><text:span text:style-name="T161">חשודות כדי לאשר את אי התאימות</text:span><text:span text:style-name="T134">. עסקים שמקבלים תשלומים שוטפים ירצו בדרך כלל להריץ את הצמתות שלהם כדי </text:span><text:span text:style-name="T155">ל</text:span><text:span text:style-name="T161">השיג</text:span><text:span text:style-name="T134"> </text:span><text:span text:style-name="T155">י</text:span><text:span text:style-name="T161">ו</text:span><text:span text:style-name="T155">תר</text:span><text:span text:style-name="T134"> עצמאות באבטחה ואימות מהיר יותר. <text:s text:c="4"/></text:span></text:p>
      <text:h text:style-name="P12" text:outline-level="2">9. <text:s text:c="3"/>שילוב ופיצול ערך</text:h>
      <text:p text:style-name="P51"><text:span text:style-name="T155">ל</text:span><text:span text:style-name="T163">מרות ש</text:span><text:span text:style-name="T134">אפשרי לנהל מטבעות </text:span><text:span text:style-name="T155">כ</text:span><text:span text:style-name="T163">ל אחד בנפרד</text:span><text:span text:style-name="T134">, יהיה מסורבל לבצע עסקה נפרדת לכל </text:span><text:span text:style-name="T155">ס</text:span><text:span text:style-name="T163">נט שנמצא בתהליך העברה</text:span><text:span text:style-name="T134">. כדי לאפשר לערך להתפצל ולהתאחד, עסקות כוללות קלטים ופלטים מרובים. </text:span><text:span text:style-name="T155">ב</text:span><text:span text:style-name="T163">אופן רגיל</text:span><text:span text:style-name="T134"> הן </text:span><text:span text:style-name="T155">ת</text:span><text:span text:style-name="T164">כלולנה</text:span><text:span text:style-name="T134"> קלט יחיד </text:span><text:span text:style-name="T164">עם </text:span><text:span text:style-name="T134">סכום שגדול מהנדרש, או מספר קלטים עם סכומים הקטנים מהנדרש, ולכל היותר עם שני פלטים, האחד לתשלום והשני<text:line-break/> להחזרת היתרה. אם יש כזו, לשולח. </text:span></text:p>
      <text:p text:style-name="P43"><draw:g text:anchor-type="as-char" svg:y="-1.362cm" draw:z-index="7" draw:style-name="gr14"><draw:polygon draw:style-name="gr2" draw:text-style-name="P76" svg:width="2.151cm" svg:height="2.338cm" svg:x="0.783cm" svg:y="0cm" svg:viewBox="0 0 2152 2339" draw:points="1076,2339 0,2339 0,0 2152,0 2152,2339"><text:p/></draw:polygon><draw:polygon draw:style-name="gr15" draw:text-style-name="P76" svg:width="0.584cm" svg:height="0.39cm" svg:x="1.175cm" svg:y="1.168cm" svg:viewBox="0 0 585 391" draw:points="293,391 0,391 0,0 585,0 585,391"><text:p/></draw:polygon><draw:polygon draw:style-name="gr8" draw:text-style-name="P79" svg:width="0.584cm" svg:height="0.39cm" svg:x="1.175cm" svg:y="1.168cm" svg:viewBox="0 0 585 391" draw:points="293,391 0,391 0,0 585,0 585,391"><text:p/></draw:polygon><draw:frame draw:style-name="gr55" draw:text-style-name="P78" svg:width="1.267cm" svg:height="0.283cm" svg:x="0.977cm" svg:y="0.099cm"><draw:text-box><text:p text:style-name="P77"><text:span text:style-name="T215">Transaction</text:span></text:p></draw:text-box></draw:frame><draw:polygon draw:style-name="gr15" draw:text-style-name="P76" svg:width="0.584cm" svg:height="0.391cm" svg:x="1.175cm" svg:y="1.753cm" svg:viewBox="0 0 585 392" draw:points="293,392 0,392 0,0 585,0 585,392"><text:p/></draw:polygon><draw:polygon draw:style-name="gr8" draw:text-style-name="P79" svg:width="0.584cm" svg:height="0.391cm" svg:x="1.175cm" svg:y="1.753cm" svg:viewBox="0 0 585 392" draw:points="293,392 0,392 0,0 585,0 585,392"><text:p/></draw:polygon><draw:frame draw:style-name="gr56" draw:text-style-name="P78" svg:width="0.207cm" svg:height="0.283cm" svg:x="1.365cm" svg:y="1.238cm"><draw:text-box><text:p text:style-name="P77"><text:span text:style-name="T215">In</text:span></text:p></draw:text-box></draw:frame><draw:polygon draw:style-name="gr15" draw:text-style-name="P76" svg:width="0.584cm" svg:height="0.387cm" svg:x="1.175cm" svg:y="0.586cm" svg:viewBox="0 0 585 388" draw:points="293,388 0,388 0,0 585,0 585,388"><text:p/></draw:polygon><draw:polygon draw:style-name="gr8" draw:text-style-name="P79" svg:width="0.584cm" svg:height="0.387cm" svg:x="1.175cm" svg:y="0.586cm" svg:viewBox="0 0 585 388" draw:points="293,388 0,388 0,0 585,0 585,388"><text:p/></draw:polygon><draw:frame draw:style-name="gr56" draw:text-style-name="P78" svg:width="0.207cm" svg:height="0.283cm" svg:x="1.365cm" svg:y="1.824cm"><draw:text-box><text:p text:style-name="P77"><text:span text:style-name="T215">...</text:span></text:p></draw:text-box></draw:frame><draw:polygon draw:style-name="gr15" draw:text-style-name="P76" svg:width="0.588cm" svg:height="0.387cm" svg:x="2.152cm" svg:y="0.586cm" svg:viewBox="0 0 589 388" draw:points="296,388 0,388 0,0 589,0 589,388"><text:p/></draw:polygon><draw:polygon draw:style-name="gr8" draw:text-style-name="P79" svg:width="0.588cm" svg:height="0.387cm" svg:x="2.152cm" svg:y="0.586cm" svg:viewBox="0 0 589 388" draw:points="296,388 0,388 0,0 589,0 589,388"><text:p/></draw:polygon><draw:frame draw:style-name="gr56" draw:text-style-name="P78" svg:width="0.207cm" svg:height="0.283cm" svg:x="1.365cm" svg:y="0.649cm"><draw:text-box><text:p text:style-name="P77"><text:span text:style-name="T215">In</text:span></text:p></draw:text-box></draw:frame><draw:polygon draw:style-name="gr15" draw:text-style-name="P76" svg:width="0.588cm" svg:height="0.39cm" svg:x="2.152cm" svg:y="1.168cm" svg:viewBox="0 0 589 391" draw:points="296,391 0,391 0,0 589,0 589,391"><text:p/></draw:polygon><draw:polygon draw:style-name="gr8" draw:text-style-name="P79" svg:width="0.588cm" svg:height="0.39cm" svg:x="2.152cm" svg:y="1.168cm" svg:viewBox="0 0 589 391" draw:points="296,391 0,391 0,0 589,0 589,391"><text:p/></draw:polygon><draw:frame draw:style-name="gr57" draw:text-style-name="P78" svg:width="0.398cm" svg:height="0.283cm" svg:x="2.244cm" svg:y="0.649cm"><draw:text-box><text:p text:style-name="P77"><text:span text:style-name="T215">Out</text:span></text:p></draw:text-box></draw:frame><draw:polygon draw:style-name="gr10" draw:text-style-name="P80" svg:width="0.235cm" svg:height="0.154cm" svg:x="0.939cm" svg:y="0.702cm" svg:viewBox="0 0 236 155" draw:points="236,78 0,155 0,0"><text:p/></draw:polygon><draw:line draw:style-name="gr11" draw:text-style-name="P79" svg:x1="0cm" svg:y1="0.78cm" svg:x2="0.988cm" svg:y2="0.78cm"><text:p/></draw:line><draw:polygon draw:style-name="gr10" draw:text-style-name="P80" svg:width="0.235cm" svg:height="0.154cm" svg:x="0.939cm" svg:y="1.288cm" svg:viewBox="0 0 236 155" draw:points="236,77 0,155 0,0"><text:p/></draw:polygon><draw:line draw:style-name="gr11" draw:text-style-name="P79" svg:x1="0cm" svg:y1="1.364cm" svg:x2="0.988cm" svg:y2="1.364cm"><text:p/></draw:line><draw:polygon draw:style-name="gr10" draw:text-style-name="P80" svg:width="0.235cm" svg:height="0.154cm" svg:x="0.939cm" svg:y="1.87cm" svg:viewBox="0 0 236 155" draw:points="236,77 0,155 0,0"><text:p/></draw:polygon><draw:line draw:style-name="gr11" draw:text-style-name="P79" svg:x1="0cm" svg:y1="1.947cm" svg:x2="0.988cm" svg:y2="1.947cm"><text:p/></draw:line><draw:polygon draw:style-name="gr10" draw:text-style-name="P80" svg:width="0.235cm" svg:height="0.154cm" svg:x="3.68cm" svg:y="0.702cm" svg:viewBox="0 0 236 155" draw:points="236,78 0,155 0,0"><text:p/></draw:polygon><draw:line draw:style-name="gr11" draw:text-style-name="P79" svg:x1="2.741cm" svg:y1="0.78cm" svg:x2="3.725cm" svg:y2="0.78cm"><text:p/></draw:line><draw:polygon draw:style-name="gr10" draw:text-style-name="P80" svg:width="0.235cm" svg:height="0.154cm" svg:x="3.68cm" svg:y="1.288cm" svg:viewBox="0 0 236 155" draw:points="236,77 0,155 0,0"><text:p/></draw:polygon><draw:line draw:style-name="gr11" draw:text-style-name="P79" svg:x1="2.741cm" svg:y1="1.364cm" svg:x2="3.725cm" svg:y2="1.364cm"><text:p/></draw:line><draw:frame draw:style-name="gr56" draw:text-style-name="P78" svg:width="0.207cm" svg:height="0.283cm" svg:x="2.346cm" svg:y="1.238cm"><draw:text-box><text:p text:style-name="P77"><text:span text:style-name="T215">...</text:span></text:p></draw:text-box></draw:frame></draw:g></text:p>
      <text:p text:style-name="P45"/>
      <text:p text:style-name="P30">יש לציין שהרחבת המניפה, בה עסקה תלויה במספר עסקות, ואלו תלויות בעסקות רבות אחרות, אינה <text:span text:style-name="T61">מהווה כאן </text:span>בעיה. לעולם אין צורך <text:span text:style-name="T60">ל</text:span><text:span text:style-name="T61">חלץ</text:span> עותק מלא נפרד של היסטורית העסקה. </text:p>
      <text:h text:style-name="P16" text:outline-level="2"><text:span text:style-name="T210">10. <text:s text:c="3"/>פרטיות</text:span></text:h>
      <text:p text:style-name="P50"><text:span text:style-name="T134">המודל הבנקאי המסורתי משיג רמה של פרטיות ע"י הגבלת הגישה למידע לצדדים המעורבים ולנאמני צד שלישי. הצורך בהכרזה ציבורית של כל העסקות מונעת</text:span><text:span text:style-name="T155"> </text:span><text:span text:style-name="T165">שימוש ב</text:span><text:span text:style-name="T134">שיטה זו, אך פרטיות בכל זאת יכולה להשמר ע"י שבירת זרימת המידע במקום אחר, בעזרת השימוש במפתחות ציבוריים אנונימיים. הציבור יכול לראות שמישהו שולח סכום למישהו אחר, אך ללא מידע הקושר את העסקה למישהו מסויים. הדבר </text:span><text:span text:style-name="T155">ד</text:span><text:span text:style-name="T165">ומה</text:span><text:span text:style-name="T134"> לרמת המידע המסופק ע"י בורסות, שם </text:span><text:span text:style-name="T155">מ</text:span><text:span text:style-name="T165">פרסמים</text:span><text:span text:style-name="T134"> את הזמן וגודל העסקה הספציפית אך ללא ציון מי היו הגורמים המעורבים. </text:span></text:p>
      <text:p text:style-name="P50"><text:span text:style-name="T134"/></text:p>
      <text:p text:style-name="P68"><text:s text:c="3"/><draw:g text:anchor-type="as-char" draw:z-index="13" draw:style-name="gr1"><draw:polygon draw:style-name="gr2" draw:text-style-name="P76" svg:width="1.558cm" svg:height="0.514cm" svg:x="0.183cm" svg:y="0.569cm" svg:viewBox="0 0 1559 515" draw:points="780,515 0,515 0,0 1559,0 1559,515"><text:p/></draw:polygon><draw:polygon draw:style-name="gr2" draw:text-style-name="P76" svg:width="1.559cm" svg:height="0.514cm" svg:x="2.264cm" svg:y="0.569cm" svg:viewBox="0 0 1560 515" draw:points="780,515 0,515 0,0 1560,0 1560,515"><text:p/></draw:polygon><draw:frame draw:style-name="gr3" draw:text-style-name="P78" svg:width="0.865cm" svg:height="0.251cm" svg:x="0.522cm" svg:y="0.72cm"><draw:text-box><text:p text:style-name="P77"><text:span text:style-name="T211">Identities</text:span></text:p></draw:text-box></draw:frame><draw:polygon draw:style-name="gr2" draw:text-style-name="P76" svg:width="1.558cm" svg:height="0.859cm" svg:x="4.515cm" svg:y="0.396cm" svg:viewBox="0 0 1559 860" draw:points="780,860 0,860 0,0 1559,0 1559,860"><text:p/></draw:polygon><draw:frame draw:style-name="gr4" draw:text-style-name="P78" svg:width="1.228cm" svg:height="0.251cm" svg:x="2.42cm" svg:y="0.72cm"><draw:text-box><text:p text:style-name="P77"><text:span text:style-name="T211">Transactions</text:span></text:p></draw:text-box></draw:frame><draw:frame draw:style-name="gr5" draw:text-style-name="P78" svg:width="0.726cm" svg:height="0.251cm" svg:x="4.932cm" svg:y="0.614cm"><draw:text-box><text:p text:style-name="P77"><text:span text:style-name="T211">Trusted</text:span></text:p></draw:text-box></draw:frame><draw:polygon draw:style-name="gr2" draw:text-style-name="P76" svg:width="1.559cm" svg:height="0.859cm" svg:x="6.769cm" svg:y="0.396cm" svg:viewBox="0 0 1560 860" draw:points="780,860 0,860 0,0 1560,0 1560,860"><text:p/></draw:polygon><draw:frame draw:style-name="gr6" draw:text-style-name="P78" svg:width="1.057cm" svg:height="0.251cm" svg:x="4.766cm" svg:y="0.85cm"><draw:text-box><text:p text:style-name="P77"><text:span text:style-name="T211">Third Party</text:span></text:p></draw:text-box></draw:frame><draw:polygon draw:style-name="gr2" draw:text-style-name="P76" svg:width="1.562cm" svg:height="0.859cm" svg:x="9.02cm" svg:y="0.396cm" svg:viewBox="0 0 1563 860" draw:points="783,860 0,860 0,0 1563,0 1563,860"><text:p/></draw:polygon><draw:frame draw:style-name="gr7" draw:text-style-name="P78" svg:width="1.248cm" svg:height="0.251cm" svg:x="6.914cm" svg:y="0.72cm"><draw:text-box><text:p text:style-name="P77"><text:span text:style-name="T211">Counterparty</text:span></text:p></draw:text-box></draw:frame><draw:line draw:style-name="gr8" draw:text-style-name="P79" svg:x1="8.674cm" svg:y1="0.219cm" svg:x2="8.674cm" svg:y2="1.425cm"><text:p/></draw:line><draw:polygon draw:style-name="gr2" draw:text-style-name="P76" svg:width="1.558cm" svg:height="0.518cm" svg:x="0.183cm" svg:y="2.466cm" svg:viewBox="0 0 1559 519" draw:points="780,519 0,519 0,0 1559,0 1559,519"><text:p/></draw:polygon><draw:frame draw:style-name="gr9" draw:text-style-name="P78" svg:width="0.59cm" svg:height="0.251cm" svg:x="9.514cm" svg:y="0.72cm"><draw:text-box><text:p text:style-name="P77"><text:span text:style-name="T211">Public</text:span></text:p></draw:text-box></draw:frame><draw:polygon draw:style-name="gr2" draw:text-style-name="P76" svg:width="1.558cm" svg:height="0.518cm" svg:x="2.437cm" svg:y="2.466cm" svg:viewBox="0 0 1559 519" draw:points="780,519 0,519 0,0 1559,0 1559,519"><text:p/></draw:polygon><draw:frame draw:style-name="gr3" draw:text-style-name="P78" svg:width="0.865cm" svg:height="0.251cm" svg:x="0.522cm" svg:y="2.625cm"><draw:text-box><text:p text:style-name="P77"><text:span text:style-name="T211">Identities</text:span></text:p></draw:text-box></draw:frame><draw:polygon draw:style-name="gr2" draw:text-style-name="P76" svg:width="1.562cm" svg:height="0.863cm" svg:x="4.688cm" svg:y="2.294cm" svg:viewBox="0 0 1563 864" draw:points="780,864 0,864 0,0 1563,0 1563,864"><text:p/></draw:polygon><draw:frame draw:style-name="gr4" draw:text-style-name="P78" svg:width="1.228cm" svg:height="0.251cm" svg:x="2.598cm" svg:y="2.625cm"><draw:text-box><text:p text:style-name="P77"><text:span text:style-name="T211">Transactions</text:span></text:p></draw:text-box></draw:frame><draw:line draw:style-name="gr8" draw:text-style-name="P79" svg:x1="2.091cm" svg:y1="2.294cm" svg:x2="2.091cm" svg:y2="3.158cm"><text:p/></draw:line><draw:polygon draw:style-name="gr10" draw:text-style-name="P80" svg:width="0.257cm" svg:height="0.172cm" svg:x="4.43cm" svg:y="2.639cm" svg:viewBox="0 0 258 173" draw:points="258,85 0,173 0,0"><text:p/></draw:polygon><draw:line draw:style-name="gr11" draw:text-style-name="P79" svg:x1="3.996cm" svg:y1="2.722cm" svg:x2="4.48cm" svg:y2="2.722cm"><text:p/></draw:line><draw:frame draw:style-name="gr9" draw:text-style-name="P78" svg:width="0.59cm" svg:height="0.251cm" svg:x="5.182cm" svg:y="2.625cm"><draw:text-box><text:p text:style-name="P77"><text:span text:style-name="T211">Public</text:span></text:p></draw:text-box></draw:frame><draw:frame draw:style-name="gr12" draw:text-style-name="P78" svg:width="1.846cm" svg:height="0.251cm" svg:x="0cm" svg:y="1.887cm"><draw:text-box><text:p text:style-name="P77"><text:span text:style-name="T211">New Privacy Model</text:span></text:p></draw:text-box></draw:frame><draw:polygon draw:style-name="gr10" draw:text-style-name="P80" svg:width="0.256cm" svg:height="0.172cm" svg:x="4.258cm" svg:y="0.741cm" svg:viewBox="0 0 257 173" draw:points="257,85 0,173 0,0"><text:p/></draw:polygon><draw:line draw:style-name="gr11" draw:text-style-name="P79" svg:x1="3.824cm" svg:y1="0.826cm" svg:x2="4.307cm" svg:y2="0.826cm"><text:p/></draw:line><draw:polygon draw:style-name="gr10" draw:text-style-name="P80" svg:width="0.26cm" svg:height="0.172cm" svg:x="6.508cm" svg:y="0.741cm" svg:viewBox="0 0 261 173" draw:points="261,85 0,173 0,0"><text:p/></draw:polygon><draw:line draw:style-name="gr11" draw:text-style-name="P79" svg:x1="6.074cm" svg:y1="0.826cm" svg:x2="6.561cm" svg:y2="0.826cm"><text:p/></draw:line><draw:line draw:style-name="gr8" draw:text-style-name="P79" svg:x1="1.742cm" svg:y1="0.826cm" svg:x2="2.264cm" svg:y2="0.826cm"><text:p/></draw:line><draw:frame draw:style-name="gr13" draw:text-style-name="P78" svg:width="2.412cm" svg:height="0.251cm" svg:x="0.018cm" svg:y="0cm"><draw:text-box><text:p text:style-name="P77"><text:span text:style-name="T211">Traditional Privacy Model</text:span></text:p></draw:text-box></draw:frame></draw:g></text:p>
      <text:p text:style-name="P67"/>
      <text:p text:style-name="P21"><text:span text:style-name="T18"/></text:p>
      <text:p text:style-name="P67"/>
      <text:p text:style-name="P28"><text:span text:style-name="T84">כחומת הגנה נוספת, זוג חדש של מפתחות רצוי לכל עסקה כדי למנוע מהן להיות מקושרות לאותם הבעלים. </text:span><text:span text:style-name="T91">קש</text:span><text:span text:style-name="T95">י</text:span><text:span text:style-name="T91">ר</text:span><text:span text:style-name="T95">ה</text:span><text:span text:style-name="T84"> </text:span><text:span text:style-name="T91">מסוי</text:span><text:span text:style-name="T95">מת</text:span><text:span text:style-name="T84"> בכל זאת לא ניתן </text:span><text:span text:style-name="T91">להת</text:span><text:span text:style-name="T95">י</text:span><text:span text:style-name="T91">ר </text:span><text:span text:style-name="T95">כאשר משתמשים </text:span><text:span text:style-name="T84">בקלטים מרובים אשר בהכרח מגלים שיש להם בעלים אחד. הסיכון הנו בכך שאם בעל המפתח מתגלה, הקשר יוביל לעסקות נוספות שלו. </text:span></text:p>
      <text:h text:style-name="P12" text:outline-level="2">11. <text:s text:c="3"/>חישובים</text:h>
      <text:p text:style-name="P50"><text:span text:style-name="T135">נתייחס </text:span><text:span text:style-name="T134">לתרחיש בו תוקף מנסה ליצור שרשרת חלופית מהר יותר מאשר השרשרת ההוגנת. אפילו אם הדבר מושג, הדבר אינו </text:span><text:span text:style-name="T155">ח</text:span><text:span text:style-name="T166">ושף את </text:span><text:span text:style-name="T134">המערכת </text:span><text:span text:style-name="T155">ל</text:span><text:span text:style-name="T166">שינויים </text:span><text:span text:style-name="T155">מלאכותי</text:span><text:span text:style-name="T166">ים</text:span><text:span text:style-name="T134">, כגון יצירת ערך </text:span><text:span text:style-name="T155">י</text:span><text:span text:style-name="T166">ש מאין</text:span><text:span text:style-name="T134"> או לקיחת כסף אשר לעולם לא היה שייך לתוקף. צמתות לא יאשרו עסקות שגויות כתשלום, וצמתות הוגנות לעולם לא תקבלנה בלוק שכולל אותן. התוקף יכול רק </text:span><text:span text:style-name="T166">לנסות </text:span><text:span text:style-name="T155">לשנ</text:span><text:span text:style-name="T166">ו</text:span><text:span text:style-name="T155">ת</text:span><text:span text:style-name="T134"> אחת מהעסקות שלו כדי להחזיר לעצמו כסף ש</text:span><text:span text:style-name="T155">ה</text:span><text:span text:style-name="T166">וציא</text:span><text:span text:style-name="T134"> לאחרונה. </text:span></text:p>
      <text:p text:style-name="P67"><text:s text:c="4"/></text:p>
      <text:p text:style-name="P34"><text:span text:style-name="T134">התחרות בין השרשרת ההוגנת והתוקפת יכולה להתאפיין כ"</text:span><text:span text:style-name="T155">צ</text:span><text:span text:style-name="T167">עידה</text:span><text:span text:style-name="T134"> האקראית הבינומית" (Binomial Random Walk). אירוע ההצלחה הנו כאשר השרשרת ההוגנת הורחבה בבלוק אחד והגדילה את הפער ב 1+ וכשלון הנו כאשר התוקף הגדיל</text:span><text:span text:style-name="T155"> </text:span><text:span text:style-name="T166">את השרשרת שלו</text:span><text:span text:style-name="T155"> </text:span><text:span text:style-name="T134">בבלוק אחד, ובכך הפחית את הפער ב 1-. </text:span></text:p>
      <text:p text:style-name="P30"><text:s/></text:p>
      <text:p text:style-name="P24"><text:span text:style-name="T101">ההסתברות לתוקף ליישר קו מפיגור נתון, אנלוגי לבעית "</text:span><text:span text:style-name="T109">ה</text:span><text:span text:style-name="T110">שברות</text:span><text:span text:style-name="T101"> המהמר" (Gambler's Ruin). נניח מהמר עם </text:span><text:span text:style-name="T109">א</text:span><text:span text:style-name="T111">שראי</text:span><text:span text:style-name="T101"> בלתי מוגבל אשר </text:span><text:span text:style-name="T111">מתחיל עם פער ו</text:span><text:span text:style-name="T101">מנסה לסגור </text:span><text:span text:style-name="T111">אותו </text:span><text:span text:style-name="T101">במספר נסיונות אינסופי כדי להגיע לאיזון. נוכל לחשב את ההסתברות שהוא יגיע אי פעם לאיזון או </text:span><text:span text:style-name="T109">ש</text:span><text:span text:style-name="T111">התוקף </text:span><text:span text:style-name="T109">יצליח</text:span><text:span text:style-name="T101"> להשתוות לשרשרת ההוגנת כדלקמן [8]: </text:span></text:p>
      <text:p text:style-name="P67"/>
      <text:p text:style-name="P72"><text:span text:style-name="T181">p</text:span><text:span text:style-name="T185"> = </text:span>ההסתברות שהרשת ההוגנת תגלה את הבלוק הבא <text:span text:style-name="T185"><text:s/></text:span></text:p>
      <text:p text:style-name="P72"><text:span text:style-name="T182">q</text:span><text:span text:style-name="T185"> = </text:span>ההסתברות שהתוקף יגלה את הבלוק הבא <text:span text:style-name="T185"><text:s/></text:span></text:p>
      <text:p text:style-name="P72"><text:span text:style-name="T182">q</text:span><text:span text:style-name="T183">z</text:span><text:span text:style-name="T185"> = </text:span><text:span text:style-name="T180"><text:s/>z</text:span><text:span text:style-name="T185"> <text:s/></text:span>ההסתברות שהתוקף יצליח אי פעם להשתוות מ<text:span text:style-name="T179">פיגור של כמות בלוקים</text:span></text:p>
      <text:p text:style-name="P67"/>
      <text:p text:style-name="P74"><draw:g text:anchor-type="as-char" draw:z-index="6" draw:style-name="gr27"><draw:frame draw:style-name="gr58" draw:text-style-name="P78" svg:width="0.198cm" svg:height="0.449cm" svg:x="0cm" svg:y="0.43cm"><draw:text-box><text:p text:style-name="P77"><text:span text:style-name="T216">q</text:span></text:p></draw:text-box></draw:frame><draw:frame draw:style-name="gr59" draw:text-style-name="P78" svg:width="0.094cm" svg:height="0.272cm" svg:x="0.24cm" svg:y="0.651cm"><draw:text-box><text:p text:style-name="P77"><text:span text:style-name="T217">z</text:span></text:p></draw:text-box></draw:frame><draw:frame draw:style-name="gr60" draw:text-style-name="P78" svg:width="0.313cm" svg:height="0.481cm" svg:x="0.346cm" svg:y="0.467cm"><draw:text-box><text:p text:style-name="P77"><text:span text:style-name="T218">=</text:span></text:p></draw:text-box></draw:frame><draw:frame draw:style-name="gr61" draw:text-style-name="P78" svg:width="0.406cm" svg:height="1.301cm" svg:x="0.635cm" svg:y="0cm"><draw:text-box><text:p text:style-name="P77"><text:span text:style-name="T219">{</text:span></text:p></draw:text-box></draw:frame><draw:frame draw:style-name="gr58" draw:text-style-name="P78" svg:width="0.198cm" svg:height="0.449cm" svg:x="1.304cm" svg:y="0.307cm"><draw:text-box><text:p text:style-name="P77"><text:span text:style-name="T220">1</text:span></text:p></draw:text-box></draw:frame><draw:frame draw:style-name="gr62" draw:text-style-name="P78" svg:width="0.219cm" svg:height="0.449cm" svg:x="2.26cm" svg:y="0.27cm"><draw:text-box><text:p text:style-name="P77"><text:span text:style-name="T216">if</text:span></text:p></draw:text-box></draw:frame><draw:frame draw:style-name="gr58" draw:text-style-name="P78" svg:width="0.198cm" svg:height="0.449cm" svg:x="2.655cm" svg:y="0.27cm"><draw:text-box><text:p text:style-name="P77"><text:span text:style-name="T216">p</text:span></text:p></draw:text-box></draw:frame><draw:frame draw:style-name="gr60" draw:text-style-name="P78" svg:width="0.313cm" svg:height="0.481cm" svg:x="2.866cm" svg:y="0.226cm"><draw:text-box><text:p text:style-name="P77"><text:span text:style-name="T218">≤</text:span></text:p></draw:text-box></draw:frame><draw:frame draw:style-name="gr58" draw:text-style-name="P78" svg:width="0.198cm" svg:height="0.449cm" svg:x="3.209cm" svg:y="0.27cm"><draw:text-box><text:p text:style-name="P77"><text:span text:style-name="T216">q</text:span></text:p></draw:text-box></draw:frame><draw:frame draw:style-name="gr63" draw:text-style-name="P78" svg:width="0.126cm" svg:height="0.481cm" svg:x="0.88cm" svg:y="0.755cm"><draw:text-box><text:p text:style-name="P77"><text:span text:style-name="T218"></text:span></text:p></draw:text-box></draw:frame><draw:frame draw:style-name="gr58" draw:text-style-name="P78" svg:width="0.198cm" svg:height="0.449cm" svg:x="1.014cm" svg:y="0.787cm"><draw:text-box><text:p text:style-name="P77"><text:span text:style-name="T216">q</text:span></text:p></draw:text-box></draw:frame><draw:frame draw:style-name="gr64" draw:text-style-name="P78" svg:width="0.112cm" svg:height="0.481cm" svg:x="1.251cm" svg:y="0.755cm"><draw:text-box><text:p text:style-name="P77"><text:span text:style-name="T218">/</text:span></text:p></draw:text-box></draw:frame><draw:frame draw:style-name="gr58" draw:text-style-name="P78" svg:width="0.198cm" svg:height="0.449cm" svg:x="1.462cm" svg:y="0.787cm"><draw:text-box><text:p text:style-name="P77"><text:span text:style-name="T216">p</text:span></text:p></draw:text-box></draw:frame><draw:frame draw:style-name="gr63" draw:text-style-name="P78" svg:width="0.126cm" svg:height="0.481cm" svg:x="1.677cm" svg:y="0.755cm"><draw:text-box><text:p text:style-name="P77"><text:span text:style-name="T218"></text:span></text:p></draw:text-box></draw:frame><draw:frame draw:style-name="gr59" draw:text-style-name="P78" svg:width="0.094cm" svg:height="0.272cm" svg:x="1.808cm" svg:y="0.693cm"><draw:text-box><text:p text:style-name="P77"><text:span text:style-name="T217">z</text:span></text:p></draw:text-box></draw:frame><draw:frame draw:style-name="gr62" draw:text-style-name="P78" svg:width="0.219cm" svg:height="0.449cm" svg:x="2.26cm" svg:y="0.799cm"><draw:text-box><text:p text:style-name="P77"><text:span text:style-name="T216">if</text:span></text:p></draw:text-box></draw:frame><draw:frame draw:style-name="gr58" draw:text-style-name="P78" svg:width="0.198cm" svg:height="0.449cm" svg:x="2.655cm" svg:y="0.799cm"><draw:text-box><text:p text:style-name="P77"><text:span text:style-name="T216">p</text:span></text:p></draw:text-box></draw:frame><draw:frame draw:style-name="gr60" draw:text-style-name="P78" svg:width="0.313cm" svg:height="0.481cm" svg:x="2.866cm" svg:y="0.755cm"><draw:text-box><text:p text:style-name="P77"><text:span text:style-name="T218"></text:span></text:p></draw:text-box></draw:frame><draw:frame draw:style-name="gr58" draw:text-style-name="P78" svg:width="0.198cm" svg:height="0.449cm" svg:x="3.209cm" svg:y="0.799cm"><draw:text-box><text:p text:style-name="P77"><text:span text:style-name="T216">q</text:span></text:p></draw:text-box></draw:frame><draw:frame draw:style-name="gr61" draw:text-style-name="P78" svg:width="0.406cm" svg:height="1.301cm" svg:x="3.358cm" svg:y="0cm"><draw:text-box><text:p text:style-name="P77"><text:span text:style-name="T219">}</text:span></text:p></draw:text-box></draw:frame></draw:g></text:p>
      <text:p text:style-name="P67"/>
      <text:p text:style-name="P54"><text:span text:style-name="T101">תחת ההנחה שלנו ש p &gt; q ההסתברות</text:span><text:span text:style-name="T109"> </text:span><text:span text:style-name="T174">צ</text:span>ונחת<text:span text:style-name="T109"> </text:span><text:span text:style-name="T101">אקפוננציאלית ככל שמספר הבלוקים שהתוקף צריך להשלים גדל. עם הסיכויים נגדו, אם </text:span><text:span text:style-name="T109">ה</text:span><text:span text:style-name="T112">הימור שלו לא מצליח</text:span><text:span text:style-name="T101"> מיד בהתחלה, סיכוייו מתמזערים והוא ממשיך </text:span><text:span text:style-name="T109">ל</text:span><text:span text:style-name="T112">הגדיל את הפער ולפגר מאחור</text:span><text:span text:style-name="T101">. </text:span></text:p>
      <text:p text:style-name="P31"><text:soft-page-break/>נבחן כעת כמה צריך לחכות המקבל של עסקה חדשה לפני <text:span text:style-name="T60">ש</text:span><text:span text:style-name="T62">הוא מספיק בטוח </text:span>שהשולח לא יכול לשנות את העסקה. נניח שהשולח הנו התוקף שרוצה שהמקבל יאמין לזמן מה שקיבל תשלום ואז הוא פונה לשלם לעצמו לאחר שזמן זה עבר. המקבל יקבל אתראה על כך, אך התוקף מקווה שהדבר יהיה כבר מאוחר מדי. </text:p>
      <text:p text:style-name="P30"/>
      <text:p text:style-name="P30">המקבל יוצר זוג מפתחות חדש ומספק את המפתח הציבורי לשולח זמן קצר טרם <text:span text:style-name="T62">ה</text:span>חתימה. כך נמנע מהשולח להכין מראש שרשרת בלוקים ע"י עבודה <text:span text:style-name="T62">מתמ</text:span>שכת עד אשר הוא בר מזל להתקדם מספיק רחוק ואז הוא מבצע את העסקה. ברגע שהעסקה נשלחה, השולח הרמאי עובד בחשאי על שרשרת מקבילה אשר כוללת גירסה אחרת של העסקה. </text:p>
      <text:p text:style-name="P30"/>
      <text:p text:style-name="P30">המקבל ממתין עד שהעסקה נתווספה לבלוק ו z בלוקים נקשרו לאחר מכן. הוא לא יודע את המספר המדויק של התקדמות התוקף, אך<text:span text:style-name="T60"> </text:span><text:span text:style-name="T63">נניח </text:span>שהבלוקים <text:span text:style-name="T63">בשרשרת </text:span><text:span text:style-name="T60">ההוגנ</text:span><text:span text:style-name="T63">ת</text:span> התקדמו בזמן הממוצע הצפוי לבלוק, הפוטנציאל של התוקף להתקדם יהיה התפלגות פואסון עם ערך צפוי:</text:p>
      <text:p text:style-name="P73"><draw:g text:anchor-type="as-char" draw:z-index="5" draw:style-name="gr27"><draw:frame draw:style-name="gr65" draw:text-style-name="P78" svg:width="0.521cm" svg:height="0.481cm" svg:x="0cm" svg:y="0.247cm"><draw:text-box><text:p text:style-name="P77"><text:span text:style-name="T218"></text:span><text:span text:style-name="T218">=</text:span></text:p></draw:text-box></draw:frame><draw:frame draw:style-name="gr66" draw:text-style-name="P78" svg:width="0.156cm" svg:height="0.449cm" svg:x="0.554cm" svg:y="0.28cm"><draw:text-box><text:p text:style-name="P77"><text:span text:style-name="T216">z</text:span></text:p></draw:text-box></draw:frame><draw:polygon draw:style-name="gr10" draw:text-style-name="P80" svg:width="0.302cm" svg:height="0.017cm" svg:x="0.794cm" svg:y="0.499cm" svg:viewBox="0 0 303 18" draw:points="0,18 303,18 303,0 0,0"><text:p/></draw:polygon><draw:frame draw:style-name="gr58" draw:text-style-name="P78" svg:width="0.198cm" svg:height="0.449cm" svg:x="0.847cm" svg:y="0cm"><draw:text-box><text:p text:style-name="P77"><text:span text:style-name="T216">q</text:span></text:p></draw:text-box></draw:frame><draw:frame draw:style-name="gr58" draw:text-style-name="P78" svg:width="0.198cm" svg:height="0.449cm" svg:x="0.875cm" svg:y="0.476cm"><draw:text-box><text:p text:style-name="P77"><text:span text:style-name="T216">p</text:span></text:p></draw:text-box></draw:frame></draw:g></text:p>
      <text:p text:style-name="P67"/>
      <text:p text:style-name="P44">כדי לקבל את ההסתברות שהתוקף יוכל עדיין להשלים כעת את הפער, אנו כופלים את צפיפות פואסון לכל כמות של התקדמות <text:span text:style-name="T60">ש</text:span><text:span text:style-name="T63">הוא יכול </text:span>היה לבצע עם ההסתברות שהוא יכל להשלים את הפער מאותה הנקודה </text:p>
      <text:p text:style-name="P44"/>
      <text:p text:style-name="P75"><draw:g text:anchor-type="as-char" draw:z-index="4" draw:style-name="gr27"><draw:frame draw:style-name="gr67" draw:text-style-name="P78" svg:width="0.452cm" svg:height="0.698cm" svg:x="0cm" svg:y="0.358cm"><draw:text-box><text:p text:style-name="P77"><text:span text:style-name="T221">∑</text:span></text:p></draw:text-box></draw:frame><draw:frame draw:style-name="gr68" draw:text-style-name="P78" svg:width="0.108cm" svg:height="0.272cm" svg:x="0cm" svg:y="0.984cm"><draw:text-box><text:p text:style-name="P77"><text:span text:style-name="T217">k</text:span></text:p></draw:text-box></draw:frame><draw:frame draw:style-name="gr69" draw:text-style-name="P78" svg:width="0.19cm" svg:height="0.29cm" svg:x="0.131cm" svg:y="0.967cm"><draw:text-box><text:p text:style-name="P77"><text:span text:style-name="T222">=</text:span></text:p></draw:text-box></draw:frame><draw:frame draw:style-name="gr70" draw:text-style-name="P78" svg:width="0.121cm" svg:height="0.272cm" svg:x="0.318cm" svg:y="0.984cm"><draw:text-box><text:p text:style-name="P77"><text:span text:style-name="T223">0</text:span></text:p></draw:text-box></draw:frame><draw:frame draw:style-name="gr71" draw:text-style-name="P78" svg:width="0.179cm" svg:height="0.29cm" svg:x="0.131cm" svg:y="0.247cm"><draw:text-box><text:p text:style-name="P77"><text:span text:style-name="T222">∞</text:span></text:p></draw:text-box></draw:frame><draw:frame draw:style-name="gr72" draw:text-style-name="P78" svg:width="0.212cm" svg:height="0.481cm" svg:x="0.554cm" svg:y="0.272cm"><draw:text-box><text:p text:style-name="P77"><text:span text:style-name="T218"></text:span></text:p></draw:text-box></draw:frame><draw:frame draw:style-name="gr68" draw:text-style-name="P78" svg:width="0.108cm" svg:height="0.272cm" svg:x="0.794cm" svg:y="0.235cm"><draw:text-box><text:p text:style-name="P77"><text:span text:style-name="T217">k</text:span></text:p></draw:text-box></draw:frame><draw:frame draw:style-name="gr73" draw:text-style-name="P78" svg:width="0.177cm" svg:height="0.449cm" svg:x="0.953cm" svg:y="0.307cm"><draw:text-box><text:p text:style-name="P77"><text:span text:style-name="T216">e</text:span></text:p></draw:text-box></draw:frame><draw:polygon draw:style-name="gr10" draw:text-style-name="P80" svg:width="0.923cm" svg:height="0.017cm" svg:x="0.555cm" svg:y="0.75cm" svg:viewBox="0 0 924 18" draw:points="0,18 924,18 924,0 0,0"><text:p/></draw:polygon><draw:frame draw:style-name="gr74" draw:text-style-name="P78" svg:width="0.315cm" svg:height="0.29cm" svg:x="1.139cm" svg:y="0.22cm"><draw:text-box><text:p text:style-name="P77"><text:span text:style-name="T222">−</text:span></text:p></draw:text-box></draw:frame><draw:frame draw:style-name="gr73" draw:text-style-name="P78" svg:width="0.177cm" svg:height="0.449cm" svg:x="0.847cm" svg:y="0.78cm"><draw:text-box><text:p text:style-name="P77"><text:span text:style-name="T216">k</text:span></text:p></draw:text-box></draw:frame><draw:frame draw:style-name="gr75" draw:text-style-name="P78" svg:width="0.119cm" svg:height="0.481cm" svg:x="1.058cm" svg:y="0.744cm"><draw:text-box><text:p text:style-name="P77"><text:span text:style-name="T218">!</text:span></text:p></draw:text-box></draw:frame><draw:frame draw:style-name="gr76" draw:text-style-name="P78" svg:width="0.228cm" svg:height="0.481cm" svg:x="1.453cm" svg:y="0.48cm"><draw:text-box><text:p text:style-name="P77"><text:span text:style-name="T218">⋅</text:span></text:p></draw:text-box></draw:frame><draw:frame draw:style-name="gr61" draw:text-style-name="P78" svg:width="0.406cm" svg:height="1.301cm" svg:x="1.616cm" svg:y="0cm"><draw:text-box><text:p text:style-name="P77"><text:span text:style-name="T219">{</text:span></text:p></draw:text-box></draw:frame><draw:frame draw:style-name="gr63" draw:text-style-name="P78" svg:width="0.126cm" svg:height="0.481cm" svg:x="1.834cm" svg:y="0.314cm"><draw:text-box><text:p text:style-name="P77"><text:span text:style-name="T218"></text:span></text:p></draw:text-box></draw:frame><draw:frame draw:style-name="gr58" draw:text-style-name="P78" svg:width="0.198cm" svg:height="0.449cm" svg:x="1.96cm" svg:y="0.346cm"><draw:text-box><text:p text:style-name="P77"><text:span text:style-name="T216">q</text:span></text:p></draw:text-box></draw:frame><draw:frame draw:style-name="gr64" draw:text-style-name="P78" svg:width="0.112cm" svg:height="0.481cm" svg:x="2.205cm" svg:y="0.314cm"><draw:text-box><text:p text:style-name="P77"><text:span text:style-name="T218">/</text:span></text:p></draw:text-box></draw:frame><draw:frame draw:style-name="gr58" draw:text-style-name="P78" svg:width="0.198cm" svg:height="0.449cm" svg:x="2.411cm" svg:y="0.346cm"><draw:text-box><text:p text:style-name="P77"><text:span text:style-name="T216">p</text:span></text:p></draw:text-box></draw:frame><draw:frame draw:style-name="gr63" draw:text-style-name="P78" svg:width="0.126cm" svg:height="0.481cm" svg:x="2.625cm" svg:y="0.314cm"><draw:text-box><text:p text:style-name="P77"><text:span text:style-name="T218"></text:span></text:p></draw:text-box></draw:frame><draw:frame draw:style-name="gr77" draw:text-style-name="P78" svg:width="0.077cm" svg:height="0.29cm" svg:x="2.731cm" svg:y="0.25cm"><draw:text-box><text:p text:style-name="P77"><text:span text:style-name="T222"></text:span></text:p></draw:text-box></draw:frame><draw:frame draw:style-name="gr59" draw:text-style-name="P78" svg:width="0.094cm" svg:height="0.272cm" svg:x="2.84cm" svg:y="0.265cm"><draw:text-box><text:p text:style-name="P77"><text:span text:style-name="T217">z</text:span></text:p></draw:text-box></draw:frame><draw:frame draw:style-name="gr69" draw:text-style-name="P78" svg:width="0.19cm" svg:height="0.29cm" svg:x="2.946cm" svg:y="0.25cm"><draw:text-box><text:p text:style-name="P77"><text:span text:style-name="T222">−</text:span></text:p></draw:text-box></draw:frame><draw:frame draw:style-name="gr68" draw:text-style-name="P78" svg:width="0.108cm" svg:height="0.272cm" svg:x="3.154cm" svg:y="0.265cm"><draw:text-box><text:p text:style-name="P77"><text:span text:style-name="T217">k</text:span></text:p></draw:text-box></draw:frame><draw:frame draw:style-name="gr77" draw:text-style-name="P78" svg:width="0.077cm" svg:height="0.29cm" svg:x="3.288cm" svg:y="0.25cm"><draw:text-box><text:p text:style-name="P77"><text:span text:style-name="T222"></text:span></text:p></draw:text-box></draw:frame><draw:frame draw:style-name="gr78" draw:text-style-name="P78" svg:width="0.489cm" svg:height="0.449cm" svg:x="3.711cm" svg:y="0.277cm"><draw:text-box><text:p text:style-name="P77"><text:span text:style-name="T216">if k</text:span></text:p></draw:text-box></draw:frame><draw:frame draw:style-name="gr60" draw:text-style-name="P78" svg:width="0.313cm" svg:height="0.481cm" svg:x="4.269cm" svg:y="0.242cm"><draw:text-box><text:p text:style-name="P77"><text:span text:style-name="T218">≤</text:span></text:p></draw:text-box></draw:frame><draw:frame draw:style-name="gr66" draw:text-style-name="P78" svg:width="0.156cm" svg:height="0.449cm" svg:x="4.636cm" svg:y="0.277cm"><draw:text-box><text:p text:style-name="P77"><text:span text:style-name="T216">z</text:span></text:p></draw:text-box></draw:frame><draw:frame draw:style-name="gr58" draw:text-style-name="P78" svg:width="0.198cm" svg:height="0.449cm" svg:x="2.494cm" svg:y="0.794cm"><draw:text-box><text:p text:style-name="P77"><text:span text:style-name="T220">1</text:span></text:p></draw:text-box></draw:frame><draw:frame draw:style-name="gr78" draw:text-style-name="P78" svg:width="0.489cm" svg:height="0.449cm" svg:x="3.711cm" svg:y="0.75cm"><draw:text-box><text:p text:style-name="P77"><text:span text:style-name="T216">if k</text:span></text:p></draw:text-box></draw:frame><draw:frame draw:style-name="gr60" draw:text-style-name="P78" svg:width="0.313cm" svg:height="0.481cm" svg:x="4.269cm" svg:y="0.714cm"><draw:text-box><text:p text:style-name="P77"><text:span text:style-name="T218"></text:span></text:p></draw:text-box></draw:frame><draw:frame draw:style-name="gr66" draw:text-style-name="P78" svg:width="0.156cm" svg:height="0.449cm" svg:x="4.636cm" svg:y="0.75cm"><draw:text-box><text:p text:style-name="P77"><text:span text:style-name="T216">z</text:span></text:p></draw:text-box></draw:frame><draw:frame draw:style-name="gr61" draw:text-style-name="P78" svg:width="0.406cm" svg:height="1.301cm" svg:x="4.763cm" svg:y="0cm"><draw:text-box><text:p text:style-name="P77"><text:span text:style-name="T219">}</text:span></text:p></draw:text-box></draw:frame></draw:g></text:p>
      <text:p text:style-name="P44">ובארגון מחדש כדי להמנע מהזנב האינסופי של ההתפלגות ...</text:p>
      <text:p text:style-name="P67"/>
      <text:p text:style-name="P73"><draw:g text:anchor-type="as-char" draw:z-index="3" draw:style-name="gr27"><draw:frame draw:style-name="gr58" draw:text-style-name="P78" svg:width="0.198cm" svg:height="0.449cm" svg:x="0cm" svg:y="0.268cm"><draw:text-box><text:p text:style-name="P77"><text:span text:style-name="T220">1</text:span></text:p></draw:text-box></draw:frame><draw:frame draw:style-name="gr60" draw:text-style-name="P78" svg:width="0.313cm" svg:height="0.481cm" svg:x="0.183cm" svg:y="0.236cm"><draw:text-box><text:p text:style-name="P77"><text:span text:style-name="T218">−</text:span></text:p></draw:text-box></draw:frame><draw:frame draw:style-name="gr67" draw:text-style-name="P78" svg:width="0.452cm" svg:height="0.698cm" svg:x="0.501cm" svg:y="0.148cm"><draw:text-box><text:p text:style-name="P77"><text:span text:style-name="T221">∑</text:span></text:p></draw:text-box></draw:frame><draw:frame draw:style-name="gr68" draw:text-style-name="P78" svg:width="0.108cm" svg:height="0.272cm" svg:x="0.529cm" svg:y="0.79cm"><draw:text-box><text:p text:style-name="P77"><text:span text:style-name="T217">k</text:span></text:p></draw:text-box></draw:frame><draw:frame draw:style-name="gr69" draw:text-style-name="P78" svg:width="0.19cm" svg:height="0.29cm" svg:x="0.66cm" svg:y="0.773cm"><draw:text-box><text:p text:style-name="P77"><text:span text:style-name="T222">=</text:span></text:p></draw:text-box></draw:frame><draw:frame draw:style-name="gr70" draw:text-style-name="P78" svg:width="0.121cm" svg:height="0.272cm" svg:x="0.847cm" svg:y="0.79cm"><draw:text-box><text:p text:style-name="P77"><text:span text:style-name="T223">0</text:span></text:p></draw:text-box></draw:frame><draw:frame draw:style-name="gr59" draw:text-style-name="P78" svg:width="0.094cm" svg:height="0.272cm" svg:x="0.693cm" svg:y="0cm"><draw:text-box><text:p text:style-name="P77"><text:span text:style-name="T217">z</text:span></text:p></draw:text-box></draw:frame><draw:frame draw:style-name="gr72" draw:text-style-name="P78" svg:width="0.212cm" svg:height="0.481cm" svg:x="1.076cm" svg:y="0.044cm"><draw:text-box><text:p text:style-name="P77"><text:span text:style-name="T218"></text:span></text:p></draw:text-box></draw:frame><draw:frame draw:style-name="gr68" draw:text-style-name="P78" svg:width="0.108cm" svg:height="0.272cm" svg:x="1.288cm" svg:y="0.044cm"><draw:text-box><text:p text:style-name="P77"><text:span text:style-name="T217">k</text:span></text:p></draw:text-box></draw:frame><draw:frame draw:style-name="gr73" draw:text-style-name="P78" svg:width="0.177cm" svg:height="0.449cm" svg:x="1.475cm" svg:y="0.093cm"><draw:text-box><text:p text:style-name="P77"><text:span text:style-name="T216">e</text:span></text:p></draw:text-box></draw:frame><draw:polygon draw:style-name="gr10" draw:text-style-name="P80" svg:width="0.923cm" svg:height="0.017cm" svg:x="1.052cm" svg:y="0.546cm" svg:viewBox="0 0 924 18" draw:points="0,18 924,18 924,0 0,0"><text:p/></draw:polygon><draw:frame draw:style-name="gr74" draw:text-style-name="P78" svg:width="0.315cm" svg:height="0.29cm" svg:x="1.651cm" svg:y="0.025cm"><draw:text-box><text:p text:style-name="P77"><text:span text:style-name="T222">−</text:span></text:p></draw:text-box></draw:frame><draw:frame draw:style-name="gr73" draw:text-style-name="P78" svg:width="0.177cm" svg:height="0.449cm" svg:x="1.369cm" svg:y="0.594cm"><draw:text-box><text:p text:style-name="P77"><text:span text:style-name="T216">k</text:span></text:p></draw:text-box></draw:frame><draw:frame draw:style-name="gr75" draw:text-style-name="P78" svg:width="0.119cm" svg:height="0.481cm" svg:x="1.577cm" svg:y="0.547cm"><draw:text-box><text:p text:style-name="P77"><text:span text:style-name="T218">!</text:span></text:p></draw:text-box></draw:frame><draw:frame draw:style-name="gr79" draw:text-style-name="P78" svg:width="0.165cm" svg:height="0.638cm" svg:x="2.028cm" svg:y="0.134cm"><draw:text-box><text:p text:style-name="P77"><text:span text:style-name="T224"></text:span></text:p></draw:text-box></draw:frame><draw:frame draw:style-name="gr58" draw:text-style-name="P78" svg:width="0.198cm" svg:height="0.449cm" svg:x="2.155cm" svg:y="0.268cm"><draw:text-box><text:p text:style-name="P77"><text:span text:style-name="T220">1</text:span></text:p></draw:text-box></draw:frame><draw:frame draw:style-name="gr80" draw:text-style-name="P78" svg:width="0.433cm" svg:height="0.481cm" svg:x="2.353cm" svg:y="0.236cm"><draw:text-box><text:p text:style-name="P77"><text:span text:style-name="T218">−</text:span></text:p></draw:text-box></draw:frame><draw:frame draw:style-name="gr58" draw:text-style-name="P78" svg:width="0.198cm" svg:height="0.449cm" svg:x="2.815cm" svg:y="0.268cm"><draw:text-box><text:p text:style-name="P77"><text:span text:style-name="T216">q</text:span></text:p></draw:text-box></draw:frame><draw:frame draw:style-name="gr64" draw:text-style-name="P78" svg:width="0.112cm" svg:height="0.481cm" svg:x="3.037cm" svg:y="0.236cm"><draw:text-box><text:p text:style-name="P77"><text:span text:style-name="T218">/</text:span></text:p></draw:text-box></draw:frame><draw:frame draw:style-name="gr58" draw:text-style-name="P78" svg:width="0.198cm" svg:height="0.449cm" svg:x="3.263cm" svg:y="0.268cm"><draw:text-box><text:p text:style-name="P77"><text:span text:style-name="T216">p</text:span></text:p></draw:text-box></draw:frame><draw:frame draw:style-name="gr63" draw:text-style-name="P78" svg:width="0.126cm" svg:height="0.481cm" svg:x="3.461cm" svg:y="0.236cm"><draw:text-box><text:p text:style-name="P77"><text:span text:style-name="T218"></text:span></text:p></draw:text-box></draw:frame><draw:frame draw:style-name="gr77" draw:text-style-name="P78" svg:width="0.077cm" svg:height="0.29cm" svg:x="3.567cm" svg:y="0.189cm"><draw:text-box><text:p text:style-name="P77"><text:span text:style-name="T222"></text:span></text:p></draw:text-box></draw:frame><draw:frame draw:style-name="gr59" draw:text-style-name="P78" svg:width="0.094cm" svg:height="0.272cm" svg:x="3.672cm" svg:y="0.199cm"><draw:text-box><text:p text:style-name="P77"><text:span text:style-name="T217">z</text:span></text:p></draw:text-box></draw:frame><draw:frame draw:style-name="gr69" draw:text-style-name="P78" svg:width="0.19cm" svg:height="0.29cm" svg:x="3.778cm" svg:y="0.189cm"><draw:text-box><text:p text:style-name="P77"><text:span text:style-name="T222">−</text:span></text:p></draw:text-box></draw:frame><draw:frame draw:style-name="gr68" draw:text-style-name="P78" svg:width="0.108cm" svg:height="0.272cm" svg:x="3.99cm" svg:y="0.199cm"><draw:text-box><text:p text:style-name="P77"><text:span text:style-name="T217">k</text:span></text:p></draw:text-box></draw:frame><draw:frame draw:style-name="gr77" draw:text-style-name="P78" svg:width="0.077cm" svg:height="0.29cm" svg:x="4.12cm" svg:y="0.189cm"><draw:text-box><text:p text:style-name="P77"><text:span text:style-name="T222"></text:span></text:p></draw:text-box></draw:frame><draw:frame draw:style-name="gr79" draw:text-style-name="P78" svg:width="0.165cm" svg:height="0.638cm" svg:x="4.202cm" svg:y="0.134cm"><draw:text-box><text:p text:style-name="P77"><text:span text:style-name="T224"></text:span></text:p></draw:text-box></draw:frame></draw:g></text:p>
      <text:p text:style-name="P65"/>
      <text:p text:style-name="P54"><text:span text:style-name="T101"><text:s/></text:span><text:span text:style-name="T113">ובהמרה לקוד </text:span><text:span text:style-name="T114">C…</text:span></text:p>
      <text:p text:style-name="P54"><text:span text:style-name="T114"/></text:p>
      <text:p text:style-name="P71"><draw:g text:anchor-type="as-char" draw:z-index="2" draw:style-name="gr1"><draw:frame draw:style-name="gr81" draw:text-style-name="P78" svg:width="2.883cm" svg:height="0.322cm" svg:x="0cm" svg:y="0cm"><draw:text-box><text:p text:style-name="P77"><text:span text:style-name="T225">#include &lt;math.h&gt;</text:span></text:p></draw:text-box></draw:frame><draw:frame draw:style-name="gr82" draw:text-style-name="P78" svg:width="8.471cm" svg:height="0.322cm" svg:x="0cm" svg:y="0.321cm"><draw:text-box><text:p text:style-name="P77"><text:span text:style-name="T225">double AttackerSuccessProbability(double q, int z)</text:span></text:p></draw:text-box></draw:frame><draw:frame draw:style-name="gr83" draw:text-style-name="P78" svg:width="0.174cm" svg:height="0.322cm" svg:x="0cm" svg:y="0.639cm"><draw:text-box><text:p text:style-name="P77"><text:span text:style-name="T225">{</text:span></text:p></draw:text-box></draw:frame><draw:frame draw:style-name="gr84" draw:text-style-name="P78" svg:width="3.899cm" svg:height="0.322cm" svg:x="0cm" svg:y="0.96cm"><draw:text-box><text:p text:style-name="P77"><text:span text:style-name="T225"><text:s text:c="4"/></text:span><text:span text:style-name="T225">double p = 1.0 - q;</text:span></text:p></draw:text-box></draw:frame><draw:frame draw:style-name="gr85" draw:text-style-name="P78" svg:width="5.423cm" svg:height="0.322cm" svg:x="0cm" svg:y="1.277cm"><draw:text-box><text:p text:style-name="P77"><text:span text:style-name="T225"><text:s text:c="4"/></text:span><text:span text:style-name="T225">double lambda = z * (q / p);</text:span></text:p></draw:text-box></draw:frame><draw:frame draw:style-name="gr86" draw:text-style-name="P78" svg:width="3.56cm" svg:height="0.322cm" svg:x="0cm" svg:y="1.598cm"><draw:text-box><text:p text:style-name="P77"><text:span text:style-name="T225"><text:s text:c="4"/></text:span><text:span text:style-name="T225">double sum = 1.0;</text:span></text:p></draw:text-box></draw:frame><draw:frame draw:style-name="gr87" draw:text-style-name="P78" svg:width="2.206cm" svg:height="0.322cm" svg:x="0cm" svg:y="1.916cm"><draw:text-box><text:p text:style-name="P77"><text:span text:style-name="T225"><text:s text:c="4"/></text:span><text:span text:style-name="T225">int i, k;</text:span></text:p></draw:text-box></draw:frame><draw:frame draw:style-name="gr88" draw:text-style-name="P78" svg:width="4.746cm" svg:height="0.322cm" svg:x="0cm" svg:y="2.237cm"><draw:text-box><text:p text:style-name="P77"><text:span text:style-name="T225"><text:s text:c="4"/></text:span><text:span text:style-name="T225">for (k = 0; k &lt;= z; k++)</text:span></text:p></draw:text-box></draw:frame><draw:frame draw:style-name="gr89" draw:text-style-name="P78" svg:width="0.851cm" svg:height="0.322cm" svg:x="0cm" svg:y="2.554cm"><draw:text-box><text:p text:style-name="P77"><text:span text:style-name="T225"><text:s text:c="4"/></text:span><text:span text:style-name="T225">{</text:span></text:p></draw:text-box></draw:frame><draw:frame draw:style-name="gr90" draw:text-style-name="P78" svg:width="6.439cm" svg:height="0.322cm" svg:x="0cm" svg:y="2.875cm"><draw:text-box><text:p text:style-name="P77"><text:span text:style-name="T225"><text:s text:c="8"/></text:span><text:span text:style-name="T225">double poisson = exp(-lambda);</text:span></text:p></draw:text-box></draw:frame><draw:frame draw:style-name="gr85" draw:text-style-name="P78" svg:width="5.423cm" svg:height="0.322cm" svg:x="0cm" svg:y="3.193cm"><draw:text-box><text:p text:style-name="P77"><text:span text:style-name="T225"><text:s text:c="8"/></text:span><text:span text:style-name="T225">for (i = 1; i &lt;= k; i++)</text:span></text:p></draw:text-box></draw:frame><draw:frame draw:style-name="gr91" draw:text-style-name="P78" svg:width="5.762cm" svg:height="0.322cm" svg:x="0cm" svg:y="3.514cm"><draw:text-box><text:p text:style-name="P77"><text:span text:style-name="T225"><text:s text:c="12"/></text:span><text:span text:style-name="T225">poisson *= lambda / i;</text:span></text:p></draw:text-box></draw:frame><draw:frame draw:style-name="gr92" draw:text-style-name="P78" svg:width="8.302cm" svg:height="0.322cm" svg:x="0cm" svg:y="3.831cm"><draw:text-box><text:p text:style-name="P77"><text:span text:style-name="T225"><text:s text:c="8"/></text:span><text:span text:style-name="T225">sum -= poisson * (1 - pow(q / p, z - k));</text:span></text:p></draw:text-box></draw:frame><draw:frame draw:style-name="gr89" draw:text-style-name="P78" svg:width="0.851cm" svg:height="0.322cm" svg:x="0cm" svg:y="4.152cm"><draw:text-box><text:p text:style-name="P77"><text:span text:style-name="T225"><text:s text:c="4"/></text:span><text:span text:style-name="T225">}</text:span></text:p></draw:text-box></draw:frame><draw:frame draw:style-name="gr93" draw:text-style-name="P78" svg:width="2.544cm" svg:height="0.322cm" svg:x="0cm" svg:y="4.47cm"><draw:text-box><text:p text:style-name="P77"><text:span text:style-name="T225"><text:s text:c="4"/></text:span><text:span text:style-name="T225">return sum;</text:span></text:p></draw:text-box></draw:frame><draw:frame draw:style-name="gr83" draw:text-style-name="P78" svg:width="0.174cm" svg:height="0.322cm" svg:x="0cm" svg:y="4.791cm"><draw:text-box><text:p text:style-name="P77"><text:span text:style-name="T225">}</text:span></text:p></draw:text-box></draw:frame></draw:g></text:p>
      <text:p text:style-name="Standard"><text:span text:style-name="T21"/></text:p>
      <text:p text:style-name="P67"/>
      <text:p text:style-name="P44"/>
      <text:p text:style-name="P44"/>
      <text:p text:style-name="P70">בהרצה של כמה מהתוצאות, ניתן לראות שההסתברות צונחת בקצב <text:span text:style-name="T60">אקספוננ</text:span><text:span text:style-name="T65">צ</text:span><text:span text:style-name="T60">יאלי</text:span> עם z. </text:p>
      <text:p text:style-name="P67"/>
      <text:p text:style-name="P73"><draw:g text:anchor-type="as-char" draw:z-index="1" draw:style-name="gr1"><draw:frame draw:style-name="gr89" draw:text-style-name="P78" svg:width="0.851cm" svg:height="0.322cm" svg:x="0cm" svg:y="0cm"><draw:text-box><text:p text:style-name="P77"><text:span text:style-name="T225">q=0.1</text:span></text:p></draw:text-box></draw:frame><draw:frame draw:style-name="gr94" draw:text-style-name="P78" svg:width="3.052cm" svg:height="0.322cm" svg:x="0cm" svg:y="0.318cm"><draw:text-box><text:p text:style-name="P77"><text:span text:style-name="T225">z=0 <text:s text:c="3"/>P=1.0000000</text:span></text:p></draw:text-box></draw:frame><draw:frame draw:style-name="gr94" draw:text-style-name="P78" svg:width="3.052cm" svg:height="0.322cm" svg:x="0cm" svg:y="0.639cm"><draw:text-box><text:p text:style-name="P77"><text:span text:style-name="T225">z=1 <text:s text:c="3"/>P=0.2045873</text:span></text:p></draw:text-box></draw:frame><draw:frame draw:style-name="gr94" draw:text-style-name="P78" svg:width="3.052cm" svg:height="0.322cm" svg:x="0cm" svg:y="0.956cm"><draw:text-box><text:p text:style-name="P77"><text:span text:style-name="T225">z=2 <text:s text:c="3"/>P=0.0509779</text:span></text:p></draw:text-box></draw:frame><draw:frame draw:style-name="gr94" draw:text-style-name="P78" svg:width="3.052cm" svg:height="0.322cm" svg:x="0cm" svg:y="1.277cm"><draw:text-box><text:p text:style-name="P77"><text:span text:style-name="T225">z=3 <text:s text:c="3"/>P=0.0131722</text:span></text:p></draw:text-box></draw:frame><draw:frame draw:style-name="gr94" draw:text-style-name="P78" svg:width="3.052cm" svg:height="0.322cm" svg:x="0cm" svg:y="1.595cm"><draw:text-box><text:p text:style-name="P77"><text:span text:style-name="T225">z=4 <text:s text:c="3"/>P=0.0034552</text:span></text:p></draw:text-box></draw:frame><draw:frame draw:style-name="gr94" draw:text-style-name="P78" svg:width="3.052cm" svg:height="0.322cm" svg:x="0cm" svg:y="1.916cm"><draw:text-box><text:p text:style-name="P77"><text:span text:style-name="T225">z=5 <text:s text:c="3"/>P=0.0009137</text:span></text:p></draw:text-box></draw:frame><draw:frame draw:style-name="gr94" draw:text-style-name="P78" svg:width="3.052cm" svg:height="0.322cm" svg:x="0cm" svg:y="2.233cm"><draw:text-box><text:p text:style-name="P77"><text:span text:style-name="T225">z=6 <text:s text:c="3"/>P=0.0002428</text:span></text:p></draw:text-box></draw:frame><draw:frame draw:style-name="gr94" draw:text-style-name="P78" svg:width="3.052cm" svg:height="0.322cm" svg:x="0cm" svg:y="2.554cm"><draw:text-box><text:p text:style-name="P77"><text:span text:style-name="T225">z=7 <text:s text:c="3"/>P=0.0000647</text:span></text:p></draw:text-box></draw:frame><draw:frame draw:style-name="gr94" draw:text-style-name="P78" svg:width="3.052cm" svg:height="0.322cm" svg:x="0cm" svg:y="2.872cm"><draw:text-box><text:p text:style-name="P77"><text:span text:style-name="T225">z=8 <text:s text:c="3"/>P=0.0000173</text:span></text:p></draw:text-box></draw:frame><draw:frame draw:style-name="gr94" draw:text-style-name="P78" svg:width="3.052cm" svg:height="0.322cm" svg:x="0cm" svg:y="3.193cm"><draw:text-box><text:p text:style-name="P77"><text:span text:style-name="T225">z=9 <text:s text:c="3"/>P=0.0000046</text:span></text:p></draw:text-box></draw:frame><draw:frame draw:style-name="gr94" draw:text-style-name="P78" svg:width="3.052cm" svg:height="0.322cm" svg:x="0cm" svg:y="3.51cm"><draw:text-box><text:p text:style-name="P77"><text:span text:style-name="T225">z=10 <text:s text:c="2"/>P=0.0000012</text:span></text:p></draw:text-box></draw:frame><draw:frame draw:style-name="gr89" draw:text-style-name="P78" svg:width="0.851cm" svg:height="0.322cm" svg:x="0cm" svg:y="4.187cm"><draw:text-box><text:p text:style-name="P77"><text:span text:style-name="T225">q=0.3</text:span></text:p></draw:text-box></draw:frame><draw:frame draw:style-name="gr94" draw:text-style-name="P78" svg:width="3.052cm" svg:height="0.322cm" svg:x="0cm" svg:y="4.505cm"><draw:text-box><text:p text:style-name="P77"><text:span text:style-name="T225">z=0 <text:s text:c="3"/>P=1.0000000</text:span></text:p></draw:text-box></draw:frame><draw:frame draw:style-name="gr94" draw:text-style-name="P78" svg:width="3.052cm" svg:height="0.322cm" svg:x="0cm" svg:y="4.826cm"><draw:text-box><text:p text:style-name="P77"><text:span text:style-name="T225">z=5 <text:s text:c="3"/>P=0.1773523</text:span></text:p></draw:text-box></draw:frame><draw:frame draw:style-name="gr94" draw:text-style-name="P78" svg:width="3.052cm" svg:height="0.322cm" svg:x="0cm" svg:y="5.144cm"><draw:text-box><text:p text:style-name="P77"><text:span text:style-name="T225">z=10 <text:s text:c="2"/>P=0.0416605</text:span></text:p></draw:text-box></draw:frame><draw:frame draw:style-name="gr94" draw:text-style-name="P78" svg:width="3.052cm" svg:height="0.322cm" svg:x="0cm" svg:y="5.465cm"><draw:text-box><text:p text:style-name="P77"><text:span text:style-name="T225">z=15 <text:s text:c="2"/>P=0.0101008</text:span></text:p></draw:text-box></draw:frame><draw:frame draw:style-name="gr94" draw:text-style-name="P78" svg:width="3.052cm" svg:height="0.322cm" svg:x="0cm" svg:y="5.782cm"><draw:text-box><text:p text:style-name="P77"><text:span text:style-name="T225">z=20 <text:s text:c="2"/>P=0.0024804</text:span></text:p></draw:text-box></draw:frame><draw:frame draw:style-name="gr94" draw:text-style-name="P78" svg:width="3.052cm" svg:height="0.322cm" svg:x="0cm" svg:y="6.103cm"><draw:text-box><text:p text:style-name="P77"><text:span text:style-name="T225">z=25 <text:s text:c="2"/>P=0.0006132</text:span></text:p></draw:text-box></draw:frame><draw:frame draw:style-name="gr94" draw:text-style-name="P78" svg:width="3.052cm" svg:height="0.322cm" svg:x="0cm" svg:y="6.421cm"><draw:text-box><text:p text:style-name="P77"><text:span text:style-name="T225">z=30 <text:s text:c="2"/>P=0.0001522</text:span></text:p></draw:text-box></draw:frame><draw:frame draw:style-name="gr94" draw:text-style-name="P78" svg:width="3.052cm" svg:height="0.322cm" svg:x="0cm" svg:y="6.742cm"><draw:text-box><text:p text:style-name="P77"><text:span text:style-name="T225">z=35 <text:s text:c="2"/>P=0.0000379</text:span></text:p></draw:text-box></draw:frame><draw:frame draw:style-name="gr94" draw:text-style-name="P78" svg:width="3.052cm" svg:height="0.322cm" svg:x="0cm" svg:y="7.059cm"><draw:text-box><text:p text:style-name="P77"><text:span text:style-name="T225">z=40 <text:s text:c="2"/>P=0.0000095</text:span></text:p></draw:text-box></draw:frame><draw:frame draw:style-name="gr94" draw:text-style-name="P78" svg:width="3.052cm" svg:height="0.322cm" svg:x="0cm" svg:y="7.38cm"><draw:text-box><text:p text:style-name="P77"><text:span text:style-name="T225">z=45 <text:s text:c="2"/>P=0.0000024</text:span></text:p></draw:text-box></draw:frame><draw:frame draw:style-name="gr94" draw:text-style-name="P78" svg:width="3.052cm" svg:height="0.322cm" svg:x="0cm" svg:y="7.698cm"><draw:text-box><text:p text:style-name="P77"><text:span text:style-name="T225">z=50 <text:s text:c="2"/>P=0.0000006</text:span></text:p></draw:text-box></draw:frame></draw:g></text:p>
      <text:p text:style-name="P67"/>
      <text:p text:style-name="P44">פותרים עבור P הקטן מ 0.1%... </text:p>
      <text:p text:style-name="P67"/>
      <text:p text:style-name="P73"><draw:g text:anchor-type="as-char" draw:z-index="0" draw:style-name="gr1"><draw:frame draw:style-name="gr95" draw:text-style-name="P78" svg:width="1.528cm" svg:height="0.322cm" svg:x="0cm" svg:y="0cm"><draw:text-box><text:p text:style-name="P77"><text:span text:style-name="T225">P &lt; 0.001</text:span></text:p></draw:text-box></draw:frame><draw:frame draw:style-name="gr96" draw:text-style-name="P78" svg:width="2.036cm" svg:height="0.322cm" svg:x="0cm" svg:y="0.321cm"><draw:text-box><text:p text:style-name="P77"><text:span text:style-name="T225">q=0.10 <text:s text:c="2"/>z=5</text:span></text:p></draw:text-box></draw:frame><draw:frame draw:style-name="gr96" draw:text-style-name="P78" svg:width="2.036cm" svg:height="0.322cm" svg:x="0cm" svg:y="0.639cm"><draw:text-box><text:p text:style-name="P77"><text:span text:style-name="T225">q=0.15 <text:s text:c="2"/>z=8</text:span></text:p></draw:text-box></draw:frame><draw:frame draw:style-name="gr87" draw:text-style-name="P78" svg:width="2.206cm" svg:height="0.322cm" svg:x="0cm" svg:y="0.96cm"><draw:text-box><text:p text:style-name="P77"><text:span text:style-name="T225">q=0.20 <text:s text:c="2"/>z=11</text:span></text:p></draw:text-box></draw:frame><draw:frame draw:style-name="gr87" draw:text-style-name="P78" svg:width="2.206cm" svg:height="0.322cm" svg:x="0cm" svg:y="1.277cm"><draw:text-box><text:p text:style-name="P77"><text:span text:style-name="T225">q=0.25 <text:s text:c="2"/>z=15</text:span></text:p></draw:text-box></draw:frame><draw:frame draw:style-name="gr87" draw:text-style-name="P78" svg:width="2.206cm" svg:height="0.322cm" svg:x="0cm" svg:y="1.598cm"><draw:text-box><text:p text:style-name="P77"><text:span text:style-name="T225">q=0.30 <text:s text:c="2"/>z=24</text:span></text:p></draw:text-box></draw:frame><draw:frame draw:style-name="gr87" draw:text-style-name="P78" svg:width="2.206cm" svg:height="0.322cm" svg:x="0cm" svg:y="1.916cm"><draw:text-box><text:p text:style-name="P77"><text:span text:style-name="T225">q=0.35 <text:s text:c="2"/>z=41</text:span></text:p></draw:text-box></draw:frame><draw:frame draw:style-name="gr87" draw:text-style-name="P78" svg:width="2.206cm" svg:height="0.322cm" svg:x="0cm" svg:y="2.237cm"><draw:text-box><text:p text:style-name="P77"><text:span text:style-name="T225">q=0.40 <text:s text:c="2"/>z=89</text:span></text:p></draw:text-box></draw:frame><draw:frame draw:style-name="gr97" draw:text-style-name="P78" svg:width="2.375cm" svg:height="0.322cm" svg:x="0cm" svg:y="2.554cm"><draw:text-box><text:p text:style-name="P77"><text:span text:style-name="T225">q=0.45 <text:s text:c="2"/>z=340</text:span></text:p></draw:text-box></draw:frame></draw:g></text:p>
      <text:h text:style-name="P13" text:outline-level="2">12. <text:s text:c="3"/>סיכום</text:h>
      <text:p text:style-name="P52"><text:span text:style-name="T136">הצענו מערכת לעסקות אלקטרוניות ללא השענות על נאמן צד ג'. פתחנו עם המסגרת הרגילה של מטבעות הנוצרים מחתימות דיגיטליות, אשר מספקות בקרה חזקה על הבעלות, אך </text:span><text:span text:style-name="T168">אינ</text:span><text:span text:style-name="T169">ה</text:span><text:span text:style-name="T136"> </text:span><text:span text:style-name="T169">שלמה </text:span><text:span text:style-name="T136">ללא פתרון לבעית ההוצאה הכפולה. כדי לפתור זאת, הצענו רשת </text:span><text:span text:style-name="T170">עמית לעמית </text:span><text:span text:style-name="T136">ישירה המשתמשת בהוכחת עבודה כדי לתעד ציבורית את היסטורית העסקות אשר די מהר גורמת לאי כדאיות חישובית </text:span><text:span text:style-name="T168">ל</text:span><text:span text:style-name="T171">תוקף </text:span><text:span text:style-name="T136">שמנסה לבצע שינוי </text:span><text:span text:style-name="T171">ב</text:span><text:span text:style-name="T172">מצב בו</text:span><text:span text:style-name="T171"> ל</text:span><text:span text:style-name="T136">שרשרת הוגנת יש רוב </text:span><text:span text:style-name="T171">של </text:span><text:span text:style-name="T136">כח המיחשוב. הרשת הנה איתנה </text:span><text:span text:style-name="T173">מתוך ה</text:span><text:span text:style-name="T136">פשטות </text:span><text:span text:style-name="T168">ה</text:span><text:span text:style-name="T170">בלתי </text:span><text:span text:style-name="T168">מובנ</text:span><text:span text:style-name="T170">ית</text:span><text:span text:style-name="T136"> שלה. צמתות עובדות במקביל עם </text:span><text:span text:style-name="T168">צ</text:span><text:span text:style-name="T173">ורך </text:span><text:span text:style-name="T136">מועט של תיאום. הן אינן זקוקות להזדהות כיון שמסרים אינם מנותבים ליעד ספציפי, </text:span><text:span text:style-name="T168">א</text:span><text:span text:style-name="T173">לא </text:span><text:span text:style-name="T136">רק צריכים להשלח על בסיס המאמץ הגדול ביותר. צמתות יכולות להתנתק או להתחבר לרשת כרצונן, ומקבלות את הוכחת העבודה של שרשרת כהוכחה למה שקרה בעת העדרן. הן מצביעות </text:span><text:span text:style-name="T168">על פי</text:span><text:span text:style-name="T136"> כח המיחשוב שלהן ומביעות את אישורן לבלוקים מאומתים ע"י כך </text:span><text:span text:style-name="T168">שפועל</text:span><text:span text:style-name="T172">ות</text:span><text:span text:style-name="T136"> לבנות את הבלוק הבא מעליהם ולמנוע בלוקים לא תקניים ע"י סירוב לעבוד עליהם. כלל</text:span><text:span text:style-name="T173">ים </text:span><text:span text:style-name="T136">נדרש</text:span><text:span text:style-name="T173">ים כלשהם </text:span><text:span text:style-name="T136">ותמריצים יכולים להיות מוכתבים במסגרת מבנה הקונצנזוס הזה. <text:s/></text:span></text:p>
      <text:h text:style-name="P14" text:outline-level="2"/>
      <text:h text:style-name="P15" text:outline-level="2">הפניות</text:h>
      <text:list xml:id="list3549041038" text:style-name="Numbering_20_2">
        <text:list-item>
          <text:p text:style-name="P38">W. Dai, "b-money," http://www.weidai.com/bmoney.txt, 1998. </text:p>
        </text:list-item>
        <text:list-item>
          <text:p text:style-name="P40"><text:span text:style-name="T186">H. Massias, X.S. Avila, and J.-J. Quisquater, "Design of a secure timestamping service with minimal trust requirements," In </text:span><text:span text:style-name="T184">20th Symposium on Information Theory in the Benelux</text:span><text:span text:style-name="T186">, May 1999. </text:span></text:p>
        </text:list-item>
        <text:list-item>
          <text:p text:style-name="P40"><text:span text:style-name="T186">S. Haber, W.S. Stornetta, "How to time-stamp a digital document," In </text:span><text:span text:style-name="T184">Journal of Cryptology</text:span><text:span text:style-name="T186">, vol 3, no 2, pages 99-111, 1991. </text:span></text:p>
        </text:list-item>
        <text:list-item>
          <text:p text:style-name="P40"><text:span text:style-name="T186">D. Bayer, S. Haber, W.S. Stornetta, "Improving the efficiency and reliability of digital time-stamping," </text:span><text:span text:style-name="T184">In Sequences II: Methods in Communication, Security and Computer Science</text:span><text:span text:style-name="T186">, pages 329-334, 1993. </text:span></text:p>
        </text:list-item>
        <text:list-item>
          <text:p text:style-name="P40"><text:span text:style-name="T186">S. Haber, W.S. Stornetta, "Secure names for bit-strings," In </text:span><text:span text:style-name="T184">Proceedings of the 4th ACM Conference on Computer and Communications Security</text:span><text:span text:style-name="T186">, pages 28-35, April 1997. </text:span></text:p>
        </text:list-item>
        <text:list-item>
          <text:p text:style-name="P39">A. Back, "Hashcash - a denial of service counter-measure," <text:line-break/>http://www.hashcash.org/papers/hashcash.pdf, 2002. </text:p>
        </text:list-item>
        <text:list-item>
          <text:p text:style-name="P40"><text:span text:style-name="T186"><text:s/>R.C. Merkle, "Protocols for public key cryptosystems," In Proc. </text:span><text:span text:style-name="T184">1980 Symposium on Security and Privacy</text:span><text:span text:style-name="T186">, IEEE Computer Society, pages 122-133, April 1980. </text:span></text:p>
        </text:list-item>
        <text:list-item>
          <text:p text:style-name="P39">W. Feller, "An introduction to probability theory and its applications," 195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Consolas" svg:font-family="Consolas" style:font-family-generic="roman" style:font-pitch="variable"/>
    <style:font-face style:name="Courier New (Hebrew)" svg:font-family="'Courier New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0" svg:font-family="0" style:font-family-generic="system" style:font-pitch="variable"/>
    <style:font-face style:name="Arial3" svg:font-family="Arial"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orphans="2" fo:widows="2"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he" style:country-complex="IL"/>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0" style:font-family-complex="0" style:font-family-generic-complex="system" style:font-pitch-complex="variable" style:font-size-complex="10.5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fo:text-align="end">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x </meta:initial-creator>
    <meta:creation-date>2014-01-29T00:30:31</meta:creation-date>
    <dc:date>2019-11-07T17:03:49.583000000</dc:date>
    <meta:editing-duration>PT14H4M42S</meta:editing-duration>
    <meta:editing-cycles>139</meta:editing-cycles>
    <meta:generator>LibreOffice/6.3.3.2$Windows_X86_64 LibreOffice_project/a64200df03143b798afd1ec74a12ab50359878ed</meta:generator>
    <meta:document-statistic meta:table-count="0" meta:image-count="0" meta:object-count="0" meta:page-count="9" meta:paragraph-count="92" meta:word-count="2642" meta:character-count="15016" meta:non-whitespace-character-count="12347"/>
  </office:meta>
</office:document-meta>
</file>